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Ubuntu" svg:font-family="Ubuntu"/>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94976b" officeooo:paragraph-rsid="0094976b"/>
    </style:style>
    <style:style style:name="P2" style:family="paragraph" style:parent-style-name="Footnote">
      <style:text-properties officeooo:rsid="0094976b" officeooo:paragraph-rsid="00b8fa05"/>
    </style:style>
    <style:style style:name="P3" style:family="paragraph" style:parent-style-name="Footnote">
      <style:text-properties officeooo:rsid="0094976b" officeooo:paragraph-rsid="01386236"/>
    </style:style>
    <style:style style:name="P4" style:family="paragraph" style:parent-style-name="Footnote">
      <style:text-properties officeooo:rsid="00b6fb32" officeooo:paragraph-rsid="00b6fb32"/>
    </style:style>
    <style:style style:name="P5" style:family="paragraph" style:parent-style-name="Footnote">
      <style:text-properties officeooo:rsid="00bd3ca8" officeooo:paragraph-rsid="00bd3ca8"/>
    </style:style>
    <style:style style:name="P6" style:family="paragraph" style:parent-style-name="Footnote">
      <style:text-properties officeooo:rsid="013cf299" officeooo:paragraph-rsid="013cf299"/>
    </style:style>
    <style:style style:name="P7" style:family="paragraph" style:parent-style-name="Footnote">
      <style:text-properties officeooo:rsid="019d2a20" officeooo:paragraph-rsid="019d2a20"/>
    </style:style>
    <style:style style:name="P8"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fo:color="#0000a8" style:font-name="Liberation Serif" fo:font-size="12pt" officeooo:rsid="0068e53d" officeooo:paragraph-rsid="0069a0e6" style:font-size-asian="12pt" style:font-size-complex="12pt"/>
    </style:style>
    <style:style style:name="P9"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fo:color="#0000a8" style:font-name="Liberation Serif" fo:font-size="12pt" officeooo:rsid="0068e53d" officeooo:paragraph-rsid="00c5d628" style:font-size-asian="12pt" style:font-size-complex="12pt"/>
    </style:style>
    <style:style style:name="P10"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fo:color="#0000a8" style:font-name="Liberation Serif" fo:font-size="12pt" officeooo:rsid="0068e53d" officeooo:paragraph-rsid="01e9bfeb" style:font-size-asian="12pt" style:font-size-complex="12pt"/>
    </style:style>
    <style:style style:name="P11"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fo:color="#ff7f00" style:font-name="Liberation Serif" fo:font-size="12pt" officeooo:rsid="00131835" officeooo:paragraph-rsid="0069a0e6" style:font-size-asian="12pt" style:font-size-complex="12pt"/>
    </style:style>
    <style:style style:name="P12"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fo:color="#ff7f00" style:font-name="Liberation Serif" fo:font-size="12pt" officeooo:rsid="00131835" officeooo:paragraph-rsid="018b1125" style:font-size-asian="12pt" style:font-size-complex="12pt"/>
    </style:style>
    <style:style style:name="P13"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fo:color="#ff7f00" style:font-name="Liberation Serif" fo:font-size="12pt" officeooo:rsid="00131835" officeooo:paragraph-rsid="01c83078" style:font-size-asian="12pt" style:font-size-complex="12pt"/>
    </style:style>
    <style:style style:name="P14"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fo:color="#ff7f00" style:font-name="Liberation Serif" fo:font-size="10pt" officeooo:rsid="00131835" officeooo:paragraph-rsid="009733ef" style:font-size-asian="10pt" style:font-size-complex="10pt"/>
    </style:style>
    <style:style style:name="P15"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style:font-name="Liberation Serif" fo:font-size="12pt" officeooo:rsid="00131835" officeooo:paragraph-rsid="0069a0e6" style:font-size-asian="12pt" style:font-size-complex="12pt"/>
    </style:style>
    <style:style style:name="P16"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style:font-name="Liberation Serif" fo:font-size="12pt" officeooo:rsid="00131835" officeooo:paragraph-rsid="00c5d628" style:font-size-asian="12pt" style:font-size-complex="12pt"/>
    </style:style>
    <style:style style:name="P17"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style:font-name="Liberation Serif" fo:font-size="12pt" officeooo:rsid="00131835" officeooo:paragraph-rsid="01e9bfeb" style:font-size-asian="12pt" style:font-size-complex="12pt"/>
    </style:style>
    <style:style style:name="P18" style:family="paragraph" style:parent-style-name="Text_20_body">
      <style:paragraph-properties fo:margin-left="0cm" fo:margin-right="0cm" fo:margin-top="0cm" fo:margin-bottom="0cm" loext:contextual-spacing="false" fo:line-height="120%" fo:text-indent="0cm" style:auto-text-indent="false" fo:padding="0.049cm" fo:border="0.06pt solid #000000" style:shadow="#808080 0.18cm -0.18cm" style:writing-mode="page"/>
      <style:text-properties style:font-name="Liberation Serif" fo:font-size="10pt" officeooo:rsid="00131835" officeooo:paragraph-rsid="009733ef" style:font-size-asian="10pt" style:font-size-complex="10pt"/>
    </style:style>
    <style:style style:name="P19" style:family="paragraph" style:parent-style-name="Standard">
      <style:paragraph-properties fo:margin-left="0cm" fo:margin-right="0cm" fo:margin-top="0cm" fo:margin-bottom="0cm" loext:contextual-spacing="false" fo:line-height="120%" fo:text-align="justify" style:justify-single-word="false" fo:text-indent="0cm" style:auto-text-indent="false" fo:padding="0.049cm" fo:border="0.06pt solid #000000" style:shadow="#808080 0.18cm -0.18cm" style:writing-mode="page"/>
      <style:text-properties style:font-name="Liberation Serif" fo:font-size="12pt" fo:font-weight="normal" officeooo:rsid="000a6ec8" officeooo:paragraph-rsid="007a5964" style:font-size-asian="12pt" style:font-weight-asian="normal" style:font-size-complex="12pt" style:font-weight-complex="normal"/>
    </style:style>
    <style:style style:name="P20" style:family="paragraph" style:parent-style-name="Standard">
      <style:paragraph-properties fo:margin-left="0cm" fo:margin-right="0cm" fo:margin-top="0cm" fo:margin-bottom="0cm" loext:contextual-spacing="false" fo:line-height="120%" fo:text-align="justify" style:justify-single-word="false" fo:text-indent="0cm" style:auto-text-indent="false" fo:padding="0.049cm" fo:border="0.06pt solid #000000" style:shadow="#808080 0.18cm -0.18cm" style:writing-mode="page"/>
      <style:text-properties style:font-name="Liberation Serif" fo:font-size="12pt" fo:font-weight="normal" officeooo:rsid="000a6ec8" officeooo:paragraph-rsid="00c5d628" style:font-size-asian="12pt" style:font-weight-asian="normal" style:font-size-complex="12pt" style:font-weight-complex="normal"/>
    </style:style>
    <style:style style:name="P21" style:family="paragraph" style:parent-style-name="Standard">
      <style:paragraph-properties fo:margin-left="0cm" fo:margin-right="0cm" fo:margin-top="0cm" fo:margin-bottom="0cm" loext:contextual-spacing="false" fo:line-height="120%" fo:text-align="justify" style:justify-single-word="false" fo:text-indent="0cm" style:auto-text-indent="false" fo:padding="0.049cm" fo:border="0.06pt solid #000000" style:shadow="#808080 0.18cm -0.18cm" style:writing-mode="page"/>
      <style:text-properties style:font-name="Liberation Serif" fo:font-size="12pt" fo:font-weight="normal" officeooo:rsid="000a6ec8" officeooo:paragraph-rsid="01e9bfeb" style:font-size-asian="12pt" style:font-weight-asian="normal" style:font-size-complex="12pt" style:font-weight-complex="normal"/>
    </style:style>
    <style:style style:name="P22" style:family="paragraph" style:parent-style-name="Standard">
      <style:paragraph-properties fo:margin-left="0cm" fo:margin-right="0cm" fo:margin-top="0cm" fo:margin-bottom="0cm" loext:contextual-spacing="false" fo:line-height="120%" fo:text-align="justify" style:justify-single-word="false" fo:text-indent="0cm" style:auto-text-indent="false" fo:padding="0.049cm" fo:border="0.06pt solid #000000" style:shadow="#808080 0.18cm -0.18cm" style:writing-mode="page"/>
      <style:text-properties style:font-name="Liberation Serif" fo:font-size="10pt" fo:font-weight="normal" officeooo:rsid="000a6ec8" officeooo:paragraph-rsid="009d9189" style:font-size-asian="10pt" style:font-weight-asian="normal" style:font-size-complex="10pt" style:font-weight-complex="normal"/>
    </style:style>
    <style:style style:name="P23" style:family="paragraph" style:parent-style-name="Standard">
      <style:paragraph-properties fo:text-align="center" style:justify-single-word="false" fo:padding="0.049cm" fo:border="0.06pt solid #000000" style:shadow="#808080 0.18cm -0.18cm" style:writing-mode="page"/>
      <style:text-properties style:font-name="Liberation Serif" fo:font-size="12pt" officeooo:paragraph-rsid="0069a0e6" style:font-size-asian="12pt" style:font-size-complex="12pt"/>
    </style:style>
    <style:style style:name="P24" style:family="paragraph" style:parent-style-name="Standard">
      <style:paragraph-properties fo:text-align="center" style:justify-single-word="false" fo:padding="0.049cm" fo:border="0.06pt solid #000000" style:shadow="#808080 0.18cm -0.18cm" style:writing-mode="page"/>
      <style:text-properties style:font-name="Liberation Serif" fo:font-size="12pt" officeooo:paragraph-rsid="00c5d628" style:font-size-asian="12pt" style:font-size-complex="12pt"/>
    </style:style>
    <style:style style:name="P25" style:family="paragraph" style:parent-style-name="Standard">
      <style:paragraph-properties fo:text-align="center" style:justify-single-word="false" fo:padding="0.049cm" fo:border="0.06pt solid #000000" style:shadow="#808080 0.18cm -0.18cm" style:writing-mode="page"/>
      <style:text-properties style:font-name="Liberation Serif" fo:font-size="12pt" officeooo:paragraph-rsid="01e9bfeb" style:font-size-asian="12pt" style:font-size-complex="12pt"/>
    </style:style>
    <style:style style:name="P26" style:family="paragraph" style:parent-style-name="Standard">
      <style:paragraph-properties fo:text-align="center" style:justify-single-word="false" fo:padding="0.049cm" fo:border="0.06pt solid #000000" style:shadow="#808080 0.18cm -0.18cm" style:writing-mode="page"/>
      <style:text-properties style:font-name="Liberation Serif" fo:font-size="12pt" fo:font-style="italic" fo:font-weight="bold" officeooo:rsid="0069a0e6" officeooo:paragraph-rsid="0069a0e6" style:font-size-asian="12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fo:padding="0.049cm" fo:border="0.06pt solid #000000" style:shadow="#808080 0.18cm -0.18cm" style:writing-mode="page"/>
      <style:text-properties style:font-name="Liberation Serif" fo:font-size="12pt" fo:font-style="italic" fo:font-weight="bold" officeooo:rsid="0069a0e6" officeooo:paragraph-rsid="00c5d628" style:font-size-asian="12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fo:padding="0.049cm" fo:border="0.06pt solid #000000" style:shadow="#808080 0.18cm -0.18cm" style:writing-mode="page"/>
      <style:text-properties style:font-name="Liberation Serif" fo:font-size="12pt" fo:font-style="italic" fo:font-weight="bold" officeooo:rsid="0069a0e6" officeooo:paragraph-rsid="01e9bfeb" style:font-size-asian="12pt" style:font-style-asian="italic" style:font-weight-asian="bold" style:font-size-complex="12pt" style:font-style-complex="italic" style:font-weight-complex="bold"/>
    </style:style>
    <style:style style:name="P29" style:family="paragraph" style:parent-style-name="Standard">
      <style:paragraph-properties fo:text-align="center" style:justify-single-word="false" fo:padding="0.049cm" fo:border="0.06pt solid #000000" style:shadow="#808080 0.18cm -0.18cm" style:writing-mode="page"/>
      <style:text-properties style:font-name="Liberation Serif" fo:font-size="10pt" officeooo:paragraph-rsid="009733ef" style:font-size-asian="10pt" style:font-size-complex="10pt"/>
    </style:style>
    <style:style style:name="P30" style:family="paragraph" style:parent-style-name="Standard">
      <style:paragraph-properties fo:line-height="115%" fo:text-align="justify" style:justify-single-word="false" style:shadow="none"/>
      <style:text-properties style:use-window-font-color="true" style:text-position="0% 100%" style:font-name="Liberation Serif" fo:font-size="10pt" fo:font-style="normal" fo:font-weight="normal" officeooo:rsid="017c10ca" officeooo:paragraph-rsid="01c5d3ee" style:font-name-asian="Liberation Serif1" style:font-size-asian="10pt" style:font-style-asian="normal" style:font-weight-asian="normal" style:font-name-complex="Liberation Serif1" style:font-size-complex="10pt" style:font-style-complex="normal" style:font-weight-complex="normal" loext:shadow="none"/>
    </style:style>
    <style:style style:name="P31" style:family="paragraph" style:parent-style-name="Standard">
      <style:paragraph-properties fo:line-height="200%" fo:text-align="center" style:justify-single-word="false" style:shadow="none"/>
      <style:text-properties style:font-name="Liberation Serif" officeooo:paragraph-rsid="0059a4fb"/>
    </style:style>
    <style:style style:name="P32" style:family="paragraph" style:parent-style-name="Standard">
      <style:paragraph-properties fo:line-height="200%" fo:text-align="justify" style:justify-single-word="false" style:shadow="none"/>
      <style:text-properties style:font-name="Liberation Serif" fo:font-size="16pt" fo:font-weight="normal" officeooo:rsid="0007a7fe" officeooo:paragraph-rsid="003eaa48" style:font-size-asian="16pt" style:font-weight-asian="normal" style:font-size-complex="16pt" style:font-weight-complex="normal"/>
    </style:style>
    <style:style style:name="P33" style:family="paragraph" style:parent-style-name="Standard">
      <style:paragraph-properties fo:line-height="200%" fo:text-align="justify" style:justify-single-word="false" style:shadow="none"/>
      <style:text-properties style:font-name="Liberation Serif" fo:font-size="16pt" fo:font-weight="normal" officeooo:rsid="0007a7fe" officeooo:paragraph-rsid="0240e42d" style:font-size-asian="16pt" style:font-weight-asian="normal" style:font-size-complex="16pt" style:font-weight-complex="normal"/>
    </style:style>
    <style:style style:name="P34" style:family="paragraph" style:parent-style-name="Standard">
      <style:paragraph-properties fo:line-height="200%" fo:text-align="center" style:justify-single-word="false" style:shadow="none"/>
      <style:text-properties style:font-name="Liberation Serif" fo:font-size="16pt" fo:font-weight="normal" officeooo:rsid="01e9bfeb" officeooo:paragraph-rsid="01ead1cb" style:font-size-asian="16pt" style:font-weight-asian="normal" style:font-size-complex="16pt" style:font-weight-complex="normal"/>
    </style:style>
    <style:style style:name="P35" style:family="paragraph" style:parent-style-name="Standard">
      <style:paragraph-properties fo:line-height="115%" fo:text-align="start" style:justify-single-word="false" style:shadow="none"/>
      <style:text-properties style:font-name="Liberation Serif" fo:font-size="11pt" fo:font-weight="normal" officeooo:rsid="003898fa" officeooo:paragraph-rsid="003898fa" style:font-size-asian="11pt" style:font-weight-asian="normal" style:font-size-complex="11pt" style:font-weight-complex="normal"/>
    </style:style>
    <style:style style:name="P36" style:family="paragraph" style:parent-style-name="Standard">
      <style:paragraph-properties fo:line-height="115%" fo:text-align="start" style:justify-single-word="false" style:shadow="none"/>
      <style:text-properties style:font-name="Liberation Serif" fo:font-size="11pt" fo:font-weight="normal" officeooo:rsid="0057808f" officeooo:paragraph-rsid="0057808f" style:font-size-asian="11pt" style:font-weight-asian="normal" style:font-size-complex="11pt" style:font-weight-complex="normal"/>
    </style:style>
    <style:style style:name="P37" style:family="paragraph" style:parent-style-name="Standard">
      <style:paragraph-properties fo:line-height="115%" fo:text-align="start" style:justify-single-word="false" style:shadow="none"/>
      <style:text-properties style:font-name="Liberation Serif" fo:font-size="11pt" fo:font-weight="normal" officeooo:rsid="0057808f" officeooo:paragraph-rsid="01cb5722" style:font-size-asian="11pt" style:font-weight-asian="normal" style:font-size-complex="11pt" style:font-weight-complex="normal"/>
    </style:style>
    <style:style style:name="P38" style:family="paragraph" style:parent-style-name="Standard">
      <style:paragraph-properties fo:line-height="115%" fo:text-align="start" style:justify-single-word="false" style:shadow="none"/>
      <style:text-properties style:font-name="Liberation Serif" fo:font-size="11pt" fo:font-weight="normal" officeooo:rsid="0031eb9e" officeooo:paragraph-rsid="0031eb9e" style:font-size-asian="11pt" style:font-weight-asian="normal" style:font-size-complex="11pt" style:font-weight-complex="normal"/>
    </style:style>
    <style:style style:name="P39" style:family="paragraph" style:parent-style-name="Standard">
      <style:paragraph-properties fo:line-height="115%" fo:text-align="start" style:justify-single-word="false" style:shadow="none"/>
      <style:text-properties style:font-name="Liberation Serif" fo:font-size="11pt" fo:font-weight="normal" officeooo:rsid="001f79c6" officeooo:paragraph-rsid="001f79c6" style:font-size-asian="11pt" style:font-weight-asian="normal" style:font-size-complex="11pt" style:font-weight-complex="normal"/>
    </style:style>
    <style:style style:name="P40" style:family="paragraph" style:parent-style-name="Standard">
      <style:paragraph-properties fo:line-height="115%" fo:text-align="start" style:justify-single-word="false" style:shadow="none"/>
      <style:text-properties style:font-name="Liberation Serif" fo:font-size="11pt" fo:font-weight="normal" officeooo:rsid="00d206bc" officeooo:paragraph-rsid="00d206bc" style:font-size-asian="11pt" style:font-weight-asian="normal" style:font-size-complex="11pt" style:font-weight-complex="normal"/>
    </style:style>
    <style:style style:name="P41" style:family="paragraph" style:parent-style-name="Standard">
      <style:paragraph-properties fo:line-height="115%" fo:text-align="start" style:justify-single-word="false" style:shadow="none"/>
      <style:text-properties style:font-name="Liberation Serif" fo:font-size="11pt" fo:font-weight="normal" officeooo:rsid="00d206bc" officeooo:paragraph-rsid="01cb5722" style:font-size-asian="11pt" style:font-weight-asian="normal" style:font-size-complex="11pt" style:font-weight-complex="normal"/>
    </style:style>
    <style:style style:name="P42" style:family="paragraph" style:parent-style-name="Standard">
      <style:paragraph-properties fo:line-height="115%" fo:text-align="start" style:justify-single-word="false" style:shadow="none"/>
      <style:text-properties style:font-name="Liberation Serif" fo:font-size="11pt" fo:font-weight="normal" officeooo:rsid="004cdb45" officeooo:paragraph-rsid="004cdb45" style:font-size-asian="11pt" style:font-weight-asian="normal" style:font-size-complex="11pt" style:font-weight-complex="normal"/>
    </style:style>
    <style:style style:name="P43" style:family="paragraph" style:parent-style-name="Standard">
      <style:paragraph-properties fo:line-height="115%" fo:text-align="start" style:justify-single-word="false" style:shadow="none"/>
      <style:text-properties style:font-name="Liberation Serif" fo:font-size="11pt" fo:font-weight="normal" officeooo:rsid="004cdb45" officeooo:paragraph-rsid="004eed8c" style:font-size-asian="11pt" style:font-weight-asian="normal" style:font-size-complex="11pt" style:font-weight-complex="normal"/>
    </style:style>
    <style:style style:name="P44" style:family="paragraph" style:parent-style-name="Standard">
      <style:paragraph-properties fo:line-height="115%" fo:text-align="start" style:justify-single-word="false" style:shadow="none"/>
      <style:text-properties style:font-name="Liberation Serif" fo:font-size="11pt" fo:font-weight="normal" officeooo:rsid="004cdb45" officeooo:paragraph-rsid="01cb5722" style:font-size-asian="11pt" style:font-weight-asian="normal" style:font-size-complex="11pt" style:font-weight-complex="normal"/>
    </style:style>
    <style:style style:name="P45" style:family="paragraph" style:parent-style-name="Standard">
      <style:paragraph-properties fo:line-height="115%" fo:text-align="start" style:justify-single-word="false" style:shadow="none"/>
      <style:text-properties style:font-name="Liberation Serif" fo:font-size="11pt" fo:font-weight="normal" officeooo:rsid="004fc678" officeooo:paragraph-rsid="004fc678" style:font-size-asian="11pt" style:font-weight-asian="normal" style:font-size-complex="11pt" style:font-weight-complex="normal"/>
    </style:style>
    <style:style style:name="P46" style:family="paragraph" style:parent-style-name="Standard">
      <style:paragraph-properties fo:line-height="115%" fo:text-align="start" style:justify-single-word="false" style:shadow="none"/>
      <style:text-properties style:font-name="Liberation Serif" fo:font-size="11pt" fo:font-weight="normal" officeooo:rsid="00c7c9f1" officeooo:paragraph-rsid="00c7c9f1" style:font-size-asian="11pt" style:font-weight-asian="normal" style:font-size-complex="11pt" style:font-weight-complex="normal"/>
    </style:style>
    <style:style style:name="P47" style:family="paragraph" style:parent-style-name="Standard">
      <style:paragraph-properties fo:line-height="115%" fo:text-align="start" style:justify-single-word="false" style:shadow="none"/>
      <style:text-properties style:font-name="Liberation Serif" fo:font-size="11pt" fo:font-weight="normal" officeooo:rsid="00c7c9f1" officeooo:paragraph-rsid="01cb5722" style:font-size-asian="11pt" style:font-weight-asian="normal" style:font-size-complex="11pt" style:font-weight-complex="normal"/>
    </style:style>
    <style:style style:name="P48" style:family="paragraph" style:parent-style-name="Standard">
      <style:paragraph-properties fo:line-height="115%" fo:text-align="start" style:justify-single-word="false" style:shadow="none"/>
      <style:text-properties style:font-name="Liberation Serif" fo:font-size="11pt" fo:font-weight="normal" officeooo:rsid="00246ed5" officeooo:paragraph-rsid="00246ed5" style:font-size-asian="11pt" style:font-weight-asian="normal" style:font-size-complex="11pt" style:font-weight-complex="normal"/>
    </style:style>
    <style:style style:name="P49" style:family="paragraph" style:parent-style-name="Standard">
      <style:paragraph-properties fo:line-height="115%" fo:text-align="start" style:justify-single-word="false" style:shadow="none"/>
      <style:text-properties style:font-name="Liberation Serif" fo:font-size="11pt" fo:font-weight="normal" officeooo:rsid="001e0bae" officeooo:paragraph-rsid="001e0bae" style:font-size-asian="11pt" style:font-weight-asian="normal" style:font-size-complex="11pt" style:font-weight-complex="normal"/>
    </style:style>
    <style:style style:name="P50" style:family="paragraph" style:parent-style-name="Standard">
      <style:paragraph-properties fo:line-height="115%" fo:text-align="start" style:justify-single-word="false" style:shadow="none"/>
      <style:text-properties style:font-name="Liberation Serif" fo:font-size="11pt" fo:font-weight="normal" officeooo:rsid="005b1021" officeooo:paragraph-rsid="005b1021" style:font-size-asian="11pt" style:font-weight-asian="normal" style:font-size-complex="11pt" style:font-weight-complex="normal"/>
    </style:style>
    <style:style style:name="P51" style:family="paragraph" style:parent-style-name="Standard">
      <style:paragraph-properties fo:line-height="115%" fo:text-align="start" style:justify-single-word="false" style:shadow="none"/>
      <style:text-properties style:font-name="Liberation Serif" fo:font-size="11pt" fo:font-weight="normal" officeooo:rsid="005b1021" officeooo:paragraph-rsid="01cb5722" style:font-size-asian="11pt" style:font-weight-asian="normal" style:font-size-complex="11pt" style:font-weight-complex="normal"/>
    </style:style>
    <style:style style:name="P52" style:family="paragraph" style:parent-style-name="Standard">
      <style:paragraph-properties fo:line-height="115%" fo:text-align="start" style:justify-single-word="false" style:shadow="none"/>
      <style:text-properties style:font-name="Liberation Serif" fo:font-size="11pt" fo:font-weight="normal" officeooo:rsid="00159e04" officeooo:paragraph-rsid="00159e04" style:font-size-asian="11pt" style:font-weight-asian="normal" style:font-size-complex="11pt" style:font-weight-complex="normal"/>
    </style:style>
    <style:style style:name="P53" style:family="paragraph" style:parent-style-name="Standard">
      <style:paragraph-properties fo:line-height="115%" fo:text-align="start" style:justify-single-word="false" style:shadow="none"/>
      <style:text-properties style:font-name="Liberation Serif" fo:font-size="11pt" fo:font-weight="normal" officeooo:rsid="00159e04" officeooo:paragraph-rsid="01cb5722" style:font-size-asian="11pt" style:font-weight-asian="normal" style:font-size-complex="11pt" style:font-weight-complex="normal"/>
    </style:style>
    <style:style style:name="P54" style:family="paragraph" style:parent-style-name="Standard">
      <style:paragraph-properties fo:line-height="115%" fo:text-align="start" style:justify-single-word="false" style:shadow="none"/>
      <style:text-properties style:font-name="Liberation Serif" fo:font-size="11pt" fo:font-weight="normal" officeooo:rsid="0026b4d6" officeooo:paragraph-rsid="0026b4d6" style:font-size-asian="11pt" style:font-weight-asian="normal" style:font-size-complex="11pt" style:font-weight-complex="normal"/>
    </style:style>
    <style:style style:name="P55" style:family="paragraph" style:parent-style-name="Standard">
      <style:paragraph-properties fo:line-height="115%" fo:text-align="start" style:justify-single-word="false" style:shadow="none"/>
      <style:text-properties style:font-name="Liberation Serif" fo:font-size="11pt" fo:font-weight="normal" officeooo:rsid="0053e302" officeooo:paragraph-rsid="00564fe8" style:font-size-asian="11pt" style:font-weight-asian="normal" style:font-size-complex="11pt" style:font-weight-complex="normal"/>
    </style:style>
    <style:style style:name="P56" style:family="paragraph" style:parent-style-name="Standard">
      <style:paragraph-properties fo:line-height="115%" fo:text-align="start" style:justify-single-word="false" style:shadow="none"/>
      <style:text-properties style:font-name="Liberation Serif" fo:font-size="11pt" fo:font-weight="normal" officeooo:rsid="0053e302" officeooo:paragraph-rsid="01cb5722" style:font-size-asian="11pt" style:font-weight-asian="normal" style:font-size-complex="11pt" style:font-weight-complex="normal"/>
    </style:style>
    <style:style style:name="P57" style:family="paragraph" style:parent-style-name="Standard">
      <style:paragraph-properties fo:line-height="115%" fo:text-align="start" style:justify-single-word="false" style:shadow="none"/>
      <style:text-properties style:font-name="Liberation Serif" fo:font-size="11pt" fo:font-weight="normal" officeooo:rsid="00927f46" officeooo:paragraph-rsid="00927f46" style:font-size-asian="11pt" style:font-weight-asian="normal" style:font-size-complex="11pt" style:font-weight-complex="normal"/>
    </style:style>
    <style:style style:name="P58" style:family="paragraph" style:parent-style-name="Standard">
      <style:paragraph-properties fo:line-height="115%" fo:text-align="start" style:justify-single-word="false" style:shadow="none"/>
      <style:text-properties style:font-name="Liberation Serif" fo:font-size="11pt" fo:font-weight="normal" officeooo:rsid="0027d14c" officeooo:paragraph-rsid="0027d14c" style:font-size-asian="11pt" style:font-weight-asian="normal" style:font-size-complex="11pt" style:font-weight-complex="normal"/>
    </style:style>
    <style:style style:name="P59" style:family="paragraph" style:parent-style-name="Standard">
      <style:paragraph-properties fo:line-height="115%" fo:text-align="start" style:justify-single-word="false" style:shadow="none"/>
      <style:text-properties style:font-name="Liberation Serif" fo:font-size="11pt" fo:font-weight="normal" officeooo:rsid="0027d14c" officeooo:paragraph-rsid="01cb5722" style:font-size-asian="11pt" style:font-weight-asian="normal" style:font-size-complex="11pt" style:font-weight-complex="normal"/>
    </style:style>
    <style:style style:name="P60" style:family="paragraph" style:parent-style-name="Standard">
      <style:paragraph-properties fo:line-height="200%" fo:text-align="center" style:justify-single-word="false" style:shadow="none"/>
      <style:text-properties style:font-name="Liberation Serif" fo:font-size="11pt" fo:font-weight="normal" officeooo:rsid="0005c8b3" officeooo:paragraph-rsid="008da6b3" style:font-size-asian="11pt" style:font-weight-asian="normal" style:font-size-complex="11pt" style:font-weight-complex="normal"/>
    </style:style>
    <style:style style:name="P61" style:family="paragraph" style:parent-style-name="Standard">
      <style:paragraph-properties fo:line-height="200%" fo:text-align="justify" style:justify-single-word="false" style:shadow="none"/>
      <style:text-properties style:font-name="Liberation Serif" fo:font-size="11pt" fo:font-weight="normal" officeooo:rsid="0007a7fe" officeooo:paragraph-rsid="008da6b3" style:font-size-asian="11pt" style:font-weight-asian="normal" style:font-size-complex="11pt" style:font-weight-complex="normal"/>
    </style:style>
    <style:style style:name="P62" style:family="paragraph" style:parent-style-name="Standard">
      <style:paragraph-properties fo:line-height="150%" fo:text-align="justify" style:justify-single-word="false" style:shadow="none"/>
      <style:text-properties style:font-name="Liberation Serif" fo:font-size="11pt" fo:font-weight="normal" officeooo:rsid="01a01237" officeooo:paragraph-rsid="01e74194" style:font-size-asian="11pt" style:font-weight-asian="normal" style:font-size-complex="11pt" style:font-weight-complex="normal"/>
    </style:style>
    <style:style style:name="P63" style:family="paragraph" style:parent-style-name="Standard">
      <style:paragraph-properties fo:line-height="115%" fo:text-align="start" style:justify-single-word="false" style:shadow="none"/>
      <style:text-properties style:font-name="Liberation Serif" fo:font-size="11pt" fo:font-weight="normal" officeooo:rsid="01212720" officeooo:paragraph-rsid="01cb5722" style:font-size-asian="11pt" style:font-weight-asian="normal" style:font-size-complex="11pt" style:font-weight-complex="normal"/>
    </style:style>
    <style:style style:name="P64" style:family="paragraph" style:parent-style-name="Standard">
      <style:paragraph-properties fo:line-height="115%" fo:text-align="start" style:justify-single-word="false" style:shadow="none"/>
      <style:text-properties style:font-name="Liberation Serif" fo:font-size="11pt" fo:font-weight="normal" officeooo:rsid="005b585a" officeooo:paragraph-rsid="01cb5722" style:font-size-asian="11pt" style:font-weight-asian="normal" style:font-size-complex="11pt" style:font-weight-complex="normal"/>
    </style:style>
    <style:style style:name="P65" style:family="paragraph" style:parent-style-name="Standard">
      <style:paragraph-properties fo:line-height="115%" fo:text-align="justify" style:justify-single-word="false" style:shadow="none"/>
      <style:text-properties style:font-name="Liberation Serif" fo:font-size="11pt" fo:font-weight="normal" officeooo:rsid="00d572bc" officeooo:paragraph-rsid="01cb5722" style:font-size-asian="11pt" style:font-weight-asian="normal" style:font-size-complex="11pt" style:font-weight-complex="normal"/>
    </style:style>
    <style:style style:name="P66" style:family="paragraph" style:parent-style-name="Standard">
      <style:paragraph-properties fo:line-height="115%" fo:text-align="justify" style:justify-single-word="false" style:shadow="none"/>
      <style:text-properties style:font-name="Liberation Serif" fo:font-size="11pt" fo:font-weight="normal" officeooo:rsid="00dcf117" officeooo:paragraph-rsid="01cb5722" style:font-size-asian="11pt" style:font-weight-asian="normal" style:font-size-complex="11pt" style:font-weight-complex="normal"/>
    </style:style>
    <style:style style:name="P67" style:family="paragraph" style:parent-style-name="Standard">
      <style:paragraph-properties fo:line-height="115%" fo:text-align="justify" style:justify-single-word="false" style:shadow="none"/>
      <style:text-properties style:font-name="Liberation Serif" fo:font-size="11pt" fo:font-weight="normal" officeooo:rsid="00ee84d3" officeooo:paragraph-rsid="01cb5722" style:font-size-asian="11pt" style:font-weight-asian="normal" style:font-size-complex="11pt" style:font-weight-complex="normal"/>
    </style:style>
    <style:style style:name="P68" style:family="paragraph" style:parent-style-name="Standard">
      <style:paragraph-properties fo:line-height="115%" fo:text-align="justify" style:justify-single-word="false" style:shadow="none"/>
      <style:text-properties style:font-name="Liberation Serif" fo:font-size="11pt" fo:font-weight="normal" officeooo:rsid="01b29b1c" officeooo:paragraph-rsid="01cb5722" style:font-size-asian="11pt" style:font-weight-asian="normal" style:font-size-complex="11pt" style:font-weight-complex="normal"/>
    </style:style>
    <style:style style:name="P69" style:family="paragraph" style:parent-style-name="Standard">
      <style:paragraph-properties fo:line-height="115%" fo:text-align="justify" style:justify-single-word="false" style:shadow="none"/>
      <style:text-properties style:font-name="Liberation Serif" fo:font-size="11pt" fo:font-weight="normal" officeooo:rsid="015b19c2" officeooo:paragraph-rsid="01cb5722" style:font-size-asian="11pt" style:font-weight-asian="normal" style:font-size-complex="11pt" style:font-weight-complex="normal"/>
    </style:style>
    <style:style style:name="P70" style:family="paragraph" style:parent-style-name="Standard">
      <style:paragraph-properties fo:line-height="115%" fo:text-align="start" style:justify-single-word="false" style:shadow="none"/>
      <style:text-properties style:font-name="Liberation Serif" fo:font-size="11pt" fo:font-weight="normal" officeooo:rsid="0154639c" officeooo:paragraph-rsid="01cb5722" style:font-size-asian="11pt" style:font-weight-asian="normal" style:font-size-complex="11pt" style:font-weight-complex="normal"/>
    </style:style>
    <style:style style:name="P71" style:family="paragraph" style:parent-style-name="Standard">
      <style:paragraph-properties fo:line-height="115%" fo:text-align="start" style:justify-single-word="false" style:shadow="none"/>
      <style:text-properties style:font-name="Liberation Serif" fo:font-size="11pt" fo:font-weight="normal" officeooo:rsid="0107d5a4" officeooo:paragraph-rsid="01cb5722" style:font-size-asian="11pt" style:font-weight-asian="normal" style:font-size-complex="11pt" style:font-weight-complex="normal"/>
    </style:style>
    <style:style style:name="P72" style:family="paragraph" style:parent-style-name="Standard">
      <style:paragraph-properties fo:line-height="115%" fo:text-align="start" style:justify-single-word="false" style:shadow="none"/>
      <style:text-properties style:font-name="Liberation Serif" fo:font-size="11pt" fo:font-weight="normal" officeooo:rsid="0111b6fd" officeooo:paragraph-rsid="01cb5722" style:font-size-asian="11pt" style:font-weight-asian="normal" style:font-size-complex="11pt" style:font-weight-complex="normal"/>
    </style:style>
    <style:style style:name="P73" style:family="paragraph" style:parent-style-name="Standard">
      <style:paragraph-properties fo:line-height="115%" fo:text-align="start" style:justify-single-word="false" style:shadow="none"/>
      <style:text-properties style:font-name="Liberation Serif" fo:font-size="11pt" fo:font-weight="normal" officeooo:rsid="0101336a" officeooo:paragraph-rsid="01cb5722" style:font-size-asian="11pt" style:font-weight-asian="normal" style:font-size-complex="11pt" style:font-weight-complex="normal"/>
    </style:style>
    <style:style style:name="P74" style:family="paragraph" style:parent-style-name="Standard">
      <style:paragraph-properties fo:line-height="115%" fo:text-align="start" style:justify-single-word="false" style:shadow="none"/>
      <style:text-properties style:font-name="Liberation Serif" fo:font-size="11pt" fo:font-weight="normal" officeooo:rsid="00f619ef" officeooo:paragraph-rsid="01cb5722" style:font-size-asian="11pt" style:font-weight-asian="normal" style:font-size-complex="11pt" style:font-weight-complex="normal"/>
    </style:style>
    <style:style style:name="P75" style:family="paragraph" style:parent-style-name="Standard">
      <style:paragraph-properties fo:line-height="115%" fo:text-align="start" style:justify-single-word="false" style:shadow="none"/>
      <style:text-properties style:font-name="Liberation Serif" fo:font-size="11pt" fo:font-weight="normal" officeooo:rsid="0122deab" officeooo:paragraph-rsid="01cb5722" style:font-size-asian="11pt" style:font-weight-asian="normal" style:font-size-complex="11pt" style:font-weight-complex="normal"/>
    </style:style>
    <style:style style:name="P76" style:family="paragraph" style:parent-style-name="Standard">
      <style:paragraph-properties fo:line-height="115%" fo:text-align="start" style:justify-single-word="false" style:shadow="none"/>
      <style:text-properties style:font-name="Liberation Serif" fo:font-size="11pt" fo:font-weight="normal" officeooo:rsid="0157c554" officeooo:paragraph-rsid="01cb5722" style:font-size-asian="11pt" style:font-weight-asian="normal" style:font-size-complex="11pt" style:font-weight-complex="normal"/>
    </style:style>
    <style:style style:name="P77" style:family="paragraph" style:parent-style-name="Standard">
      <style:paragraph-properties fo:line-height="115%" fo:text-align="start" style:justify-single-word="false" style:shadow="none"/>
      <style:text-properties style:font-name="Liberation Serif" fo:font-size="11pt" fo:font-weight="normal" officeooo:rsid="015d791b" officeooo:paragraph-rsid="01cb5722" style:font-size-asian="11pt" style:font-weight-asian="normal" style:font-size-complex="11pt" style:font-weight-complex="normal"/>
    </style:style>
    <style:style style:name="P78" style:family="paragraph" style:parent-style-name="Standard">
      <style:paragraph-properties fo:line-height="115%" fo:text-align="start" style:justify-single-word="false" style:shadow="none"/>
      <style:text-properties style:font-name="Liberation Serif" fo:font-size="11pt" fo:font-weight="normal" officeooo:rsid="00f511f8" officeooo:paragraph-rsid="01cb5722" style:font-size-asian="11pt" style:font-weight-asian="normal" style:font-size-complex="11pt" style:font-weight-complex="normal"/>
    </style:style>
    <style:style style:name="P79" style:family="paragraph" style:parent-style-name="Standard">
      <style:paragraph-properties fo:line-height="115%" fo:text-align="start" style:justify-single-word="false" style:shadow="none"/>
      <style:text-properties style:font-name="Liberation Serif" fo:font-size="11pt" fo:font-weight="normal" officeooo:rsid="01198046" officeooo:paragraph-rsid="01cb5722" style:font-size-asian="11pt" style:font-weight-asian="normal" style:font-size-complex="11pt" style:font-weight-complex="normal"/>
    </style:style>
    <style:style style:name="P80" style:family="paragraph" style:parent-style-name="Standard">
      <style:paragraph-properties fo:line-height="115%" fo:text-align="start" style:justify-single-word="false" style:shadow="none"/>
      <style:text-properties style:font-name="Liberation Serif" fo:font-size="11pt" fo:font-weight="normal" officeooo:rsid="011450f4" officeooo:paragraph-rsid="01cb5722" style:font-size-asian="11pt" style:font-weight-asian="normal" style:font-size-complex="11pt" style:font-weight-complex="normal"/>
    </style:style>
    <style:style style:name="P81" style:family="paragraph" style:parent-style-name="Standard">
      <style:paragraph-properties fo:line-height="115%" fo:text-align="start" style:justify-single-word="false" style:shadow="none"/>
      <style:text-properties style:font-name="Liberation Serif" fo:font-size="11pt" fo:font-weight="normal" officeooo:rsid="00b05015" officeooo:paragraph-rsid="01cb5722" style:font-size-asian="11pt" style:font-weight-asian="normal" style:font-size-complex="11pt" style:font-weight-complex="normal"/>
    </style:style>
    <style:style style:name="P82" style:family="paragraph" style:parent-style-name="Standard">
      <style:paragraph-properties fo:line-height="115%" fo:text-align="start" style:justify-single-word="false" style:shadow="none"/>
      <style:text-properties style:font-name="Liberation Serif" fo:font-size="11pt" fo:font-weight="normal" officeooo:rsid="00eca7ce" officeooo:paragraph-rsid="01cb5722" style:font-size-asian="11pt" style:font-weight-asian="normal" style:font-size-complex="11pt" style:font-weight-complex="normal"/>
    </style:style>
    <style:style style:name="P83" style:family="paragraph" style:parent-style-name="Standard">
      <style:paragraph-properties fo:line-height="115%" fo:text-align="start" style:justify-single-word="false" style:shadow="none"/>
      <style:text-properties style:font-name="Liberation Serif" fo:font-size="11pt" fo:font-weight="normal" officeooo:rsid="00f044d9" officeooo:paragraph-rsid="01cb5722" style:font-size-asian="11pt" style:font-weight-asian="normal" style:font-size-complex="11pt" style:font-weight-complex="normal"/>
    </style:style>
    <style:style style:name="P84" style:family="paragraph" style:parent-style-name="Standard">
      <style:paragraph-properties fo:line-height="115%" fo:text-align="justify" style:justify-single-word="false" style:shadow="none"/>
      <style:text-properties style:font-name="Liberation Serif" fo:font-size="11pt" fo:font-weight="normal" officeooo:rsid="00f044d9" officeooo:paragraph-rsid="01cb5722" style:font-size-asian="11pt" style:font-weight-asian="normal" style:font-size-complex="11pt" style:font-weight-complex="normal"/>
    </style:style>
    <style:style style:name="P85" style:family="paragraph" style:parent-style-name="Standard">
      <style:paragraph-properties fo:line-height="115%" fo:text-align="start" style:justify-single-word="false" style:shadow="none"/>
      <style:text-properties style:font-name="Liberation Serif" fo:font-size="11pt" fo:font-weight="normal" officeooo:rsid="01250001" officeooo:paragraph-rsid="01cb5722" style:font-size-asian="11pt" style:font-weight-asian="normal" style:font-size-complex="11pt" style:font-weight-complex="normal"/>
    </style:style>
    <style:style style:name="P86" style:family="paragraph" style:parent-style-name="Standard">
      <style:paragraph-properties fo:line-height="115%" fo:text-align="start" style:justify-single-word="false" style:shadow="none"/>
      <style:text-properties style:font-name="Liberation Serif" fo:font-size="11pt" fo:font-weight="normal" officeooo:rsid="010d0f6d" officeooo:paragraph-rsid="01cb5722" style:font-size-asian="11pt" style:font-weight-asian="normal" style:font-size-complex="11pt" style:font-weight-complex="normal"/>
    </style:style>
    <style:style style:name="P87" style:family="paragraph" style:parent-style-name="Standard">
      <style:paragraph-properties fo:line-height="115%" fo:text-align="start" style:justify-single-word="false" style:shadow="none"/>
      <style:text-properties style:font-name="Liberation Serif" fo:font-size="11pt" fo:font-weight="normal" officeooo:rsid="0162330a" officeooo:paragraph-rsid="01cb5722" style:font-size-asian="11pt" style:font-weight-asian="normal" style:font-size-complex="11pt" style:font-weight-complex="normal"/>
    </style:style>
    <style:style style:name="P88" style:family="paragraph" style:parent-style-name="Standard">
      <style:paragraph-properties fo:line-height="115%" fo:text-align="start" style:justify-single-word="false" style:shadow="none"/>
      <style:text-properties style:font-name="Liberation Serif" fo:font-size="11pt" fo:font-weight="normal" officeooo:rsid="00e35650" officeooo:paragraph-rsid="01cb5722" style:font-size-asian="11pt" style:font-weight-asian="normal" style:font-size-complex="11pt" style:font-weight-complex="normal"/>
    </style:style>
    <style:style style:name="P89" style:family="paragraph" style:parent-style-name="Standard">
      <style:paragraph-properties fo:line-height="115%" fo:text-align="justify" style:justify-single-word="false" style:shadow="none"/>
      <style:text-properties style:font-name="Liberation Serif" fo:font-size="11pt" fo:font-weight="normal" officeooo:rsid="00e12861" officeooo:paragraph-rsid="01cb5722" style:font-size-asian="11pt" style:font-weight-asian="normal" style:font-size-complex="11pt" style:font-weight-complex="normal"/>
    </style:style>
    <style:style style:name="P90" style:family="paragraph" style:parent-style-name="Standard">
      <style:paragraph-properties fo:line-height="115%" fo:text-align="justify" style:justify-single-word="false" style:shadow="none"/>
      <style:text-properties style:font-name="Liberation Serif" fo:font-size="11pt" fo:font-weight="normal" officeooo:rsid="012c5938" officeooo:paragraph-rsid="01cb5722" style:font-size-asian="11pt" style:font-weight-asian="normal" style:font-size-complex="11pt" style:font-weight-complex="normal"/>
    </style:style>
    <style:style style:name="P91" style:family="paragraph" style:parent-style-name="Standard">
      <style:paragraph-properties fo:line-height="115%" fo:text-align="justify" style:justify-single-word="false" style:shadow="none"/>
      <style:text-properties style:font-name="Liberation Serif" fo:font-size="11pt" fo:font-weight="normal" officeooo:rsid="00ee038d" officeooo:paragraph-rsid="01cb5722" style:font-size-asian="11pt" style:font-weight-asian="normal" style:font-size-complex="11pt" style:font-weight-complex="normal"/>
    </style:style>
    <style:style style:name="P92" style:family="paragraph" style:parent-style-name="Standard">
      <style:paragraph-properties fo:line-height="115%" fo:text-align="start" style:justify-single-word="false" style:shadow="none"/>
      <style:text-properties style:font-name="Liberation Serif" fo:font-size="11pt" fo:font-weight="normal" officeooo:rsid="0104bb3a" officeooo:paragraph-rsid="01cb5722" style:font-size-asian="11pt" style:font-weight-asian="normal" style:font-size-complex="11pt" style:font-weight-complex="normal"/>
    </style:style>
    <style:style style:name="P93" style:family="paragraph" style:parent-style-name="Standard">
      <style:paragraph-properties fo:line-height="115%" fo:text-align="start" style:justify-single-word="false" style:shadow="none"/>
      <style:text-properties style:font-name="Liberation Serif" fo:font-size="11pt" fo:font-weight="normal" officeooo:rsid="00f9a04c" officeooo:paragraph-rsid="01cb5722" style:font-size-asian="11pt" style:font-weight-asian="normal" style:font-size-complex="11pt" style:font-weight-complex="normal"/>
    </style:style>
    <style:style style:name="P94" style:family="paragraph" style:parent-style-name="Standard">
      <style:paragraph-properties fo:line-height="115%" fo:text-align="start" style:justify-single-word="false" style:shadow="none"/>
      <style:text-properties style:font-name="Liberation Serif" fo:font-size="11pt" fo:font-weight="normal" officeooo:rsid="0127b24f" officeooo:paragraph-rsid="01cb5722" style:font-size-asian="11pt" style:font-weight-asian="normal" style:font-size-complex="11pt" style:font-weight-complex="normal"/>
    </style:style>
    <style:style style:name="P95" style:family="paragraph" style:parent-style-name="Standard">
      <style:paragraph-properties fo:line-height="115%" fo:text-align="start" style:justify-single-word="false" style:shadow="none"/>
      <style:text-properties style:font-name="Liberation Serif" fo:font-size="11pt" fo:font-weight="normal" officeooo:rsid="011e6852" officeooo:paragraph-rsid="01cb5722" style:font-size-asian="11pt" style:font-weight-asian="normal" style:font-size-complex="11pt" style:font-weight-complex="normal"/>
    </style:style>
    <style:style style:name="P96" style:family="paragraph" style:parent-style-name="Standard">
      <style:paragraph-properties fo:line-height="115%" fo:text-align="start" style:justify-single-word="false" style:shadow="none"/>
      <style:text-properties style:font-name="Liberation Serif" fo:font-size="11pt" fo:font-weight="normal" officeooo:rsid="00d803ab" officeooo:paragraph-rsid="01cb5722" style:font-size-asian="11pt" style:font-weight-asian="normal" style:font-size-complex="11pt" style:font-weight-complex="normal"/>
    </style:style>
    <style:style style:name="P97" style:family="paragraph" style:parent-style-name="Standard">
      <style:paragraph-properties fo:line-height="115%" fo:text-align="start" style:justify-single-word="false" style:shadow="none"/>
      <style:text-properties style:font-name="Liberation Serif" fo:font-size="11pt" fo:font-weight="normal" officeooo:rsid="00ec1adf" officeooo:paragraph-rsid="01cb5722" style:font-size-asian="11pt" style:font-weight-asian="normal" style:font-size-complex="11pt" style:font-weight-complex="normal"/>
    </style:style>
    <style:style style:name="P98" style:family="paragraph" style:parent-style-name="Standard">
      <style:paragraph-properties fo:line-height="115%" fo:text-align="start" style:justify-single-word="false" style:shadow="none"/>
      <style:text-properties style:font-name="Liberation Serif" fo:font-size="11pt" fo:font-weight="normal" officeooo:rsid="010318c3" officeooo:paragraph-rsid="01cb5722" style:font-size-asian="11pt" style:font-weight-asian="normal" style:font-size-complex="11pt" style:font-weight-complex="normal"/>
    </style:style>
    <style:style style:name="P99" style:family="paragraph" style:parent-style-name="Standard">
      <style:paragraph-properties fo:line-height="115%" fo:text-align="start" style:justify-single-word="false" style:shadow="none"/>
      <style:text-properties style:font-name="Liberation Serif" fo:font-size="11pt" fo:font-weight="normal" officeooo:rsid="00ea0012" officeooo:paragraph-rsid="01cb5722" style:font-size-asian="11pt" style:font-weight-asian="normal" style:font-size-complex="11pt" style:font-weight-complex="normal"/>
    </style:style>
    <style:style style:name="P100" style:family="paragraph" style:parent-style-name="Standard">
      <style:paragraph-properties fo:line-height="115%" fo:text-align="start" style:justify-single-word="false" style:shadow="none"/>
      <style:text-properties style:font-name="Liberation Serif" fo:font-size="11pt" fo:font-weight="normal" officeooo:rsid="00fdbc12" officeooo:paragraph-rsid="01cb5722" style:font-size-asian="11pt" style:font-weight-asian="normal" style:font-size-complex="11pt" style:font-weight-complex="normal"/>
    </style:style>
    <style:style style:name="P101" style:family="paragraph" style:parent-style-name="Standard">
      <style:paragraph-properties fo:line-height="115%" fo:text-align="start" style:justify-single-word="false" style:shadow="none"/>
      <style:text-properties style:font-name="Liberation Serif" fo:font-size="11pt" fo:font-weight="normal" officeooo:rsid="011f7549" officeooo:paragraph-rsid="01cb5722" style:font-size-asian="11pt" style:font-weight-asian="normal" style:font-size-complex="11pt" style:font-weight-complex="normal"/>
    </style:style>
    <style:style style:name="P102" style:family="paragraph" style:parent-style-name="Standard">
      <style:paragraph-properties fo:line-height="115%" fo:text-align="start" style:justify-single-word="false" style:shadow="none"/>
      <style:text-properties style:font-name="Liberation Serif" fo:font-size="11pt" fo:font-weight="normal" officeooo:rsid="010a1b5f" officeooo:paragraph-rsid="01cb5722" style:font-size-asian="11pt" style:font-weight-asian="normal" style:font-size-complex="11pt" style:font-weight-complex="normal"/>
    </style:style>
    <style:style style:name="P103" style:family="paragraph" style:parent-style-name="Standard">
      <style:paragraph-properties fo:line-height="115%" fo:text-align="start" style:justify-single-word="false" style:shadow="none"/>
      <style:text-properties style:font-name="Liberation Serif" fo:font-size="11pt" fo:font-weight="normal" officeooo:rsid="02622a40" officeooo:paragraph-rsid="02622a40" style:font-size-asian="11pt" style:font-weight-asian="normal" style:font-size-complex="11pt" style:font-weight-complex="normal"/>
    </style:style>
    <style:style style:name="P104" style:family="paragraph" style:parent-style-name="Standard">
      <style:paragraph-properties fo:line-height="200%" fo:text-align="start" style:justify-single-word="false" style:shadow="none"/>
      <style:text-properties style:font-name="Liberation Serif" fo:font-size="11pt" officeooo:paragraph-rsid="008da6b3" style:font-size-asian="11pt" style:font-size-complex="11pt"/>
    </style:style>
    <style:style style:name="P105" style:family="paragraph" style:parent-style-name="Standard">
      <style:paragraph-properties fo:line-height="115%" fo:text-align="start" style:justify-single-word="false" style:shadow="none"/>
      <style:text-properties style:font-name="Liberation Serif" fo:font-size="10pt" fo:font-weight="normal" officeooo:rsid="003898fa" officeooo:paragraph-rsid="008da6b3" style:font-size-asian="10pt" style:font-weight-asian="normal" style:font-size-complex="10pt" style:font-weight-complex="normal"/>
    </style:style>
    <style:style style:name="P106" style:family="paragraph" style:parent-style-name="Standard">
      <style:paragraph-properties fo:line-height="115%" fo:text-align="start" style:justify-single-word="false" style:shadow="none"/>
      <style:text-properties style:font-name="Liberation Serif" fo:font-size="10pt" fo:font-weight="normal" officeooo:rsid="005b585a" officeooo:paragraph-rsid="008da6b3" style:font-size-asian="10pt" style:font-weight-asian="normal" style:font-size-complex="10pt" style:font-weight-complex="normal"/>
    </style:style>
    <style:style style:name="P107" style:family="paragraph" style:parent-style-name="Standard">
      <style:paragraph-properties fo:line-height="115%" fo:text-align="start" style:justify-single-word="false" style:shadow="none"/>
      <style:text-properties style:font-name="Liberation Serif" fo:font-size="10pt" fo:font-weight="normal" officeooo:rsid="0057808f" officeooo:paragraph-rsid="008da6b3" style:font-size-asian="10pt" style:font-weight-asian="normal" style:font-size-complex="10pt" style:font-weight-complex="normal"/>
    </style:style>
    <style:style style:name="P108" style:family="paragraph" style:parent-style-name="Standard">
      <style:paragraph-properties fo:line-height="115%" fo:text-align="start" style:justify-single-word="false" style:shadow="none"/>
      <style:text-properties style:font-name="Liberation Serif" fo:font-size="10pt" fo:font-weight="normal" officeooo:rsid="0031eb9e" officeooo:paragraph-rsid="008da6b3" style:font-size-asian="10pt" style:font-weight-asian="normal" style:font-size-complex="10pt" style:font-weight-complex="normal"/>
    </style:style>
    <style:style style:name="P109" style:family="paragraph" style:parent-style-name="Standard">
      <style:paragraph-properties fo:line-height="115%" fo:text-align="start" style:justify-single-word="false" style:shadow="none"/>
      <style:text-properties style:font-name="Liberation Serif" fo:font-size="10pt" fo:font-weight="normal" officeooo:rsid="001f79c6" officeooo:paragraph-rsid="008da6b3" style:font-size-asian="10pt" style:font-weight-asian="normal" style:font-size-complex="10pt" style:font-weight-complex="normal"/>
    </style:style>
    <style:style style:name="P110" style:family="paragraph" style:parent-style-name="Standard">
      <style:paragraph-properties fo:line-height="115%" fo:text-align="start" style:justify-single-word="false" style:shadow="none"/>
      <style:text-properties style:font-name="Liberation Serif" fo:font-size="10pt" fo:font-weight="normal" officeooo:rsid="001d0a52" officeooo:paragraph-rsid="008da6b3" style:font-size-asian="10pt" style:font-weight-asian="normal" style:font-size-complex="10pt" style:font-weight-complex="normal"/>
    </style:style>
    <style:style style:name="P111" style:family="paragraph" style:parent-style-name="Standard">
      <style:paragraph-properties fo:line-height="115%" fo:text-align="start" style:justify-single-word="false" style:shadow="none"/>
      <style:text-properties style:font-name="Liberation Serif" fo:font-size="10pt" fo:font-weight="normal" officeooo:rsid="001e0bae" officeooo:paragraph-rsid="008da6b3" style:font-size-asian="10pt" style:font-weight-asian="normal" style:font-size-complex="10pt" style:font-weight-complex="normal"/>
    </style:style>
    <style:style style:name="P112" style:family="paragraph" style:parent-style-name="Standard">
      <style:paragraph-properties fo:line-height="115%" fo:text-align="start" style:justify-single-word="false" style:shadow="none"/>
      <style:text-properties style:font-name="Liberation Serif" fo:font-size="10pt" fo:font-weight="normal" officeooo:rsid="00d206bc" officeooo:paragraph-rsid="00d206bc" style:font-size-asian="10pt" style:font-weight-asian="normal" style:font-size-complex="10pt" style:font-weight-complex="normal"/>
    </style:style>
    <style:style style:name="P113" style:family="paragraph" style:parent-style-name="Standard">
      <style:paragraph-properties fo:line-height="115%" fo:text-align="start" style:justify-single-word="false" style:shadow="none"/>
      <style:text-properties style:font-name="Liberation Serif" fo:font-size="10pt" fo:font-weight="normal" officeooo:rsid="004cdb45" officeooo:paragraph-rsid="008da6b3" style:font-size-asian="10pt" style:font-weight-asian="normal" style:font-size-complex="10pt" style:font-weight-complex="normal"/>
    </style:style>
    <style:style style:name="P114" style:family="paragraph" style:parent-style-name="Standard">
      <style:paragraph-properties fo:line-height="115%" fo:text-align="start" style:justify-single-word="false" style:shadow="none"/>
      <style:text-properties style:font-name="Liberation Serif" fo:font-size="10pt" fo:font-weight="normal" officeooo:rsid="004fc678" officeooo:paragraph-rsid="008da6b3" style:font-size-asian="10pt" style:font-weight-asian="normal" style:font-size-complex="10pt" style:font-weight-complex="normal"/>
    </style:style>
    <style:style style:name="P115" style:family="paragraph" style:parent-style-name="Standard">
      <style:paragraph-properties fo:line-height="115%" fo:text-align="start" style:justify-single-word="false" style:shadow="none"/>
      <style:text-properties style:font-name="Liberation Serif" fo:font-size="10pt" fo:font-weight="normal" officeooo:rsid="00c9ae98" officeooo:paragraph-rsid="00c9ae98" style:font-size-asian="10pt" style:font-weight-asian="normal" style:font-size-complex="10pt" style:font-weight-complex="normal"/>
    </style:style>
    <style:style style:name="P116" style:family="paragraph" style:parent-style-name="Standard">
      <style:paragraph-properties fo:line-height="115%" fo:text-align="start" style:justify-single-word="false" style:shadow="none"/>
      <style:text-properties style:font-name="Liberation Serif" fo:font-size="10pt" fo:font-weight="normal" officeooo:rsid="00246ed5" officeooo:paragraph-rsid="008da6b3" style:font-size-asian="10pt" style:font-weight-asian="normal" style:font-size-complex="10pt" style:font-weight-complex="normal"/>
    </style:style>
    <style:style style:name="P117" style:family="paragraph" style:parent-style-name="Standard">
      <style:paragraph-properties fo:line-height="115%" fo:text-align="start" style:justify-single-word="false" style:shadow="none"/>
      <style:text-properties style:font-name="Liberation Serif" fo:font-size="10pt" fo:font-weight="normal" officeooo:rsid="005b1021" officeooo:paragraph-rsid="008da6b3" style:font-size-asian="10pt" style:font-weight-asian="normal" style:font-size-complex="10pt" style:font-weight-complex="normal"/>
    </style:style>
    <style:style style:name="P118" style:family="paragraph" style:parent-style-name="Standard">
      <style:paragraph-properties fo:line-height="115%" fo:text-align="start" style:justify-single-word="false" style:shadow="none"/>
      <style:text-properties style:font-name="Liberation Serif" fo:font-size="10pt" fo:font-weight="normal" officeooo:rsid="00b05015" officeooo:paragraph-rsid="00b08cf1" style:font-size-asian="10pt" style:font-weight-asian="normal" style:font-size-complex="10pt" style:font-weight-complex="normal"/>
    </style:style>
    <style:style style:name="P119" style:family="paragraph" style:parent-style-name="Standard">
      <style:paragraph-properties fo:line-height="115%" fo:text-align="start" style:justify-single-word="false" style:shadow="none"/>
      <style:text-properties style:font-name="Liberation Serif" fo:font-size="10pt" fo:font-weight="normal" officeooo:rsid="00159e04" officeooo:paragraph-rsid="008da6b3" style:font-size-asian="10pt" style:font-weight-asian="normal" style:font-size-complex="10pt" style:font-weight-complex="normal"/>
    </style:style>
    <style:style style:name="P120" style:family="paragraph" style:parent-style-name="Standard">
      <style:paragraph-properties fo:line-height="115%" fo:text-align="start" style:justify-single-word="false" style:shadow="none"/>
      <style:text-properties style:font-name="Liberation Serif" fo:font-size="10pt" fo:font-weight="normal" officeooo:rsid="004bc737" officeooo:paragraph-rsid="00ba812b" style:font-size-asian="10pt" style:font-weight-asian="normal" style:font-size-complex="10pt" style:font-weight-complex="normal"/>
    </style:style>
    <style:style style:name="P121" style:family="paragraph" style:parent-style-name="Standard">
      <style:paragraph-properties fo:line-height="115%" fo:text-align="start" style:justify-single-word="false" style:shadow="none"/>
      <style:text-properties style:font-name="Liberation Serif" fo:font-size="10pt" fo:font-weight="normal" officeooo:rsid="0026b4d6" officeooo:paragraph-rsid="008da6b3" style:font-size-asian="10pt" style:font-weight-asian="normal" style:font-size-complex="10pt" style:font-weight-complex="normal"/>
    </style:style>
    <style:style style:name="P122" style:family="paragraph" style:parent-style-name="Standard">
      <style:paragraph-properties fo:line-height="115%" fo:text-align="start" style:justify-single-word="false" style:shadow="none"/>
      <style:text-properties style:font-name="Liberation Serif" fo:font-size="10pt" fo:font-weight="normal" officeooo:rsid="00d803ab" officeooo:paragraph-rsid="00d803ab" style:font-size-asian="10pt" style:font-weight-asian="normal" style:font-size-complex="10pt" style:font-weight-complex="normal"/>
    </style:style>
    <style:style style:name="P123" style:family="paragraph" style:parent-style-name="Standard">
      <style:paragraph-properties fo:line-height="115%" fo:text-align="start" style:justify-single-word="false" style:shadow="none"/>
      <style:text-properties style:font-name="Liberation Serif" fo:font-size="10pt" fo:font-weight="normal" officeooo:rsid="0053e302" officeooo:paragraph-rsid="008da6b3" style:font-size-asian="10pt" style:font-weight-asian="normal" style:font-size-complex="10pt" style:font-weight-complex="normal"/>
    </style:style>
    <style:style style:name="P124" style:family="paragraph" style:parent-style-name="Standard">
      <style:paragraph-properties fo:line-height="115%" fo:text-align="start" style:justify-single-word="false" style:shadow="none"/>
      <style:text-properties style:font-name="Liberation Serif" fo:font-size="10pt" fo:font-weight="normal" officeooo:rsid="0027d14c" officeooo:paragraph-rsid="008da6b3" style:font-size-asian="10pt" style:font-weight-asian="normal" style:font-size-complex="10pt" style:font-weight-complex="normal"/>
    </style:style>
    <style:style style:name="P125" style:family="paragraph" style:parent-style-name="Standard">
      <style:paragraph-properties fo:line-height="115%" fo:text-align="start" style:justify-single-word="false" style:shadow="none"/>
      <style:text-properties style:font-name="Liberation Serif" fo:font-size="10pt" fo:font-style="normal" fo:font-weight="normal" officeooo:rsid="0007a7fe" officeooo:paragraph-rsid="0209a492" style:font-size-asian="10pt" style:font-style-asian="normal" style:font-weight-asian="normal" style:font-size-complex="10pt" style:font-style-complex="normal" style:font-weight-complex="normal"/>
    </style:style>
    <style:style style:name="P126" style:family="paragraph" style:parent-style-name="Standard">
      <style:paragraph-properties fo:line-height="115%" fo:text-align="start" style:justify-single-word="false" style:shadow="none"/>
      <style:text-properties style:font-name="Liberation Serif" fo:font-size="10pt" fo:font-style="normal" fo:font-weight="normal" officeooo:rsid="0007a7fe" officeooo:paragraph-rsid="020ff5a5" style:font-size-asian="10pt" style:font-style-asian="normal" style:font-weight-asian="normal" style:font-size-complex="10pt" style:font-style-complex="normal" style:font-weight-complex="normal"/>
    </style:style>
    <style:style style:name="P127" style:family="paragraph" style:parent-style-name="Standard">
      <style:paragraph-properties fo:line-height="115%" fo:text-align="start" style:justify-single-word="false" style:shadow="none"/>
      <style:text-properties style:font-name="Liberation Serif" fo:font-size="10pt" fo:font-style="normal" fo:font-weight="normal" officeooo:rsid="0007a7fe" officeooo:paragraph-rsid="02348c01" style:font-size-asian="10pt" style:font-style-asian="normal" style:font-weight-asian="normal" style:font-size-complex="10pt" style:font-style-complex="normal" style:font-weight-complex="normal"/>
    </style:style>
    <style:style style:name="P128" style:family="paragraph" style:parent-style-name="Standard">
      <style:paragraph-properties fo:line-height="115%" fo:text-align="start" style:justify-single-word="false" style:shadow="none"/>
      <style:text-properties style:font-name="Liberation Serif" fo:font-size="10pt" fo:font-style="normal" fo:font-weight="normal" officeooo:rsid="0007a7fe" officeooo:paragraph-rsid="022e2e69" style:font-size-asian="10pt" style:font-style-asian="normal" style:font-weight-asian="normal" style:font-size-complex="10pt" style:font-style-complex="normal" style:font-weight-complex="normal"/>
    </style:style>
    <style:style style:name="P129" style:family="paragraph" style:parent-style-name="Standard">
      <style:paragraph-properties fo:line-height="115%" fo:text-align="start" style:justify-single-word="false" style:shadow="none"/>
      <style:text-properties style:font-name="Liberation Serif" fo:font-size="10pt" fo:font-style="normal" fo:font-weight="normal" officeooo:rsid="0007a7fe" officeooo:paragraph-rsid="024d0ba9" style:font-size-asian="10pt" style:font-style-asian="normal" style:font-weight-asian="normal" style:font-size-complex="10pt" style:font-style-complex="normal" style:font-weight-complex="normal"/>
    </style:style>
    <style:style style:name="P130" style:family="paragraph" style:parent-style-name="Standard">
      <style:paragraph-properties fo:line-height="115%" fo:text-align="start" style:justify-single-word="false" style:shadow="none"/>
      <style:text-properties style:font-name="Liberation Serif" fo:font-size="10pt" fo:font-style="normal" fo:font-weight="normal" officeooo:rsid="020541ae" officeooo:paragraph-rsid="020bece2" style:font-size-asian="10pt" style:font-style-asian="normal" style:font-weight-asian="normal" style:font-size-complex="10pt" style:font-style-complex="normal" style:font-weight-complex="normal"/>
    </style:style>
    <style:style style:name="P131" style:family="paragraph" style:parent-style-name="Standard">
      <style:paragraph-properties fo:line-height="115%" fo:text-align="start" style:justify-single-word="false" style:shadow="none"/>
      <style:text-properties style:font-name="Liberation Serif" fo:font-size="10pt" fo:font-style="normal" fo:font-weight="normal" officeooo:rsid="020541ae" officeooo:paragraph-rsid="0209a492" style:font-size-asian="10pt" style:font-style-asian="normal" style:font-weight-asian="normal" style:font-size-complex="10pt" style:font-style-complex="normal" style:font-weight-complex="normal"/>
    </style:style>
    <style:style style:name="P132" style:family="paragraph" style:parent-style-name="Standard">
      <style:paragraph-properties fo:line-height="115%" fo:text-align="start" style:justify-single-word="false" style:shadow="none"/>
      <style:text-properties style:font-name="Liberation Serif" fo:font-size="10pt" fo:font-style="normal" fo:font-weight="normal" officeooo:rsid="020541ae" officeooo:paragraph-rsid="02080832" style:font-size-asian="10pt" style:font-style-asian="normal" style:font-weight-asian="normal" style:font-size-complex="10pt" style:font-style-complex="normal" style:font-weight-complex="normal"/>
    </style:style>
    <style:style style:name="P133" style:family="paragraph" style:parent-style-name="Standard">
      <style:paragraph-properties fo:line-height="115%" fo:text-align="start" style:justify-single-word="false" style:shadow="none"/>
      <style:text-properties style:font-name="Liberation Serif" fo:font-size="10pt" fo:font-style="normal" fo:font-weight="normal" officeooo:rsid="020541ae" officeooo:paragraph-rsid="020aa966" style:font-size-asian="10pt" style:font-style-asian="normal" style:font-weight-asian="normal" style:font-size-complex="10pt" style:font-style-complex="normal" style:font-weight-complex="normal"/>
    </style:style>
    <style:style style:name="P134" style:family="paragraph" style:parent-style-name="Standard">
      <style:paragraph-properties fo:line-height="115%" fo:text-align="start" style:justify-single-word="false" style:shadow="none"/>
      <style:text-properties style:font-name="Liberation Serif" fo:font-size="10pt" fo:font-style="normal" fo:font-weight="normal" officeooo:rsid="020541ae" officeooo:paragraph-rsid="02322596" style:font-size-asian="10pt" style:font-style-asian="normal" style:font-weight-asian="normal" style:font-size-complex="10pt" style:font-style-complex="normal" style:font-weight-complex="normal"/>
    </style:style>
    <style:style style:name="P135" style:family="paragraph" style:parent-style-name="Standard">
      <style:paragraph-properties fo:line-height="200%" fo:text-align="justify" style:justify-single-word="false" style:shadow="none"/>
      <style:text-properties style:font-name="Liberation Serif" fo:font-size="14pt" fo:font-weight="normal" officeooo:rsid="0007a7fe" officeooo:paragraph-rsid="01bb7e0c" style:font-size-asian="14pt" style:font-weight-asian="normal" style:font-size-complex="14pt" style:font-weight-complex="normal"/>
    </style:style>
    <style:style style:name="P136" style:family="paragraph" style:parent-style-name="Standard">
      <style:paragraph-properties fo:line-height="200%" fo:text-align="justify" style:justify-single-word="false" style:shadow="none"/>
      <style:text-properties style:font-name="Liberation Serif" fo:font-size="14pt" fo:font-weight="normal" officeooo:rsid="00c72f27" officeooo:paragraph-rsid="01bb10e7" style:font-size-asian="14pt" style:font-weight-asian="normal" style:font-size-complex="14pt" style:font-weight-complex="normal"/>
    </style:style>
    <style:style style:name="P137" style:family="paragraph" style:parent-style-name="Standard">
      <style:paragraph-properties fo:line-height="200%" fo:text-align="justify" style:justify-single-word="false" style:shadow="none"/>
      <style:text-properties officeooo:paragraph-rsid="0240ea98"/>
    </style:style>
    <style:style style:name="P138" style:family="paragraph" style:parent-style-name="Standard">
      <style:paragraph-properties fo:line-height="115%" fo:text-align="start" style:justify-single-word="false" style:shadow="none"/>
      <style:text-properties fo:font-size="10pt" officeooo:paragraph-rsid="02348c01" style:font-size-asian="10pt" style:font-size-complex="10pt"/>
    </style:style>
    <style:style style:name="P139" style:family="paragraph" style:parent-style-name="Standard">
      <style:paragraph-properties fo:text-align="center" style:justify-single-word="false"/>
      <style:text-properties style:font-name="Liberation Serif" fo:font-size="10pt" fo:font-weight="normal" officeooo:rsid="0007a7fe" officeooo:paragraph-rsid="0007a7fe" style:font-size-asian="10pt" style:font-weight-asian="normal" style:font-size-complex="10pt" style:font-weight-complex="normal"/>
    </style:style>
    <style:style style:name="P140" style:family="paragraph" style:parent-style-name="Standard">
      <style:paragraph-properties fo:text-align="center" style:justify-single-word="false"/>
      <style:text-properties style:font-name="Liberation Serif" fo:font-size="10pt" fo:font-weight="normal" officeooo:rsid="0007a7fe" officeooo:paragraph-rsid="01e9bfeb" style:font-size-asian="10pt" style:font-weight-asian="normal" style:font-size-complex="10pt" style:font-weight-complex="normal"/>
    </style:style>
    <style:style style:name="P141" style:family="paragraph" style:parent-style-name="Standard">
      <style:paragraph-properties fo:text-align="center" style:justify-single-word="false"/>
      <style:text-properties style:font-name="Liberation Serif" fo:font-size="10pt" fo:font-style="italic" fo:font-weight="normal" officeooo:rsid="0005c8b3" officeooo:paragraph-rsid="009733ef" style:font-size-asian="10pt" style:font-style-asian="italic" style:font-weight-asian="normal" style:font-size-complex="10pt" style:font-style-complex="italic" style:font-weight-complex="normal"/>
    </style:style>
    <style:style style:name="P142" style:family="paragraph" style:parent-style-name="Standard">
      <style:paragraph-properties fo:line-height="115%"/>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43" style:family="paragraph" style:parent-style-name="Standard">
      <style:paragraph-properties fo:line-height="200%" fo:text-align="center" style:justify-single-word="false"/>
      <style:text-properties style:font-name="Liberation Serif" fo:font-size="12pt" fo:font-weight="normal" officeooo:rsid="0007a7fe" officeooo:paragraph-rsid="0007a7fe" style:font-size-asian="12pt" style:font-weight-asian="normal" style:font-size-complex="12pt" style:font-weight-complex="normal"/>
    </style:style>
    <style:style style:name="P144" style:family="paragraph" style:parent-style-name="Standard">
      <style:paragraph-properties fo:line-height="200%" fo:text-align="center" style:justify-single-word="false"/>
      <style:text-properties style:font-name="Liberation Serif" fo:font-size="12pt" fo:font-weight="normal" officeooo:rsid="0007a7fe" officeooo:paragraph-rsid="008da6b3" style:font-size-asian="12pt" style:font-weight-asian="normal" style:font-size-complex="12pt" style:font-weight-complex="normal"/>
    </style:style>
    <style:style style:name="P145" style:family="paragraph" style:parent-style-name="Standard">
      <style:paragraph-properties fo:line-height="200%" fo:text-align="justify" style:justify-single-word="false"/>
      <style:text-properties style:font-name="Liberation Serif" fo:font-size="12pt" fo:font-weight="normal" officeooo:rsid="0007a7fe" officeooo:paragraph-rsid="0007a7fe" style:font-size-asian="12pt" style:font-weight-asian="normal" style:font-size-complex="12pt" style:font-weight-complex="normal"/>
    </style:style>
    <style:style style:name="P146" style:family="paragraph" style:parent-style-name="Standard">
      <style:paragraph-properties fo:line-height="200%" fo:text-align="justify" style:justify-single-word="false"/>
      <style:text-properties style:font-name="Liberation Serif" fo:font-size="12pt" fo:font-weight="normal" officeooo:rsid="0007a7fe" officeooo:paragraph-rsid="008da6b3"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weight="bold" officeooo:rsid="0007a7fe" officeooo:paragraph-rsid="0007a7fe" style:font-weight-asian="bold" style:font-weight-complex="bold"/>
    </style:style>
    <style:style style:name="P148" style:family="paragraph" style:parent-style-name="Standard">
      <style:paragraph-properties fo:text-align="start" style:justify-single-word="false"/>
      <style:text-properties style:font-name="Liberation Serif" fo:font-weight="bold" officeooo:rsid="0007a7fe" officeooo:paragraph-rsid="008da6b3" style:font-weight-asian="bold" style:font-weight-complex="bold"/>
    </style:style>
    <style:style style:name="P149" style:family="paragraph" style:parent-style-name="Standard">
      <style:paragraph-properties fo:text-align="center" style:justify-single-word="false"/>
      <style:text-properties style:font-name="Liberation Serif" fo:font-size="16pt" fo:font-style="italic" fo:font-weight="normal" officeooo:rsid="0005c8b3" officeooo:paragraph-rsid="00c5d628" style:font-size-asian="16pt" style:font-style-asian="italic" style:font-weight-asian="normal" style:font-size-complex="16pt" style:font-style-complex="italic" style:font-weight-complex="normal"/>
    </style:style>
    <style:style style:name="P150" style:family="paragraph" style:parent-style-name="Standard">
      <style:paragraph-properties fo:line-height="200%" fo:text-align="center" style:justify-single-word="false"/>
      <style:text-properties style:font-name="Liberation Serif" fo:font-size="14pt" fo:font-weight="normal" officeooo:rsid="0007a7fe" officeooo:paragraph-rsid="01bb10e7" style:font-size-asian="14pt" style:font-weight-asian="normal" style:font-size-complex="14pt" style:font-weight-complex="normal"/>
    </style:style>
    <style:style style:name="P15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weight="bold" officeooo:rsid="0007a7fe" officeooo:paragraph-rsid="0007a7fe" style:font-weight-asian="bold" style:font-weight-complex="bold"/>
    </style:style>
    <style:style style:name="P15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weight="bold" officeooo:rsid="0007a7fe" officeooo:paragraph-rsid="008da6b3" style:font-weight-asian="bold" style:font-weight-complex="bold"/>
    </style:style>
    <style:style style:name="T1" style:family="text">
      <style:text-properties officeooo:rsid="0007a7fe"/>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5c8b3" style:font-style-asian="italic" style:font-weight-asian="bold" style:font-style-complex="italic" style:font-weight-complex="bold"/>
    </style:style>
    <style:style style:name="T5" style:family="text">
      <style:text-properties fo:font-style="italic" fo:font-weight="bold" officeooo:rsid="0007a7fe" style:font-style-asian="italic" style:font-weight-asian="bold" style:font-style-complex="italic" style:font-weight-complex="bold"/>
    </style:style>
    <style:style style:name="T6" style:family="text">
      <style:text-properties fo:font-style="italic" fo:font-weight="bold" officeooo:rsid="0069a0e6" style:font-style-asian="italic" style:font-weight-asian="bold" style:font-style-complex="italic" style:font-weight-complex="bold"/>
    </style:style>
    <style:style style:name="T7" style:family="text">
      <style:text-properties fo:font-style="italic" fo:font-weight="bold" officeooo:rsid="009d1521" style:font-style-asian="italic" style:font-weight-asian="bold" style:font-style-complex="italic" style:font-weight-complex="bold"/>
    </style:style>
    <style:style style:name="T8" style:family="text">
      <style:text-properties fo:font-style="italic" fo:font-weight="bold" officeooo:rsid="008cfce2" style:font-style-asian="italic" style:font-weight-asian="bold" style:font-style-complex="italic" style:font-weight-complex="bold"/>
    </style:style>
    <style:style style:name="T9" style:family="text">
      <style:text-properties fo:font-style="italic" fo:font-weight="bold" officeooo:rsid="00c5d628" style:font-style-asian="italic" style:font-weight-asian="bold" style:font-style-complex="italic" style:font-weight-complex="bold"/>
    </style:style>
    <style:style style:name="T10" style:family="text">
      <style:text-properties fo:font-style="italic" fo:font-weight="bold" officeooo:rsid="013575fd" style:font-style-asian="italic" style:font-weight-asian="bold" style:font-style-complex="italic" style:font-weight-complex="bold"/>
    </style:style>
    <style:style style:name="T11" style:family="text">
      <style:text-properties fo:font-style="italic" fo:font-weight="bold" officeooo:rsid="00c72f27" style:font-style-asian="italic" style:font-weight-asian="bold" style:font-style-complex="italic" style:font-weight-complex="bold"/>
    </style:style>
    <style:style style:name="T12" style:family="text">
      <style:text-properties fo:font-style="italic" fo:font-weight="bold" officeooo:rsid="00e92c6a" style:font-style-asian="italic" style:font-weight-asian="bold" style:font-style-complex="italic" style:font-weight-complex="bold"/>
    </style:style>
    <style:style style:name="T13" style:family="text">
      <style:text-properties fo:font-style="italic" fo:font-weight="bold" officeooo:rsid="00ee84d3" style:font-style-asian="italic" style:font-weight-asian="bold" style:font-style-complex="italic" style:font-weight-complex="bold"/>
    </style:style>
    <style:style style:name="T14" style:family="text">
      <style:text-properties fo:font-style="italic" fo:font-weight="bold" officeooo:rsid="01e9bfeb" style:font-style-asian="italic" style:font-weight-asian="bold" style:font-style-complex="italic" style:font-weight-complex="bold"/>
    </style:style>
    <style:style style:name="T15" style:family="text">
      <style:text-properties fo:font-style="italic" fo:font-weight="bold" officeooo:rsid="01f5d4ce"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6e0ceb" style:font-weight-asian="bold" style:font-weight-complex="bold"/>
    </style:style>
    <style:style style:name="T18" style:family="text">
      <style:text-properties fo:font-weight="bold" officeooo:rsid="0005c8b3" style:font-weight-asian="bold" style:font-weight-complex="bold"/>
    </style:style>
    <style:style style:name="T19" style:family="text">
      <style:text-properties fo:font-weight="bold" officeooo:rsid="0007a7fe" style:font-weight-asian="bold" style:font-weight-complex="bold"/>
    </style:style>
    <style:style style:name="T20" style:family="text">
      <style:text-properties fo:font-weight="bold" officeooo:rsid="00ee84d3" style:font-weight-asian="bold" style:font-weight-complex="bold"/>
    </style:style>
    <style:style style:name="T21" style:family="text">
      <style:text-properties fo:font-weight="bold" officeooo:rsid="01069923" style:font-weight-asian="bold" style:font-weight-complex="bold"/>
    </style:style>
    <style:style style:name="T22" style:family="text">
      <style:text-properties fo:font-weight="bold" officeooo:rsid="010bb947" style:font-weight-asian="bold" style:font-weight-complex="bold"/>
    </style:style>
    <style:style style:name="T23" style:family="text">
      <style:text-properties fo:font-weight="bold" officeooo:rsid="01cd5cad" style:font-weight-asian="bold" style:font-weight-complex="bold"/>
    </style:style>
    <style:style style:name="T24" style:family="text">
      <style:text-properties fo:font-weight="normal" officeooo:rsid="0007a7fe" style:font-weight-asian="normal" style:font-weight-complex="normal"/>
    </style:style>
    <style:style style:name="T25" style:family="text">
      <style:text-properties fo:font-weight="normal" officeooo:rsid="00190314" style:font-weight-asian="normal" style:font-weight-complex="normal"/>
    </style:style>
    <style:style style:name="T26" style:family="text">
      <style:text-properties officeooo:rsid="00170a8b"/>
    </style:style>
    <style:style style:name="T27" style:family="text">
      <style:text-properties style:font-name="Liberation Serif1" fo:font-weight="normal" officeooo:rsid="01386236" style:font-weight-asian="normal" style:font-weight-complex="normal"/>
    </style:style>
    <style:style style:name="T28" style:family="text">
      <style:text-properties officeooo:rsid="0027f41c"/>
    </style:style>
    <style:style style:name="T29" style:family="text">
      <style:text-properties officeooo:rsid="00295e60"/>
    </style:style>
    <style:style style:name="T30" style:family="text">
      <style:text-properties officeooo:rsid="002a2148"/>
    </style:style>
    <style:style style:name="T31" style:family="text">
      <style:text-properties officeooo:rsid="0033e67f"/>
    </style:style>
    <style:style style:name="T32" style:family="text">
      <style:text-properties fo:text-transform="uppercase"/>
    </style:style>
    <style:style style:name="T33" style:family="text">
      <style:text-properties fo:text-transform="uppercase" fo:color="#9900ff"/>
    </style:style>
    <style:style style:name="T34" style:family="text">
      <style:text-properties fo:text-transform="uppercase" fo:color="#9900ff" officeooo:rsid="00170a8b"/>
    </style:style>
    <style:style style:name="T35" style:family="text">
      <style:text-properties fo:text-transform="uppercase" fo:color="#ff3333"/>
    </style:style>
    <style:style style:name="T36" style:family="text">
      <style:text-properties fo:text-transform="uppercase" fo:color="#ff3333" officeooo:rsid="004374d0"/>
    </style:style>
    <style:style style:name="T37" style:family="text">
      <style:text-properties fo:text-transform="uppercase" fo:color="#ff3333" officeooo:rsid="0042a620"/>
    </style:style>
    <style:style style:name="T38" style:family="text">
      <style:text-properties fo:text-transform="uppercase" fo:color="#00ccff"/>
    </style:style>
    <style:style style:name="T39" style:family="text">
      <style:text-properties fo:text-transform="uppercase" fo:color="#00ccff" officeooo:rsid="001e0bae"/>
    </style:style>
    <style:style style:name="T40" style:family="text">
      <style:text-properties fo:text-transform="uppercase" fo:color="#0000a8"/>
    </style:style>
    <style:style style:name="T41" style:family="text">
      <style:text-properties fo:text-transform="uppercase" fo:color="#0000a8" officeooo:rsid="002a2148"/>
    </style:style>
    <style:style style:name="T42" style:family="text">
      <style:text-properties fo:text-transform="uppercase" fo:color="#0000a8" officeooo:rsid="0047d29a"/>
    </style:style>
    <style:style style:name="T43" style:family="text">
      <style:text-properties fo:text-transform="uppercase" fo:color="#0000a8" officeooo:rsid="00170a8b"/>
    </style:style>
    <style:style style:name="T44" style:family="text">
      <style:text-properties fo:text-transform="uppercase" fo:font-weight="bold" style:font-weight-asian="bold" style:font-weight-complex="bold"/>
    </style:style>
    <style:style style:name="T45" style:family="text">
      <style:text-properties fo:text-transform="uppercase" fo:font-weight="bold" officeooo:rsid="006e7065" style:font-weight-asian="bold" style:font-weight-complex="bold"/>
    </style:style>
    <style:style style:name="T46" style:family="text">
      <style:text-properties fo:text-transform="uppercase" fo:font-weight="bold" officeooo:rsid="009b24b2" style:font-weight-asian="bold" style:font-weight-complex="bold"/>
    </style:style>
    <style:style style:name="T47" style:family="text">
      <style:text-properties fo:text-transform="uppercase" fo:font-weight="bold" officeooo:rsid="009c2136" style:font-weight-asian="bold" style:font-weight-complex="bold"/>
    </style:style>
    <style:style style:name="T48" style:family="text">
      <style:text-properties fo:text-transform="uppercase" loext:shadow="none"/>
    </style:style>
    <style:style style:name="T49" style:family="text">
      <style:text-properties fo:text-transform="uppercase" officeooo:rsid="020367dc" loext:shadow="none"/>
    </style:style>
    <style:style style:name="T50" style:family="text">
      <style:text-properties fo:text-transform="uppercase" officeooo:rsid="0260bf4c"/>
    </style:style>
    <style:style style:name="T51" style:family="text">
      <style:text-properties officeooo:rsid="004eed8c"/>
    </style:style>
    <style:style style:name="T52" style:family="text">
      <style:text-properties officeooo:rsid="0050f479"/>
    </style:style>
    <style:style style:name="T53" style:family="text">
      <style:text-properties fo:font-style="normal" style:font-style-asian="normal" style:font-style-complex="normal"/>
    </style:style>
    <style:style style:name="T54" style:family="text">
      <style:text-properties officeooo:rsid="02c8594a"/>
    </style:style>
    <style:style style:name="T55" style:family="text">
      <style:text-properties fo:color="#9900ff"/>
    </style:style>
    <style:style style:name="T56" style:family="text">
      <style:text-properties fo:color="#9900ff" officeooo:rsid="02c8594a"/>
    </style:style>
    <style:style style:name="T57" style:family="text">
      <style:text-properties fo:color="#9900ff" fo:font-style="italic" style:font-style-asian="italic" style:font-style-complex="italic"/>
    </style:style>
    <style:style style:name="T58" style:family="text">
      <style:text-properties fo:color="#9900ff" fo:font-style="italic" officeooo:rsid="0007a7fe" style:font-style-asian="italic" style:font-style-complex="italic"/>
    </style:style>
    <style:style style:name="T59" style:family="text">
      <style:text-properties fo:color="#9900ff" officeooo:rsid="0007a7fe"/>
    </style:style>
    <style:style style:name="T60" style:family="text">
      <style:text-properties fo:color="#9900ff" fo:font-size="16pt" fo:font-style="italic" fo:font-weight="normal" officeooo:rsid="0005c8b3" style:font-size-asian="16pt" style:font-style-asian="italic" style:font-weight-asian="normal" style:font-size-complex="16pt" style:font-style-complex="italic" style:font-weight-complex="normal"/>
    </style:style>
    <style:style style:name="T61" style:family="text">
      <style:text-properties fo:color="#9900ff" fo:font-size="16pt" fo:font-style="italic" fo:font-weight="normal" officeooo:rsid="0007a7fe" style:font-size-asian="16pt" style:font-style-asian="italic" style:font-weight-asian="normal" style:font-size-complex="16pt" style:font-style-complex="italic" style:font-weight-complex="normal"/>
    </style:style>
    <style:style style:name="T62" style:family="text">
      <style:text-properties fo:color="#9900ff" fo:font-size="16pt" fo:font-weight="normal" officeooo:rsid="0007a7fe" style:font-size-asian="16pt" style:font-weight-asian="normal" style:font-size-complex="16pt" style:font-weight-complex="normal"/>
    </style:style>
    <style:style style:name="T63" style:family="text">
      <style:text-properties fo:color="#9900ff" fo:font-weight="normal" officeooo:rsid="00190314" style:font-weight-asian="normal" style:font-weight-complex="normal"/>
    </style:style>
    <style:style style:name="T64" style:family="text">
      <style:text-properties fo:color="#9900ff" fo:font-weight="normal" officeooo:rsid="0007a7fe" style:font-weight-asian="normal" style:font-weight-complex="normal"/>
    </style:style>
    <style:style style:name="T65" style:family="text">
      <style:text-properties fo:color="#9900ff" officeooo:rsid="00c72f27"/>
    </style:style>
    <style:style style:name="T66" style:family="text">
      <style:text-properties fo:color="#9900ff" fo:font-weight="bold" officeooo:rsid="00ee84d3" style:font-weight-asian="bold" style:font-weight-complex="bold"/>
    </style:style>
    <style:style style:name="T67" style:family="text">
      <style:text-properties fo:color="#9900ff" fo:font-style="normal" officeooo:rsid="00c72f27" style:font-name-asian="Ubuntu" style:font-style-asian="normal" style:font-name-complex="Ubuntu" style:font-style-complex="normal"/>
    </style:style>
    <style:style style:name="T68" style:family="text">
      <style:text-properties fo:color="#9900ff" fo:font-style="normal" officeooo:rsid="01a1e870" style:font-name-asian="Ubuntu" style:font-style-asian="normal" style:font-name-complex="Ubuntu" style:font-style-complex="normal"/>
    </style:style>
    <style:style style:name="T69" style:family="text">
      <style:text-properties fo:color="#9900ff" fo:font-style="normal" officeooo:rsid="01a29081" style:font-name-asian="Ubuntu" style:font-style-asian="normal" style:font-name-complex="Ubuntu" style:font-style-complex="normal"/>
    </style:style>
    <style:style style:name="T70" style:family="text">
      <style:text-properties fo:color="#9900ff" fo:font-style="normal" fo:font-weight="bold" officeooo:rsid="00ee84d3" style:font-name-asian="Ubuntu" style:font-style-asian="normal" style:font-weight-asian="bold" style:font-name-complex="Ubuntu" style:font-style-complex="normal" style:font-weight-complex="bold"/>
    </style:style>
    <style:style style:name="T71" style:family="text">
      <style:text-properties fo:color="#9900ff" officeooo:rsid="01e9bfeb"/>
    </style:style>
    <style:style style:name="T72" style:family="text">
      <style:text-properties fo:color="#9900ff" style:font-name="Liberation Serif" fo:font-size="12pt" fo:font-weight="normal" officeooo:rsid="01e9bfeb" style:font-size-asian="12pt" style:font-weight-asian="normal" style:font-size-complex="12pt" style:font-weight-complex="normal"/>
    </style:style>
    <style:style style:name="T73" style:family="text">
      <style:text-properties fo:color="#9900ff" style:font-name="Liberation Serif" fo:font-size="12pt" fo:font-weight="normal" officeooo:rsid="021a5c4c" style:font-size-asian="12pt" style:font-weight-asian="normal" style:font-size-complex="12pt" style:font-weight-complex="normal"/>
    </style:style>
    <style:style style:name="T74" style:family="text">
      <style:text-properties fo:color="#9900ff" style:font-name="Liberation Serif" fo:font-size="12pt" fo:font-weight="normal" officeooo:rsid="0007a7fe" style:font-size-asian="12pt" style:font-weight-asian="normal" style:font-size-complex="12pt" style:font-weight-complex="normal"/>
    </style:style>
    <style:style style:name="T75" style:family="text">
      <style:text-properties style:use-window-font-color="true"/>
    </style:style>
    <style:style style:name="T76" style:family="text">
      <style:text-properties style:use-window-font-color="true" officeooo:rsid="02c8594a"/>
    </style:style>
    <style:style style:name="T77" style:family="text">
      <style:text-properties style:use-window-font-color="true" officeooo:rsid="0068e53d"/>
    </style:style>
    <style:style style:name="T78" style:family="text">
      <style:text-properties style:use-window-font-color="true" fo:font-weight="bold" officeooo:rsid="0068e53d" style:font-weight-asian="bold" style:font-weight-complex="bold"/>
    </style:style>
    <style:style style:name="T79" style:family="text">
      <style:text-properties style:use-window-font-color="true" officeooo:rsid="017de69e"/>
    </style:style>
    <style:style style:name="T80" style:family="text">
      <style:text-properties style:use-window-font-color="true" fo:font-style="italic" officeooo:rsid="017de69e" style:font-style-asian="italic" style:font-style-complex="italic"/>
    </style:style>
    <style:style style:name="T81" style:family="text">
      <style:text-properties style:use-window-font-color="true" fo:font-style="italic" officeooo:rsid="018b1125" style:font-style-asian="italic" style:font-style-complex="italic"/>
    </style:style>
    <style:style style:name="T82" style:family="text">
      <style:text-properties style:use-window-font-color="true" fo:font-style="italic" officeooo:rsid="01c83078" style:font-style-asian="italic" style:font-style-complex="italic"/>
    </style:style>
    <style:style style:name="T83" style:family="text">
      <style:text-properties style:use-window-font-color="true" fo:font-style="italic" fo:font-weight="bold" officeooo:rsid="017de69e" style:font-style-asian="italic" style:font-weight-asian="bold" style:font-style-complex="italic" style:font-weight-complex="bold"/>
    </style:style>
    <style:style style:name="T84" style:family="text">
      <style:text-properties style:use-window-font-color="true" fo:font-style="italic" fo:font-weight="bold" officeooo:rsid="018b1125" style:font-style-asian="italic" style:font-weight-asian="bold" style:font-style-complex="italic" style:font-weight-complex="bold"/>
    </style:style>
    <style:style style:name="T85" style:family="text">
      <style:text-properties style:use-window-font-color="true" fo:font-style="italic" fo:font-weight="bold" officeooo:rsid="01a1e870" style:font-name-asian="Ubuntu" style:font-style-asian="italic" style:font-weight-asian="bold" style:font-name-complex="Ubuntu" style:font-style-complex="italic" style:font-weight-complex="bold"/>
    </style:style>
    <style:style style:name="T86" style:family="text">
      <style:text-properties style:use-window-font-color="true" fo:font-style="italic" fo:font-weight="bold" officeooo:rsid="00c72f27" style:font-name-asian="Ubuntu" style:font-style-asian="italic" style:font-weight-asian="bold" style:font-name-complex="Ubuntu" style:font-style-complex="italic" style:font-weight-complex="bold"/>
    </style:style>
    <style:style style:name="T87" style:family="text">
      <style:text-properties style:use-window-font-color="true" fo:font-style="italic" fo:font-weight="bold" officeooo:rsid="00e92c6a" style:font-name-asian="Ubuntu" style:font-style-asian="italic" style:font-weight-asian="bold" style:font-name-complex="Ubuntu" style:font-style-complex="italic" style:font-weight-complex="bold"/>
    </style:style>
    <style:style style:name="T88" style:family="text">
      <style:text-properties style:use-window-font-color="true" fo:font-style="italic" fo:font-weight="bold" officeooo:rsid="00ee84d3" style:font-name-asian="Ubuntu" style:font-style-asian="italic" style:font-weight-asian="bold" style:font-name-complex="Ubuntu" style:font-style-complex="italic" style:font-weight-complex="bold"/>
    </style:style>
    <style:style style:name="T89" style:family="text">
      <style:text-properties style:use-window-font-color="true" fo:font-style="italic" fo:font-weight="bold" officeooo:rsid="01bb7e0c" style:font-name-asian="Liberation Serif1" style:font-style-asian="italic" style:font-weight-asian="bold" style:font-name-complex="Liberation Serif1" style:font-style-complex="italic" style:font-weight-complex="bold"/>
    </style:style>
    <style:style style:name="T90" style:family="text">
      <style:text-properties style:use-window-font-color="true" fo:font-style="italic" fo:font-weight="normal" officeooo:rsid="018b1125" style:font-style-asian="italic" style:font-weight-asian="normal" style:font-style-complex="italic" style:font-weight-complex="normal"/>
    </style:style>
    <style:style style:name="T91" style:family="text">
      <style:text-properties style:use-window-font-color="true" fo:font-style="italic" fo:font-weight="normal" officeooo:rsid="018b1125" style:font-style-asian="italic" style:font-weight-asian="normal" style:font-style-complex="italic" style:font-weight-complex="normal" loext:padding="0.049cm" loext:border="0.06pt dotted #000000" loext:shadow="none"/>
    </style:style>
    <style:style style:name="T92" style:family="text">
      <style:text-properties style:use-window-font-color="true" fo:font-style="italic" fo:font-weight="normal" officeooo:rsid="01c8a23a" style:font-style-asian="italic" style:font-weight-asian="normal" style:font-style-complex="italic" style:font-weight-complex="normal" loext:padding="0.049cm" loext:border="0.06pt dotted #000000" loext:shadow="none"/>
    </style:style>
    <style:style style:name="T93" style:family="text">
      <style:text-properties style:use-window-font-color="true" style:text-position="0% 100%" fo:font-style="italic" officeooo:rsid="00c72f27" style:font-name-asian="Liberation Serif1" style:font-style-asian="italic" style:font-name-complex="Liberation Serif1" style:font-style-complex="italic" loext:shadow="none"/>
    </style:style>
    <style:style style:name="T94" style:family="text">
      <style:text-properties style:use-window-font-color="true" style:text-position="0% 100%" fo:font-style="italic" fo:font-weight="bold" officeooo:rsid="00c72f27" style:font-name-asian="Liberation Serif1" style:font-style-asian="italic" style:font-weight-asian="bold" style:font-name-complex="Liberation Serif1" style:font-style-complex="italic" style:font-weight-complex="bold" loext:shadow="none"/>
    </style:style>
    <style:style style:name="T95" style:family="text">
      <style:text-properties style:use-window-font-color="true" style:text-position="0% 100%" fo:font-style="italic" fo:font-weight="bold" officeooo:rsid="01069923" style:font-name-asian="Liberation Serif1" style:font-style-asian="italic" style:font-weight-asian="bold" style:font-name-complex="Liberation Serif1" style:font-style-complex="italic" style:font-weight-complex="bold" loext:shadow="none"/>
    </style:style>
    <style:style style:name="T96" style:family="text">
      <style:text-properties style:use-window-font-color="true" style:text-position="0% 100%" fo:font-style="italic" fo:font-weight="bold" officeooo:rsid="010bb947" style:font-name-asian="Liberation Serif1" style:font-style-asian="italic" style:font-weight-asian="bold" style:font-name-complex="Liberation Serif1" style:font-style-complex="italic" style:font-weight-complex="bold" loext:shadow="none"/>
    </style:style>
    <style:style style:name="T97" style:family="text">
      <style:text-properties style:use-window-font-color="true" style:text-position="0% 100%" fo:font-style="normal" officeooo:rsid="00c72f27" style:font-name-asian="Ubuntu" style:font-style-asian="normal" style:font-name-complex="Ubuntu" style:font-style-complex="normal" loext:shadow="none"/>
    </style:style>
    <style:style style:name="T98" style:family="text">
      <style:text-properties style:use-window-font-color="true" style:text-position="0% 100%" fo:font-style="normal" officeooo:rsid="01ada7f3" style:font-name-asian="Ubuntu" style:font-style-asian="normal" style:font-name-complex="Ubuntu" style:font-style-complex="normal" loext:shadow="none"/>
    </style:style>
    <style:style style:name="T99" style:family="text">
      <style:text-properties style:use-window-font-color="true" style:text-position="0% 100%" fo:font-style="normal" officeooo:rsid="01b29b1c" style:font-name-asian="Ubuntu" style:font-style-asian="normal" style:font-name-complex="Ubuntu" style:font-style-complex="normal" loext:shadow="none"/>
    </style:style>
    <style:style style:name="T100" style:family="text">
      <style:text-properties style:use-window-font-color="true" style:text-position="0% 100%" fo:font-style="normal" officeooo:rsid="00c72f27" style:font-name-asian="Liberation Serif1" style:font-style-asian="normal" style:font-name-complex="Liberation Serif1" style:font-style-complex="normal" loext:shadow="none"/>
    </style:style>
    <style:style style:name="T101" style:family="text">
      <style:text-properties style:use-window-font-color="true" style:text-position="0% 100%" fo:font-style="normal" officeooo:rsid="018db497" style:font-name-asian="Liberation Serif1" style:font-style-asian="normal" style:font-name-complex="Liberation Serif1" style:font-style-complex="normal" loext:shadow="none"/>
    </style:style>
    <style:style style:name="T102" style:family="text">
      <style:text-properties style:use-window-font-color="true" style:text-position="0% 100%" fo:font-style="normal" officeooo:rsid="01ac3005" style:font-name-asian="Liberation Serif1" style:font-style-asian="normal" style:font-name-complex="Liberation Serif1" style:font-style-complex="normal" loext:shadow="none"/>
    </style:style>
    <style:style style:name="T103" style:family="text">
      <style:text-properties style:use-window-font-color="true" style:text-position="0% 100%" fo:font-style="normal" officeooo:rsid="01ada7f3" style:font-name-asian="Liberation Serif1" style:font-style-asian="normal" style:font-name-complex="Liberation Serif1" style:font-style-complex="normal" loext:shadow="none"/>
    </style:style>
    <style:style style:name="T104" style:family="text">
      <style:text-properties style:use-window-font-color="true" style:text-position="0% 100%" fo:font-style="normal" officeooo:rsid="01aec610" style:font-name-asian="Liberation Serif1" style:font-style-asian="normal" style:font-name-complex="Liberation Serif1" style:font-style-complex="normal" loext:shadow="none"/>
    </style:style>
    <style:style style:name="T105" style:family="text">
      <style:text-properties style:use-window-font-color="true" style:text-position="0% 100%" fo:font-style="normal" officeooo:rsid="017c10ca" style:font-name-asian="Liberation Serif1" style:font-style-asian="normal" style:font-name-complex="Liberation Serif1" style:font-style-complex="normal" loext:shadow="none"/>
    </style:style>
    <style:style style:name="T106" style:family="text">
      <style:text-properties style:use-window-font-color="true" style:text-position="0% 100%" fo:font-style="normal" officeooo:rsid="01b093a3" style:font-name-asian="Liberation Serif1" style:font-style-asian="normal" style:font-name-complex="Liberation Serif1" style:font-style-complex="normal" loext:shadow="none"/>
    </style:style>
    <style:style style:name="T107" style:family="text">
      <style:text-properties style:use-window-font-color="true" style:text-position="0% 100%" fo:font-style="normal" officeooo:rsid="01b62097" style:font-name-asian="Liberation Serif1" style:font-style-asian="normal" style:font-name-complex="Liberation Serif1" style:font-style-complex="normal" loext:shadow="none"/>
    </style:style>
    <style:style style:name="T108" style:family="text">
      <style:text-properties style:use-window-font-color="true" style:text-position="0% 100%" fo:font-style="normal" officeooo:rsid="01b67360" style:font-name-asian="Liberation Serif1" style:font-style-asian="normal" style:font-name-complex="Liberation Serif1" style:font-style-complex="normal" loext:shadow="none"/>
    </style:style>
    <style:style style:name="T109" style:family="text">
      <style:text-properties style:use-window-font-color="true" style:text-position="0% 100%" fo:font-style="normal" officeooo:rsid="01b86498" style:font-name-asian="Liberation Serif1" style:font-style-asian="normal" style:font-name-complex="Liberation Serif1" style:font-style-complex="normal" loext:shadow="none"/>
    </style:style>
    <style:style style:name="T110" style:family="text">
      <style:text-properties style:use-window-font-color="true" style:text-position="0% 100%" fo:font-style="normal" officeooo:rsid="01b364f1" style:font-name-asian="Liberation Serif1" style:font-style-asian="normal" style:font-name-complex="Liberation Serif1" style:font-style-complex="normal" loext:shadow="none"/>
    </style:style>
    <style:style style:name="T111" style:family="text">
      <style:text-properties style:use-window-font-color="true" style:text-position="0% 100%" fo:font-style="normal" fo:font-weight="bold" officeooo:rsid="01bb7e0c" style:font-name-asian="Liberation Serif1" style:font-style-asian="normal" style:font-weight-asian="bold" style:font-name-complex="Liberation Serif1" style:font-style-complex="normal" style:font-weight-complex="bold" loext:shadow="none"/>
    </style:style>
    <style:style style:name="T112" style:family="text">
      <style:text-properties style:use-window-font-color="true" style:text-position="0% 100%" fo:font-style="normal" fo:font-weight="bold" officeooo:rsid="01e44a3e" style:font-name-asian="Liberation Serif1" style:font-style-asian="normal" style:font-weight-asian="bold" style:font-name-complex="Liberation Serif1" style:font-style-complex="normal" style:font-weight-complex="bold" loext:shadow="none"/>
    </style:style>
    <style:style style:name="T113" style:family="text">
      <style:text-properties style:use-window-font-color="true" style:text-position="0% 100%" fo:font-style="normal" fo:font-weight="bold" officeooo:rsid="01e74194" style:font-name-asian="Liberation Serif1" style:font-style-asian="normal" style:font-weight-asian="bold" style:font-name-complex="Liberation Serif1" style:font-style-complex="normal" style:font-weight-complex="bold" loext:shadow="none"/>
    </style:style>
    <style:style style:name="T114" style:family="text">
      <style:text-properties style:use-window-font-color="true" fo:font-style="normal" officeooo:rsid="01a13351" style:font-name-asian="Ubuntu" style:font-style-asian="normal" style:font-name-complex="Ubuntu" style:font-style-complex="normal"/>
    </style:style>
    <style:style style:name="T115" style:family="text">
      <style:text-properties style:use-window-font-color="true" fo:font-style="normal" officeooo:rsid="00c72f27" style:font-name-asian="Ubuntu" style:font-style-asian="normal" style:font-name-complex="Ubuntu" style:font-style-complex="normal"/>
    </style:style>
    <style:style style:name="T116" style:family="text">
      <style:text-properties style:use-window-font-color="true" fo:font-style="normal" officeooo:rsid="01a1e870" style:font-name-asian="Ubuntu" style:font-style-asian="normal" style:font-name-complex="Ubuntu" style:font-style-complex="normal"/>
    </style:style>
    <style:style style:name="T117" style:family="text">
      <style:text-properties style:use-window-font-color="true" fo:font-style="normal" officeooo:rsid="01a29081" style:font-name-asian="Ubuntu" style:font-style-asian="normal" style:font-name-complex="Ubuntu" style:font-style-complex="normal"/>
    </style:style>
    <style:style style:name="T118" style:family="text">
      <style:text-properties style:use-window-font-color="true" fo:font-style="normal" officeooo:rsid="01a2f3cc" style:font-name-asian="Ubuntu" style:font-style-asian="normal" style:font-name-complex="Ubuntu" style:font-style-complex="normal"/>
    </style:style>
    <style:style style:name="T119" style:family="text">
      <style:text-properties style:use-window-font-color="true" fo:font-style="normal" officeooo:rsid="01a5721d" style:font-name-asian="Ubuntu" style:font-style-asian="normal" style:font-name-complex="Ubuntu" style:font-style-complex="normal"/>
    </style:style>
    <style:style style:name="T120" style:family="text">
      <style:text-properties style:use-window-font-color="true" fo:font-style="normal" officeooo:rsid="00ee84d3" style:font-name-asian="Ubuntu" style:font-style-asian="normal" style:font-name-complex="Ubuntu" style:font-style-complex="normal"/>
    </style:style>
    <style:style style:name="T121" style:family="text">
      <style:text-properties style:use-window-font-color="true" fo:font-style="normal" officeooo:rsid="01a69817" style:font-name-asian="Ubuntu" style:font-style-asian="normal" style:font-name-complex="Ubuntu" style:font-style-complex="normal"/>
    </style:style>
    <style:style style:name="T122" style:family="text">
      <style:text-properties style:use-window-font-color="true" fo:font-style="normal" officeooo:rsid="01a736ce" style:font-name-asian="Ubuntu" style:font-style-asian="normal" style:font-name-complex="Ubuntu" style:font-style-complex="normal"/>
    </style:style>
    <style:style style:name="T123" style:family="text">
      <style:text-properties style:use-window-font-color="true" fo:font-style="normal" officeooo:rsid="01aa4f36" style:font-name-asian="Ubuntu" style:font-style-asian="normal" style:font-name-complex="Ubuntu" style:font-style-complex="normal"/>
    </style:style>
    <style:style style:name="T124" style:family="text">
      <style:text-properties style:use-window-font-color="true" fo:font-style="normal" officeooo:rsid="01ba28e0" style:font-name-asian="Ubuntu" style:font-style-asian="normal" style:font-name-complex="Ubuntu" style:font-style-complex="normal"/>
    </style:style>
    <style:style style:name="T125" style:family="text">
      <style:text-properties style:use-window-font-color="true" fo:font-style="normal" fo:font-weight="bold" officeooo:rsid="00ee84d3" style:font-name-asian="Ubuntu" style:font-style-asian="normal" style:font-weight-asian="bold" style:font-name-complex="Ubuntu" style:font-style-complex="normal" style:font-weight-complex="bold"/>
    </style:style>
    <style:style style:name="T126" style:family="text">
      <style:text-properties style:use-window-font-color="true" fo:font-style="normal" fo:font-weight="bold" officeooo:rsid="00c72f27" style:font-name-asian="Ubuntu" style:font-style-asian="normal" style:font-weight-asian="bold" style:font-name-complex="Ubuntu" style:font-style-complex="normal" style:font-weight-complex="bold"/>
    </style:style>
    <style:style style:name="T127" style:family="text">
      <style:text-properties style:use-window-font-color="true" fo:font-style="normal" fo:font-weight="bold" officeooo:rsid="01ce845b" style:font-name-asian="Ubuntu" style:font-style-asian="normal" style:font-weight-asian="bold" style:font-name-complex="Ubuntu" style:font-style-complex="normal" style:font-weight-complex="bold"/>
    </style:style>
    <style:style style:name="T128" style:family="text">
      <style:text-properties style:use-window-font-color="true" fo:font-style="normal" fo:font-weight="bold" officeooo:rsid="01bb7e0c" style:font-name-asian="Liberation Serif1" style:font-style-asian="normal" style:font-weight-asian="bold" style:font-name-complex="Liberation Serif1" style:font-style-complex="normal" style:font-weight-complex="bold"/>
    </style:style>
    <style:style style:name="T129" style:family="text">
      <style:text-properties style:use-window-font-color="true" fo:font-style="normal" fo:font-weight="bold" officeooo:rsid="01e44a3e" style:font-name-asian="Liberation Serif1" style:font-style-asian="normal" style:font-weight-asian="bold" style:font-name-complex="Liberation Serif1" style:font-style-complex="normal" style:font-weight-complex="bold"/>
    </style:style>
    <style:style style:name="T130" style:family="text">
      <style:text-properties style:use-window-font-color="true" fo:font-style="normal" fo:font-weight="bold" officeooo:rsid="01e74194" style:font-name-asian="Liberation Serif1" style:font-style-asian="normal" style:font-weight-asian="bold" style:font-name-complex="Liberation Serif1" style:font-style-complex="normal" style:font-weight-complex="bold"/>
    </style:style>
    <style:style style:name="T131" style:family="text">
      <style:text-properties style:use-window-font-color="true" fo:font-style="normal" officeooo:rsid="01b364f1" style:font-name-asian="Liberation Serif1" style:font-style-asian="normal" style:font-name-complex="Liberation Serif1" style:font-style-complex="normal"/>
    </style:style>
    <style:style style:name="T132" style:family="text">
      <style:text-properties style:use-window-font-color="true" fo:font-style="normal" officeooo:rsid="01bb7e0c" style:font-name-asian="Liberation Serif1" style:font-style-asian="normal" style:font-name-complex="Liberation Serif1" style:font-style-complex="normal"/>
    </style:style>
    <style:style style:name="T133" style:family="text">
      <style:text-properties style:use-window-font-color="true" style:text-position="super 58%" fo:font-style="normal" fo:font-weight="bold" officeooo:rsid="01bb10e7" style:font-name-asian="Liberation Serif1" style:font-style-asian="normal" style:font-weight-asian="bold" style:font-name-complex="Liberation Serif1" style:font-style-complex="normal" style:font-weight-complex="bold" loext:shadow="none"/>
    </style:style>
    <style:style style:name="T134" style:family="text">
      <style:text-properties style:use-window-font-color="true" style:text-position="super 58%" fo:font-style="normal" fo:font-weight="bold" officeooo:rsid="01c2dbd0" style:font-name-asian="Liberation Serif1" style:font-style-asian="normal" style:font-weight-asian="bold" style:font-name-complex="Liberation Serif1" style:font-style-complex="normal" style:font-weight-complex="bold" loext:shadow="none"/>
    </style:style>
    <style:style style:name="T135" style:family="text">
      <style:text-properties style:use-window-font-color="true" style:text-position="super 58%" fo:font-style="normal" fo:font-weight="bold" officeooo:rsid="01c467af" style:font-name-asian="Liberation Serif1" style:font-style-asian="normal" style:font-weight-asian="bold" style:font-name-complex="Liberation Serif1" style:font-style-complex="normal" style:font-weight-complex="bold" loext:shadow="none"/>
    </style:style>
    <style:style style:name="T136" style:family="text">
      <style:text-properties style:use-window-font-color="true" style:text-position="super 58%" fo:font-style="normal" fo:font-weight="bold" officeooo:rsid="01fa0e4b" style:font-style-asian="normal" style:font-weight-asian="bold" style:font-style-complex="normal" style:font-weight-complex="bold" loext:shadow="none"/>
    </style:style>
    <style:style style:name="T137" style:family="text">
      <style:text-properties style:use-window-font-color="true" style:text-position="super 58%" fo:font-style="normal" fo:font-weight="bold" officeooo:rsid="01fa0e4b" style:font-style-asian="normal" style:font-weight-asian="bold" style:font-style-complex="normal" style:font-weight-complex="bold" loext:padding="0.049cm" loext:border="0.06pt dotted #000000" loext:shadow="none"/>
    </style:style>
    <style:style style:name="T138" style:family="text">
      <style:text-properties style:use-window-font-color="true" style:text-position="super 58%" fo:font-style="normal" fo:font-weight="bold" officeooo:rsid="02155c3f" style:font-style-asian="normal" style:font-weight-asian="bold" style:font-style-complex="normal" style:font-weight-complex="bold" loext:shadow="none"/>
    </style:style>
    <style:style style:name="T139" style:family="text">
      <style:text-properties style:use-window-font-color="true" style:text-position="super 58%" fo:font-style="normal" fo:font-weight="bold" officeooo:rsid="02155c3f" style:font-style-asian="normal" style:font-weight-asian="bold" style:font-style-complex="normal" style:font-weight-complex="bold" loext:padding="0.049cm" loext:border="0.06pt dotted #000000" loext:shadow="none"/>
    </style:style>
    <style:style style:name="T140" style:family="text">
      <style:text-properties style:use-window-font-color="true" style:text-position="super 58%" fo:font-style="normal" fo:font-weight="bold" officeooo:rsid="022941c1" style:font-style-asian="normal" style:font-weight-asian="bold" style:font-style-complex="normal" style:font-weight-complex="bold" loext:shadow="none"/>
    </style:style>
    <style:style style:name="T141" style:family="text">
      <style:text-properties style:use-window-font-color="true" style:text-position="super 58%" fo:font-style="normal" fo:font-weight="bold" officeooo:rsid="02312a70" style:font-style-asian="normal" style:font-weight-asian="bold" style:font-style-complex="normal" style:font-weight-complex="bold" loext:shadow="none"/>
    </style:style>
    <style:style style:name="T142" style:family="text">
      <style:text-properties style:use-window-font-color="true" style:text-position="super 58%" fo:font-style="normal" fo:font-weight="bold" officeooo:rsid="02312a70" style:font-style-asian="normal" style:font-weight-asian="bold" style:font-style-complex="normal" style:font-weight-complex="bold" loext:padding="0.049cm" loext:border="0.06pt dotted #000000" loext:shadow="none"/>
    </style:style>
    <style:style style:name="T143" style:family="text">
      <style:text-properties style:use-window-font-color="true" style:text-position="super 58%" fo:font-weight="bold" officeooo:rsid="01fa0e4b" style:font-weight-asian="bold" style:font-weight-complex="bold" loext:shadow="none"/>
    </style:style>
    <style:style style:name="T144" style:family="text">
      <style:text-properties style:use-window-font-color="true" style:text-position="super 58%" fo:font-weight="bold" officeooo:rsid="0214c0b7" style:font-weight-asian="bold" style:font-weight-complex="bold" loext:shadow="none"/>
    </style:style>
    <style:style style:name="T145" style:family="text">
      <style:text-properties style:use-window-font-color="true" style:font-name="Liberation Serif" fo:font-size="12pt" fo:font-weight="bold" officeooo:rsid="01e9bfeb" style:font-size-asian="12pt" style:font-weight-asian="bold" style:font-size-complex="12pt" style:font-weight-complex="bold"/>
    </style:style>
    <style:style style:name="T146" style:family="text">
      <style:text-properties style:use-window-font-color="true" style:font-name="Liberation Serif" fo:font-size="12pt" fo:font-weight="bold" officeooo:rsid="02197e43" style:font-size-asian="12pt" style:font-weight-asian="bold" style:font-size-complex="12pt" style:font-weight-complex="bold"/>
    </style:style>
    <style:style style:name="T147" style:family="text">
      <style:text-properties style:use-window-font-color="true" style:font-name="Liberation Serif" fo:font-size="12pt" fo:font-weight="bold" officeooo:rsid="021a5c4c" style:font-size-asian="12pt" style:font-weight-asian="bold" style:font-size-complex="12pt" style:font-weight-complex="bold"/>
    </style:style>
    <style:style style:name="T148" style:family="text">
      <style:text-properties style:use-window-font-color="true" style:font-name="Liberation Serif" fo:font-size="12pt" fo:font-weight="bold" officeooo:rsid="021b48f3" style:font-size-asian="12pt" style:font-weight-asian="bold" style:font-size-complex="12pt" style:font-weight-complex="bold"/>
    </style:style>
    <style:style style:name="T149" style:family="text">
      <style:text-properties style:use-window-font-color="true" style:font-name="Liberation Serif" fo:font-size="12pt" fo:font-weight="normal" officeooo:rsid="02197e43" style:font-size-asian="12pt" style:font-weight-asian="normal" style:font-size-complex="12pt" style:font-weight-complex="normal"/>
    </style:style>
    <style:style style:name="T150" style:family="text">
      <style:text-properties style:use-window-font-color="true" style:font-name="Liberation Serif" fo:font-size="12pt" fo:font-weight="normal" officeooo:rsid="01e9bfeb" style:font-size-asian="12pt" style:font-weight-asian="normal" style:font-size-complex="12pt" style:font-weight-complex="normal"/>
    </style:style>
    <style:style style:name="T151" style:family="text">
      <style:text-properties style:use-window-font-color="true" style:font-name="Liberation Serif" fo:font-size="12pt" fo:font-weight="normal" officeooo:rsid="021b48f3" style:font-size-asian="12pt" style:font-weight-asian="normal" style:font-size-complex="12pt" style:font-weight-complex="normal"/>
    </style:style>
    <style:style style:name="T152" style:family="text">
      <style:text-properties style:use-window-font-color="true" style:font-name="Liberation Serif" fo:font-size="12pt" fo:font-weight="normal" officeooo:rsid="0007a7fe" style:font-size-asian="12pt" style:font-weight-asian="normal" style:font-size-complex="12pt" style:font-weight-complex="normal"/>
    </style:style>
    <style:style style:name="T153" style:family="text">
      <style:text-properties style:use-window-font-color="true" style:font-name="Liberation Serif" fo:font-size="12pt" fo:font-style="italic" fo:font-weight="bold" officeooo:rsid="0007a7fe" style:font-size-asian="12pt" style:font-style-asian="italic" style:font-weight-asian="bold" style:font-size-complex="12pt" style:font-style-complex="italic" style:font-weight-complex="bold"/>
    </style:style>
    <style:style style:name="T154" style:family="text">
      <style:text-properties style:use-window-font-color="true" style:font-name="Liberation Serif" fo:font-size="12pt" fo:font-style="normal" fo:font-weight="normal" officeooo:rsid="0007a7fe" style:font-size-asian="12pt" style:font-style-asian="normal" style:font-weight-asian="normal" style:font-size-complex="12pt" style:font-style-complex="normal" style:font-weight-complex="normal"/>
    </style:style>
    <style:style style:name="T155" style:family="text">
      <style:text-properties style:use-window-font-color="true" style:font-name="Liberation Serif" fo:font-size="12pt" fo:font-style="normal" fo:font-weight="normal" officeooo:rsid="021b48f3" style:font-size-asian="12pt" style:font-style-asian="normal" style:font-weight-asian="normal" style:font-size-complex="12pt" style:font-style-complex="normal" style:font-weight-complex="normal"/>
    </style:style>
    <style:style style:name="T156" style:family="text">
      <style:text-properties style:use-window-font-color="true" style:font-name="Liberation Serif" fo:font-size="12pt" fo:font-style="normal" fo:font-weight="normal" officeooo:rsid="021e3211" style:font-size-asian="12pt" style:font-style-asian="normal" style:font-weight-asian="normal" style:font-size-complex="12pt" style:font-style-complex="normal" style:font-weight-complex="normal"/>
    </style:style>
    <style:style style:name="T157" style:family="text">
      <style:text-properties style:use-window-font-color="true" style:font-name="Liberation Serif" fo:font-size="12pt" fo:font-style="normal" fo:font-weight="normal" officeooo:rsid="021e3211" style:font-size-asian="12pt" style:font-style-asian="normal" style:font-weight-asian="normal" style:font-size-complex="12pt" style:font-style-complex="normal" style:font-weight-complex="normal" loext:shadow="none"/>
    </style:style>
    <style:style style:name="T158" style:family="text">
      <style:text-properties style:use-window-font-color="true" style:font-name="Liberation Serif" fo:font-size="12pt" fo:font-style="normal" fo:font-weight="normal" officeooo:rsid="0224d249" style:font-size-asian="12pt" style:font-style-asian="normal" style:font-weight-asian="normal" style:font-size-complex="12pt" style:font-style-complex="normal" style:font-weight-complex="normal"/>
    </style:style>
    <style:style style:name="T159" style:family="text">
      <style:text-properties style:use-window-font-color="true" style:font-name="Liberation Serif" fo:font-size="12pt" fo:font-style="normal" fo:font-weight="bold" officeooo:rsid="021b48f3" style:font-size-asian="12pt" style:font-style-asian="normal" style:font-weight-asian="bold" style:font-size-complex="12pt" style:font-style-complex="normal" style:font-weight-complex="bold"/>
    </style:style>
    <style:style style:name="T160" style:family="text">
      <style:text-properties style:use-window-font-color="true" style:font-name="Liberation Serif" fo:font-size="12pt" fo:font-style="normal" fo:font-weight="bold" officeooo:rsid="0224d249" style:font-size-asian="12pt" style:font-style-asian="normal" style:font-weight-asian="bold" style:font-size-complex="12pt" style:font-style-complex="normal" style:font-weight-complex="bold"/>
    </style:style>
    <style:style style:name="T161" style:family="text">
      <style:text-properties fo:color="#00ccff"/>
    </style:style>
    <style:style style:name="T162" style:family="text">
      <style:text-properties fo:color="#00ccff" officeooo:rsid="02c8594a"/>
    </style:style>
    <style:style style:name="T163" style:family="text">
      <style:text-properties fo:color="#00ccff" fo:font-style="italic" style:font-style-asian="italic" style:font-style-complex="italic"/>
    </style:style>
    <style:style style:name="T164" style:family="text">
      <style:text-properties fo:color="#00ccff" fo:font-style="italic" officeooo:rsid="01aef61c" style:font-style-asian="italic" style:font-style-complex="italic"/>
    </style:style>
    <style:style style:name="T165" style:family="text">
      <style:text-properties fo:color="#00ccff" officeooo:rsid="00f11a30" loext:padding="0.049cm" loext:border="0.06pt dotted #000000" loext:shadow="none"/>
    </style:style>
    <style:style style:name="T166" style:family="text">
      <style:text-properties fo:color="#00ccff" officeooo:rsid="00fbd938"/>
    </style:style>
    <style:style style:name="T167" style:family="text">
      <style:text-properties fo:color="#00ccff" officeooo:rsid="01124eca"/>
    </style:style>
    <style:style style:name="T168" style:family="text">
      <style:text-properties fo:color="#00ccff" officeooo:rsid="0113c747"/>
    </style:style>
    <style:style style:name="T169" style:family="text">
      <style:text-properties fo:color="#00ccff" officeooo:rsid="01250001"/>
    </style:style>
    <style:style style:name="T170" style:family="text">
      <style:text-properties fo:color="#00ccff" officeooo:rsid="0127b24f"/>
    </style:style>
    <style:style style:name="T171" style:family="text">
      <style:text-properties fo:color="#00ccff" loext:padding="0.049cm" loext:border="0.06pt dotted #000000" loext:shadow="none"/>
    </style:style>
    <style:style style:name="T172" style:family="text">
      <style:text-properties fo:color="#00ccff" style:text-position="0% 100%" fo:font-style="normal" officeooo:rsid="00c72f27" style:font-name-asian="Ubuntu" style:font-style-asian="normal" style:font-name-complex="Ubuntu" style:font-style-complex="normal" loext:shadow="none"/>
    </style:style>
    <style:style style:name="T173" style:family="text">
      <style:text-properties fo:color="#00ccff" style:text-position="0% 100%" fo:font-style="normal" officeooo:rsid="01ada7f3" style:font-name-asian="Ubuntu" style:font-style-asian="normal" style:font-name-complex="Ubuntu" style:font-style-complex="normal" loext:shadow="none"/>
    </style:style>
    <style:style style:name="T174" style:family="text">
      <style:text-properties fo:color="#00ccff" style:text-position="0% 100%" fo:font-style="normal" officeooo:rsid="00c72f27" style:font-name-asian="Liberation Serif1" style:font-style-asian="normal" style:font-name-complex="Liberation Serif1" style:font-style-complex="normal" loext:shadow="none"/>
    </style:style>
    <style:style style:name="T175" style:family="text">
      <style:text-properties fo:color="#00ccff" style:text-position="0% 100%" fo:font-style="normal" officeooo:rsid="01124eca" style:font-name-asian="Liberation Serif1" style:font-style-asian="normal" style:font-name-complex="Liberation Serif1" style:font-style-complex="normal" loext:shadow="none"/>
    </style:style>
    <style:style style:name="T176" style:family="text">
      <style:text-properties fo:color="#00ccff" style:text-position="0% 100%" fo:font-style="normal" officeooo:rsid="0113c747" style:font-name-asian="Liberation Serif1" style:font-style-asian="normal" style:font-name-complex="Liberation Serif1" style:font-style-complex="normal" loext:shadow="none"/>
    </style:style>
    <style:style style:name="T177" style:family="text">
      <style:text-properties fo:color="#00ccff" style:text-position="0% 100%" fo:font-style="italic" officeooo:rsid="00c72f27" style:font-name-asian="Liberation Serif1" style:font-style-asian="italic" style:font-name-complex="Liberation Serif1" style:font-style-complex="italic" loext:shadow="none"/>
    </style:style>
    <style:style style:name="T178" style:family="text">
      <style:text-properties fo:color="#00ccff" style:text-position="0% 100%" fo:font-style="italic" officeooo:rsid="01aef61c" style:font-name-asian="Liberation Serif1" style:font-style-asian="italic" style:font-name-complex="Liberation Serif1" style:font-style-complex="italic" loext:shadow="none"/>
    </style:style>
    <style:style style:name="T179" style:family="text">
      <style:text-properties fo:color="#00ccff" officeooo:rsid="01e9bfeb" loext:padding="0.049cm" loext:border="0.06pt dotted #000000" loext:shadow="none"/>
    </style:style>
    <style:style style:name="T180" style:family="text">
      <style:text-properties fo:color="#00ccff" style:font-name="Liberation Serif" fo:font-size="12pt" fo:font-style="normal" fo:font-weight="normal" officeooo:rsid="0007a7fe" style:font-size-asian="12pt" style:font-style-asian="normal" style:font-weight-asian="normal" style:font-size-complex="12pt" style:font-style-complex="normal" style:font-weight-complex="normal"/>
    </style:style>
    <style:style style:name="T181" style:family="text">
      <style:text-properties fo:color="#00ccff" style:font-name="Liberation Serif" fo:font-size="12pt" fo:font-style="italic" fo:font-weight="bold" officeooo:rsid="0007a7fe" style:font-size-asian="12pt" style:font-style-asian="italic" style:font-weight-asian="bold" style:font-size-complex="12pt" style:font-style-complex="italic" style:font-weight-complex="bold"/>
    </style:style>
    <style:style style:name="T182" style:family="text">
      <style:text-properties fo:color="#ff3333"/>
    </style:style>
    <style:style style:name="T183" style:family="text">
      <style:text-properties fo:color="#ff3333" officeooo:rsid="02c8594a"/>
    </style:style>
    <style:style style:name="T184" style:family="text">
      <style:text-properties fo:color="#ff3333" fo:font-style="italic" style:font-style-asian="italic" style:font-style-complex="italic"/>
    </style:style>
    <style:style style:name="T185" style:family="text">
      <style:text-properties fo:color="#ff3333" fo:font-style="italic" officeooo:rsid="014ab344" style:font-style-asian="italic" style:font-style-complex="italic"/>
    </style:style>
    <style:style style:name="T186" style:family="text">
      <style:text-properties fo:color="#ff3333" fo:font-style="italic" officeooo:rsid="014c80c1" style:font-style-asian="italic" style:font-style-complex="italic"/>
    </style:style>
    <style:style style:name="T187" style:family="text">
      <style:text-properties fo:color="#ff3333" fo:font-style="italic" fo:font-weight="bold" officeooo:rsid="02c8594a" style:font-style-asian="italic" style:font-weight-asian="bold" style:font-style-complex="italic" style:font-weight-complex="bold"/>
    </style:style>
    <style:style style:name="T188" style:family="text">
      <style:text-properties fo:color="#ff3333" officeooo:rsid="0007a7fe"/>
    </style:style>
    <style:style style:name="T189" style:family="text">
      <style:text-properties fo:color="#ff3333" fo:font-size="16pt" fo:font-style="italic" fo:font-weight="normal" officeooo:rsid="0005c8b3" style:font-size-asian="16pt" style:font-style-asian="italic" style:font-weight-asian="normal" style:font-size-complex="16pt" style:font-style-complex="italic" style:font-weight-complex="normal"/>
    </style:style>
    <style:style style:name="T190" style:family="text">
      <style:text-properties fo:color="#ff3333" fo:font-size="16pt" fo:font-style="italic" fo:font-weight="normal" officeooo:rsid="01473a2b" style:font-size-asian="16pt" style:font-style-asian="italic" style:font-weight-asian="normal" style:font-size-complex="16pt" style:font-style-complex="italic" style:font-weight-complex="normal"/>
    </style:style>
    <style:style style:name="T191" style:family="text">
      <style:text-properties fo:color="#ff3333" fo:font-size="16pt" fo:font-weight="normal" officeooo:rsid="0007a7fe" style:font-size-asian="16pt" style:font-weight-asian="normal" style:font-size-complex="16pt" style:font-weight-complex="normal"/>
    </style:style>
    <style:style style:name="T192" style:family="text">
      <style:text-properties fo:color="#ff3333" officeooo:rsid="00f11a30" loext:padding="0.049cm" loext:border="0.06pt dotted #000000" loext:shadow="none"/>
    </style:style>
    <style:style style:name="T193" style:family="text">
      <style:text-properties fo:color="#ff3333" officeooo:rsid="010e4295"/>
    </style:style>
    <style:style style:name="T194" style:family="text">
      <style:text-properties fo:color="#ff3333" officeooo:rsid="0111b6fd"/>
    </style:style>
    <style:style style:name="T195" style:family="text">
      <style:text-properties fo:color="#ff3333" loext:padding="0.049cm" loext:border="0.06pt dotted #000000" loext:shadow="none"/>
    </style:style>
    <style:style style:name="T196" style:family="text">
      <style:text-properties fo:color="#ff3333" fo:font-style="normal" officeooo:rsid="01a13351" style:font-name-asian="Ubuntu" style:font-style-asian="normal" style:font-name-complex="Ubuntu" style:font-style-complex="normal"/>
    </style:style>
    <style:style style:name="T197" style:family="text">
      <style:text-properties fo:color="#ff3333" officeooo:rsid="01e9bfeb" loext:padding="0.049cm" loext:border="0.06pt dotted #000000" loext:shadow="none"/>
    </style:style>
    <style:style style:name="T198" style:family="text">
      <style:text-properties fo:color="#ff3333" style:font-name="Liberation Serif" fo:font-size="12pt" fo:font-weight="normal" officeooo:rsid="01e9bfeb" style:font-size-asian="12pt" style:font-weight-asian="normal" style:font-size-complex="12pt" style:font-weight-complex="normal"/>
    </style:style>
    <style:style style:name="T199" style:family="text">
      <style:text-properties fo:color="#ff3333" style:font-name="Liberation Serif" fo:font-size="12pt" style:font-size-asian="12pt" style:font-size-complex="12pt"/>
    </style:style>
    <style:style style:name="T200" style:family="text">
      <style:text-properties fo:color="#ff3333" style:font-name="Liberation Serif" fo:font-size="12pt" officeooo:rsid="0224d249" style:font-size-asian="12pt" style:font-size-complex="12pt"/>
    </style:style>
    <style:style style:name="T201" style:family="text">
      <style:text-properties fo:color="#009933"/>
    </style:style>
    <style:style style:name="T202" style:family="text">
      <style:text-properties fo:color="#009933" officeooo:rsid="02c8594a"/>
    </style:style>
    <style:style style:name="T203" style:family="text">
      <style:text-properties fo:color="#009933" officeooo:rsid="01201c19"/>
    </style:style>
    <style:style style:name="T204" style:family="text">
      <style:text-properties fo:color="#009933" style:text-position="0% 100%" fo:font-style="normal" officeooo:rsid="01201c19" style:font-name-asian="Liberation Serif1" style:font-style-asian="normal" style:font-name-complex="Liberation Serif1" style:font-style-complex="normal" loext:shadow="none"/>
    </style:style>
    <style:style style:name="T205" style:family="text">
      <style:text-properties fo:color="#009933" style:text-position="0% 100%" fo:font-style="normal" officeooo:rsid="00c72f27" style:font-name-asian="Liberation Serif1" style:font-style-asian="normal" style:font-name-complex="Liberation Serif1" style:font-style-complex="normal" loext:shadow="none"/>
    </style:style>
    <style:style style:name="T206" style:family="text">
      <style:text-properties fo:color="#009933" loext:padding="0.049cm" loext:border="0.06pt dotted #000000" loext:shadow="none"/>
    </style:style>
    <style:style style:name="T207" style:family="text">
      <style:text-properties fo:color="#009933" style:font-name="Liberation Serif" fo:font-size="12pt" style:font-size-asian="12pt" style:font-size-complex="12pt"/>
    </style:style>
    <style:style style:name="T208" style:family="text">
      <style:text-properties fo:color="#0000a8"/>
    </style:style>
    <style:style style:name="T209" style:family="text">
      <style:text-properties fo:color="#0000a8" officeooo:rsid="0027f41c"/>
    </style:style>
    <style:style style:name="T210" style:family="text">
      <style:text-properties fo:color="#0000a8" officeooo:rsid="002a2148"/>
    </style:style>
    <style:style style:name="T211" style:family="text">
      <style:text-properties fo:color="#0000a8" officeooo:rsid="0068e53d"/>
    </style:style>
    <style:style style:name="T212" style:family="text">
      <style:text-properties fo:color="#0000a8" officeooo:rsid="01573346"/>
    </style:style>
    <style:style style:name="T213" style:family="text">
      <style:text-properties fo:color="#0000a8" officeooo:rsid="015d791b" loext:padding="0.049cm" loext:border="0.06pt dotted #000000" loext:shadow="none"/>
    </style:style>
    <style:style style:name="T214" style:family="text">
      <style:text-properties fo:color="#0000a8" fo:font-style="italic" style:font-style-asian="italic" style:font-style-complex="italic"/>
    </style:style>
    <style:style style:name="T215" style:family="text">
      <style:text-properties fo:color="#0000a8" officeooo:rsid="00c72f27" loext:padding="0.049cm" loext:border="0.06pt dotted #000000" loext:shadow="none"/>
    </style:style>
    <style:style style:name="T216" style:family="text">
      <style:text-properties fo:color="#0000a8" officeooo:rsid="00e92c6a" loext:padding="0.049cm" loext:border="0.06pt dotted #000000" loext:shadow="none"/>
    </style:style>
    <style:style style:name="T217" style:family="text">
      <style:text-properties fo:color="#0000a8" officeooo:rsid="00ec5e54" loext:padding="0.049cm" loext:border="0.06pt dotted #000000" loext:shadow="none"/>
    </style:style>
    <style:style style:name="T218" style:family="text">
      <style:text-properties fo:color="#0000a8" officeooo:rsid="0113c747"/>
    </style:style>
    <style:style style:name="T219" style:family="text">
      <style:text-properties fo:color="#0000a8" officeooo:rsid="011d3370"/>
    </style:style>
    <style:style style:name="T220" style:family="text">
      <style:text-properties fo:color="#0000a8" officeooo:rsid="012cd4d6"/>
    </style:style>
    <style:style style:name="T221" style:family="text">
      <style:text-properties fo:color="#0000a8" officeooo:rsid="017c10ca"/>
    </style:style>
    <style:style style:name="T222" style:family="text">
      <style:text-properties fo:color="#0000a8" officeooo:rsid="0111b6fd"/>
    </style:style>
    <style:style style:name="T223" style:family="text">
      <style:text-properties fo:color="#0000a8" officeooo:rsid="0111b6fd" loext:padding="0.049cm" loext:border="0.06pt dotted #000000" loext:shadow="none"/>
    </style:style>
    <style:style style:name="T224" style:family="text">
      <style:text-properties fo:color="#0000a8" loext:padding="0.049cm" loext:border="0.06pt dotted #000000" loext:shadow="none"/>
    </style:style>
    <style:style style:name="T225" style:family="text">
      <style:text-properties fo:color="#0000a8" fo:font-style="normal" officeooo:rsid="00c72f27" style:font-name-asian="Ubuntu" style:font-style-asian="normal" style:font-name-complex="Ubuntu" style:font-style-complex="normal"/>
    </style:style>
    <style:style style:name="T226" style:family="text">
      <style:text-properties fo:color="#0000a8" fo:font-style="normal" officeooo:rsid="00c72f27" style:font-name-asian="Ubuntu" style:font-style-asian="normal" style:font-name-complex="Ubuntu" style:font-style-complex="normal" loext:padding="0.049cm" loext:border="0.06pt dotted #000000" loext:shadow="none"/>
    </style:style>
    <style:style style:name="T227" style:family="text">
      <style:text-properties fo:color="#0000a8" style:text-position="0% 100%" fo:font-style="italic" officeooo:rsid="00c72f27" style:font-name-asian="Liberation Serif1" style:font-style-asian="italic" style:font-name-complex="Liberation Serif1" style:font-style-complex="italic" loext:shadow="none"/>
    </style:style>
    <style:style style:name="T228" style:family="text">
      <style:text-properties fo:color="#0000a8" style:text-position="0% 100%" fo:font-style="normal" officeooo:rsid="00c72f27" style:font-name-asian="Liberation Serif1" style:font-style-asian="normal" style:font-name-complex="Liberation Serif1" style:font-style-complex="normal" loext:shadow="none"/>
    </style:style>
    <style:style style:name="T229" style:family="text">
      <style:text-properties fo:color="#0000a8" style:text-position="0% 100%" fo:font-style="normal" officeooo:rsid="012cd4d6" style:font-name-asian="Liberation Serif1" style:font-style-asian="normal" style:font-name-complex="Liberation Serif1" style:font-style-complex="normal" loext:shadow="none"/>
    </style:style>
    <style:style style:name="T230" style:family="text">
      <style:text-properties fo:color="#0000a8" style:text-position="0% 100%" fo:font-style="normal" officeooo:rsid="017c10ca" style:font-name-asian="Liberation Serif1" style:font-style-asian="normal" style:font-name-complex="Liberation Serif1" style:font-style-complex="normal" loext:shadow="none"/>
    </style:style>
    <style:style style:name="T231" style:family="text">
      <style:text-properties fo:color="#0000a8" style:text-position="0% 100%" fo:font-style="normal" officeooo:rsid="011d3370" style:font-name-asian="Ubuntu" style:font-style-asian="normal" style:font-name-complex="Ubuntu" style:font-style-complex="normal" loext:shadow="none"/>
    </style:style>
    <style:style style:name="T232" style:family="text">
      <style:text-properties fo:color="#0000a8" style:text-position="0% 100%" fo:font-style="normal" officeooo:rsid="00c72f27" style:font-name-asian="Ubuntu" style:font-style-asian="normal" style:font-name-complex="Ubuntu" style:font-style-complex="normal" loext:shadow="none"/>
    </style:style>
    <style:style style:name="T233" style:family="text">
      <style:text-properties fo:color="#0000a8" style:text-position="0% 100%" fo:font-style="normal" officeooo:rsid="01573346" style:font-name-asian="Ubuntu" style:font-style-asian="normal" style:font-name-complex="Ubuntu" style:font-style-complex="normal" loext:shadow="none"/>
    </style:style>
    <style:style style:name="T234" style:family="text">
      <style:text-properties fo:color="#0000a8" style:text-position="0% 100%" fo:font-style="normal" officeooo:rsid="0111b6fd" style:font-name-asian="Ubuntu" style:font-style-asian="normal" style:font-name-complex="Ubuntu" style:font-style-complex="normal" loext:shadow="none"/>
    </style:style>
    <style:style style:name="T235" style:family="text">
      <style:text-properties officeooo:rsid="0068e53d"/>
    </style:style>
    <style:style style:name="T236" style:family="text">
      <style:text-properties style:font-name="Liberation Serif" fo:font-weight="normal" style:font-weight-asian="normal" style:font-weight-complex="normal"/>
    </style:style>
    <style:style style:name="T237" style:family="text">
      <style:text-properties style:font-name="Liberation Serif" fo:font-weight="normal" officeooo:rsid="0026b4d6" style:font-weight-asian="normal" style:font-weight-complex="normal"/>
    </style:style>
    <style:style style:name="T238" style:family="text">
      <style:text-properties style:font-name="Liberation Serif" fo:font-weight="normal" officeooo:rsid="00170a8b" style:font-weight-asian="normal" style:font-weight-complex="normal"/>
    </style:style>
    <style:style style:name="T239" style:family="text">
      <style:text-properties style:font-name="Liberation Serif" fo:font-weight="normal" officeooo:rsid="01386236" style:font-weight-asian="normal" style:font-weight-complex="normal"/>
    </style:style>
    <style:style style:name="T240" style:family="text">
      <style:text-properties style:font-name="Liberation Serif" fo:font-weight="normal" officeooo:rsid="0094976b" style:font-weight-asian="normal" style:font-weight-complex="normal"/>
    </style:style>
    <style:style style:name="T241" style:family="text">
      <style:text-properties style:font-name="Liberation Serif" fo:font-size="12pt" fo:font-weight="normal" officeooo:rsid="01e9bfeb" style:font-size-asian="12pt" style:font-weight-asian="normal" style:font-size-complex="12pt" style:font-weight-complex="normal"/>
    </style:style>
    <style:style style:name="T242" style:family="text">
      <style:text-properties style:font-name="Liberation Serif" fo:font-size="12pt" fo:font-style="normal" fo:font-weight="normal" officeooo:rsid="02261e55"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22d6986"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2312a70"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231ef68" style:font-size-asian="12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23d0571" style:font-size-asian="12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240ea98" style:font-size-asian="12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2583ea8"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2587611" style:font-size-asian="12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bold" officeooo:rsid="02261e55" style:font-size-asian="12pt" style:font-style-asian="normal" style:font-weight-asian="bold" style:font-size-complex="12pt" style:font-style-complex="normal" style:font-weight-complex="bold"/>
    </style:style>
    <style:style style:name="T251" style:family="text">
      <style:text-properties style:font-name="Liberation Serif" fo:font-size="12pt" fo:font-style="normal" fo:font-weight="bold" officeooo:rsid="02312a70" style:font-size-asian="12pt" style:font-style-asian="normal" style:font-weight-asian="bold" style:font-size-complex="12pt" style:font-style-complex="normal" style:font-weight-complex="bold"/>
    </style:style>
    <style:style style:name="T252" style:family="text">
      <style:text-properties style:font-name="Liberation Serif" fo:font-size="12pt" fo:font-style="normal" fo:font-weight="bold" officeooo:rsid="023d0571" style:font-size-asian="12pt" style:font-style-asian="normal" style:font-weight-asian="bold" style:font-size-complex="12pt" style:font-style-complex="normal" style:font-weight-complex="bold"/>
    </style:style>
    <style:style style:name="T253" style:family="text">
      <style:text-properties style:font-name="Liberation Serif" fo:font-size="12pt" fo:font-style="italic" fo:font-weight="bold" officeooo:rsid="0007a7fe" style:font-size-asian="12pt" style:font-style-asian="italic" style:font-weight-asian="bold" style:font-size-complex="12pt" style:font-style-complex="italic" style:font-weight-complex="bold"/>
    </style:style>
    <style:style style:name="T254" style:family="text">
      <style:text-properties style:font-name="Liberation Serif" fo:font-size="12pt" fo:font-style="italic" fo:font-weight="bold" officeooo:rsid="02261e55" style:font-size-asian="12pt" style:font-style-asian="italic" style:font-weight-asian="bold" style:font-size-complex="12pt" style:font-style-complex="italic" style:font-weight-complex="bold"/>
    </style:style>
    <style:style style:name="T255" style:family="text">
      <style:text-properties style:font-name="Liberation Serif" fo:font-size="12pt" style:font-size-asian="12pt" style:font-size-complex="12pt"/>
    </style:style>
    <style:style style:name="T256" style:family="text">
      <style:text-properties style:font-name="Liberation Serif" fo:font-size="12pt" officeooo:rsid="0224d249" style:font-size-asian="12pt" style:font-size-complex="12pt"/>
    </style:style>
    <style:style style:name="T257" style:family="text">
      <style:text-properties style:font-name="Liberation Serif" fo:font-size="12pt" fo:font-weight="bold" officeooo:rsid="0224d249" style:font-size-asian="12pt" style:font-weight-asian="bold" style:font-size-complex="12pt" style:font-weight-complex="bold"/>
    </style:style>
    <style:style style:name="T258" style:family="text">
      <style:text-properties style:font-name="Liberation Serif" fo:font-style="normal" fo:font-weight="normal" officeooo:rsid="0007a7fe" style:font-style-asian="normal" style:font-weight-asian="normal" style:font-style-complex="normal" style:font-weight-complex="normal"/>
    </style:style>
    <style:style style:name="T259" style:family="text">
      <style:text-properties fo:font-size="16pt" fo:font-style="italic" fo:font-weight="normal" officeooo:rsid="0005c8b3" style:font-size-asian="16pt" style:font-style-asian="italic" style:font-weight-asian="normal" style:font-size-complex="16pt" style:font-style-complex="italic" style:font-weight-complex="normal"/>
    </style:style>
    <style:style style:name="T260" style:family="text">
      <style:text-properties fo:font-size="16pt" fo:font-style="normal" fo:font-weight="normal" officeooo:rsid="0005c8b3" style:font-size-asian="16pt" style:font-style-asian="normal" style:font-weight-asian="normal" style:font-size-complex="16pt" style:font-style-complex="normal" style:font-weight-complex="normal"/>
    </style:style>
    <style:style style:name="T261" style:family="text">
      <style:text-properties fo:font-size="16pt" fo:font-weight="normal" officeooo:rsid="0005c8b3" style:font-size-asian="16pt" style:font-weight-asian="normal" style:font-size-complex="16pt" style:font-weight-complex="normal"/>
    </style:style>
    <style:style style:name="T262" style:family="text">
      <style:text-properties fo:font-size="16pt" fo:font-weight="normal" officeooo:rsid="0007a7fe" style:font-size-asian="16pt" style:font-weight-asian="normal" style:font-size-complex="16pt" style:font-weight-complex="normal"/>
    </style:style>
    <style:style style:name="T263" style:family="text">
      <style:text-properties officeooo:rsid="00b08cf1"/>
    </style:style>
    <style:style style:name="T264" style:family="text">
      <style:text-properties officeooo:rsid="00b8fa05"/>
    </style:style>
    <style:style style:name="T265" style:family="text">
      <style:text-properties officeooo:rsid="00c72f27"/>
    </style:style>
    <style:style style:name="T266" style:family="text">
      <style:text-properties officeooo:rsid="00c72f27" loext:padding="0.049cm" loext:border="0.06pt dotted #000000" loext:shadow="none"/>
    </style:style>
    <style:style style:name="T267" style:family="text">
      <style:text-properties officeooo:rsid="00c89fb5"/>
    </style:style>
    <style:style style:name="T268" style:family="text">
      <style:text-properties officeooo:rsid="00dcf117"/>
    </style:style>
    <style:style style:name="T269" style:family="text">
      <style:text-properties officeooo:rsid="00e92c6a"/>
    </style:style>
    <style:style style:name="T270" style:family="text">
      <style:text-properties officeooo:rsid="00ee84d3"/>
    </style:style>
    <style:style style:name="T271" style:family="text">
      <style:text-properties officeooo:rsid="00f11a30"/>
    </style:style>
    <style:style style:name="T272" style:family="text">
      <style:text-properties officeooo:rsid="0104e7f5"/>
    </style:style>
    <style:style style:name="T273" style:family="text">
      <style:text-properties officeooo:rsid="0121bdec"/>
    </style:style>
    <style:style style:name="T274" style:family="text">
      <style:text-properties officeooo:rsid="01578d47" loext:padding="0.049cm" loext:border="0.06pt dotted #000000" loext:shadow="none"/>
    </style:style>
    <style:style style:name="T275" style:family="text">
      <style:text-properties officeooo:rsid="00f7e5a9"/>
    </style:style>
    <style:style style:name="T276" style:family="text">
      <style:text-properties officeooo:rsid="00f511f8"/>
    </style:style>
    <style:style style:name="T277" style:family="text">
      <style:text-properties officeooo:rsid="00f9a04c"/>
    </style:style>
    <style:style style:name="T278" style:family="text">
      <style:text-properties officeooo:rsid="0128234d"/>
    </style:style>
    <style:style style:name="T279" style:family="text">
      <style:text-properties officeooo:rsid="00f619ef"/>
    </style:style>
    <style:style style:name="T280" style:family="text">
      <style:text-properties officeooo:rsid="0183d13f"/>
    </style:style>
    <style:style style:name="T281" style:family="text">
      <style:text-properties officeooo:rsid="0184e688"/>
    </style:style>
    <style:style style:name="T282" style:family="text">
      <style:text-properties loext:padding="0.049cm" loext:border="0.06pt dotted #000000" loext:shadow="none"/>
    </style:style>
    <style:style style:name="T283" style:family="text">
      <style:text-properties officeooo:rsid="019eb139"/>
    </style:style>
    <style:style style:name="T284" style:family="text">
      <style:text-properties officeooo:rsid="01cb901a"/>
    </style:style>
    <style:style style:name="T285" style:family="text">
      <style:text-properties officeooo:rsid="01e9bfeb"/>
    </style:style>
    <style:style style:name="T286" style:family="text">
      <style:text-properties officeooo:rsid="020367dc"/>
    </style:style>
    <style:style style:name="T287" style:family="text">
      <style:text-properties officeooo:rsid="020541ae"/>
    </style:style>
    <style:style style:name="T288" style:family="text">
      <style:text-properties officeooo:rsid="020ff5a5"/>
    </style:style>
    <style:style style:name="T289" style:family="text">
      <style:text-properties officeooo:rsid="0212cb49"/>
    </style:style>
    <style:style style:name="T290" style:family="text">
      <style:text-properties officeooo:rsid="02277aa8"/>
    </style:style>
    <style:style style:name="T291" style:family="text">
      <style:text-properties fo:font-size="12pt" style:font-size-asian="12pt" style:font-size-complex="12pt"/>
    </style:style>
    <style:style style:name="T292" style:family="text">
      <style:text-properties officeooo:rsid="02348c01"/>
    </style:style>
    <style:style style:name="T293" style:family="text">
      <style:text-properties officeooo:rsid="02353dda"/>
    </style:style>
    <style:style style:name="T294" style:family="text">
      <style:text-properties officeooo:rsid="02384c04"/>
    </style:style>
    <style:style style:name="T295" style:family="text">
      <style:text-properties officeooo:rsid="02397793"/>
    </style:style>
    <style:style style:name="T296" style:family="text">
      <style:text-properties fo:color="#ce181e" fo:font-size="12pt" style:font-size-asian="12pt" style:font-size-complex="12pt"/>
    </style:style>
    <style:style style:name="T297" style:family="text">
      <style:text-properties officeooo:rsid="0246c88e"/>
    </style:style>
    <style:style style:name="T298" style:family="text">
      <style:text-properties officeooo:rsid="024d960b"/>
    </style:style>
    <style:style style:name="T299" style:family="text">
      <style:text-properties officeooo:rsid="02509062"/>
    </style:style>
    <style:style style:name="T300" style:family="text">
      <style:text-properties officeooo:rsid="0252fa33"/>
    </style:style>
    <style:style style:name="T301" style:family="text">
      <style:text-properties officeooo:rsid="0255d0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8">Version tirée de </text:span><text:span text:style-name="T4">Harry Potter et Philosophi </text:span><text:span text:style-name="T5">L</text:span><text:span text:style-name="T4">apis </text:span><text:span text:style-name="T6">(</text:span><text:span text:style-name="T10">niveau </text:span><text:span text:style-name="T7">cinquième</text:span><text:span text:style-name="T6">)</text:span></text:p>
      <text:p text:style-name="P26"/>
      <text:p text:style-name="P15"><text:tab/><text:span text:style-name="T54">N.<text:tab/></text:span><text:span text:style-name="T56">nominatif<text:tab/><text:tab/><text:tab/>sujet;attribut du sujet</text:span></text:p>
      <text:p text:style-name="P11"><text:span text:style-name="T75"><text:tab/></text:span><text:span text:style-name="T76">V.<text:tab/></text:span><text:span text:style-name="T54">vocatif<text:tab/><text:tab/><text:tab/><text:tab/>exclamation </text:span></text:p>
      <text:p text:style-name="P15"><text:tab/><text:span text:style-name="T54">Acc.<text:tab/></text:span><text:span text:style-name="T162">accusatif<text:tab/><text:tab/><text:tab/>COD</text:span></text:p>
      <text:p text:style-name="P15"><text:tab/><text:span text:style-name="T54">G.<text:tab/></text:span><text:span text:style-name="T183">génitif<text:tab/><text:tab/><text:tab/><text:tab/>complément du nom</text:span></text:p>
      <text:p text:style-name="P15"><text:span text:style-name="T54"><text:tab/>D.<text:tab/></text:span><text:span text:style-name="T202">datif<text:tab/><text:tab/><text:tab/><text:tab/>COI</text:span></text:p>
      <text:p text:style-name="P15"><text:tab/><text:span text:style-name="T235">Ab.<text:tab/></text:span><text:span text:style-name="T211">ablatif<text:tab/><text:tab/><text:tab/><text:tab/>CC</text:span></text:p>
      <text:p text:style-name="P8"/>
      <text:p text:style-name="P19"><text:span text:style-name="T77"><text:tab/>Dans le neuvième chapitre du premier Harry Potter, le jeune héros et ses amis s’aventurent de nuit, loin de leurs chambres, là où il ne devraient pas être. Ils croient échapper à Peeves, un fantôme qui veut dénoncer leur présence, en s’enfuyant sans savoir où ils vont. Traduire l’intégralité du texte suivant (</text:span><text:span text:style-name="T78">y compris le titre</text:span><text:span text:style-name="T77">) :</text:span></text:p>
      <text:p text:style-name="P139"/>
      <text:p text:style-name="P143"><text:span text:style-name="T2">Harry Potter et Philosophi Lapis</text:span> : Singulāre certāmen mediae noctis (caput nōnum)</text:p>
      <text:p text:style-name="P145"><text:s text:c="4"/>« <text:span text:style-name="T32">DISCIPVLī LECTōS REL</text:span><text:span text:style-name="T50">IN</text:span><text:span text:style-name="T32">QVVNT</text:span> !, Peeves uōce magnā clamat, <text:span text:style-name="T32">DISCIPVLī ADSVNT IN TRāNSITV INCANTāMENTōRVM</text:span> ! »</text:p>
      <text:p text:style-name="P151"/>
      <text:p text:style-name="P147"/>
      <text:p text:style-name="P31"><text:span text:style-name="T60">Harry Potter</text:span><text:span text:style-name="T259"> et </text:span><text:span text:style-name="T189">Philosoph</text:span><text:span text:style-name="T190">ī</text:span><text:span text:style-name="T259"> </text:span><text:span text:style-name="T61">L</text:span><text:span text:style-name="T60">apis</text:span><text:span text:style-name="T259"> </text:span><text:span text:style-name="T260">:</text:span><text:span text:style-name="T261"> </text:span><text:span text:style-name="T62">Singulāre certāmen</text:span><text:span text:style-name="T262"> </text:span><text:span text:style-name="T191">mediae noctis</text:span></text:p>
      <text:p text:style-name="P32"><text:tab/>« <text:span text:style-name="T33">DISCIPVL</text:span><text:span text:style-name="T34">ī</text:span><text:span text:style-name="T32"> </text:span><text:span text:style-name="T38">LECT</text:span><text:span text:style-name="T39">ōS</text:span><text:span text:style-name="T32"> </text:span><text:span text:style-name="T44">REL</text:span><text:span text:style-name="T47">IN</text:span><text:span text:style-name="T44">Q</text:span><text:span text:style-name="T45">VV</text:span><text:span text:style-name="T44">NT</text:span><text:span text:style-name="T44"><text:note text:id="ftn1" text:note-class="footnote"><text:note-citation>1</text:note-citation><text:note-body><text:p text:style-name="P1"><text:span text:style-name="T238">r</text:span><text:span text:style-name="T237">elinquo, </text:span><text:span text:style-name="T238">r</text:span><text:span text:style-name="T237">elinquis, </text:span><text:span text:style-name="T238">r</text:span><text:span text:style-name="T237">elinquere : </text:span><text:span text:style-name="T236">A.indicatif.présent.3P</text:span> </text:p></text:note-body></text:note></text:span>, <text:span text:style-name="T55">Peeves</text:span> <text:span text:style-name="T208">u</text:span><text:span text:style-name="T209">ō</text:span><text:span text:style-name="T208">ce magn</text:span><text:span text:style-name="T210">ā</text:span><text:span text:style-name="T210"><text:note text:id="ftn2" text:note-class="footnote"><text:note-citation>2</text:note-citation><text:note-body><text:p text:style-name="P1"><text:span text:style-name="T264">Ces deux mots à l’ablatif sont un </text:span>complément circonstanciel de moyen : « au moyen de, grâce à »</text:p></text:note-body></text:note></text:span> <text:span text:style-name="T16">clam</text:span><text:span text:style-name="T17">at</text:span><text:span text:style-name="T17"><text:note text:id="ftn3" text:note-class="footnote"><text:note-citation>3</text:note-citation><text:note-body><text:p text:style-name="P3"><text:span text:style-name="T239">cl</text:span><text:span text:style-name="T27">ā</text:span><text:span text:style-name="T239">mo, </text:span><text:span text:style-name="T27">ās, āre : </text:span><text:span text:style-name="T236">A.indicatif.présent.</text:span><text:span text:style-name="T239">3S</text:span></text:p></text:note-body></text:note></text:span>, <text:span text:style-name="T33">DISCIPVL</text:span><text:span text:style-name="T34">ī</text:span><text:span text:style-name="T32"> </text:span><text:span text:style-name="T44">ADSVNT</text:span><text:span text:style-name="T44"><text:note text:id="ftn4" text:note-class="footnote"><text:note-citation>4</text:note-citation><text:note-body><text:p text:style-name="P6">adsum, ades, adesse : <text:span text:style-name="T240">A.indicatif.présent.3</text:span><text:span text:style-name="T236">P</text:span></text:p></text:note-body></text:note></text:span><text:span text:style-name="T32"> IN </text:span><text:span text:style-name="T40">TR</text:span><text:span text:style-name="T41">ā</text:span><text:span text:style-name="T40">NSIT</text:span><text:span text:style-name="T42">V</text:span><text:span text:style-name="T32"> </text:span><text:span text:style-name="T35">INCANT</text:span><text:span text:style-name="T36">ā</text:span><text:span text:style-name="T35">MENT</text:span><text:span text:style-name="T37">ō</text:span><text:span text:style-name="T35">RVM</text:span> ! »</text:p>
      <text:p text:style-name="P35">adsum, ades, adesse, adfu<text:span text:style-name="T26">ī, -<text:tab/><text:tab/><text:tab/><text:tab/>: ê</text:span>tre présent</text:p>
      <text:p text:style-name="P36">cert<text:span text:style-name="T30">ā</text:span>men, cert<text:span text:style-name="T30">ā</text:span>minis n.<text:tab/><text:tab/><text:tab/><text:tab/><text:tab/>: le combat</text:p>
      <text:p text:style-name="P38">cl<text:span text:style-name="T30">ā</text:span>mo, cl<text:span text:style-name="T30">ā</text:span>m<text:span text:style-name="T30">ā</text:span>s, <text:s/>cl<text:span text:style-name="T30">ā</text:span>m<text:span text:style-name="T30">ā</text:span>re, cl<text:span text:style-name="T30">ā</text:span>m<text:span text:style-name="T30">ā</text:span>u<text:span text:style-name="T26">ī, </text:span>cl<text:span text:style-name="T30">ā</text:span>m<text:span text:style-name="T30">ā</text:span>tum<text:tab/><text:tab/>: <text:span text:style-name="T31">s’écrier</text:span></text:p>
      <text:p text:style-name="P39">discipulus, discipul<text:span text:style-name="T26">ī </text:span>m<text:tab/><text:tab/><text:tab/>.<text:tab/><text:tab/>: l’élève</text:p>
      <text:p text:style-name="P40">et<text:tab/><text:tab/><text:tab/><text:tab/><text:tab/><text:tab/><text:tab/>: et (aussi)</text:p>
      <text:p text:style-name="P42">in + abl.<text:tab/><text:tab/><text:tab/><text:tab/><text:tab/><text:tab/>: dans (sans mouvement)</text:p>
      <text:p text:style-name="P45">incant<text:span text:style-name="T30">ā</text:span>mentum, incant<text:span text:style-name="T30">ā</text:span>ment<text:span text:style-name="T26">ī </text:span>n.<text:tab/><text:tab/><text:tab/><text:tab/>: <text:span text:style-name="T52">l’enchantement, le charme</text:span></text:p>
      <text:p text:style-name="P46">lapis, lapidis <text:span text:style-name="T267">m</text:span>.<text:tab/><text:tab/><text:tab/><text:tab/><text:tab/><text:tab/>: la pierre</text:p>
      <text:p text:style-name="P48">lectus, lect<text:span text:style-name="T26">ī </text:span>m.<text:tab/><text:tab/><text:tab/><text:tab/><text:tab/><text:tab/>: le lit</text:p>
      <text:p text:style-name="P49">magnus, magna, magnum<text:tab/><text:tab/><text:tab/><text:tab/>: grand</text:p>
      <text:p text:style-name="P50">medius, media, medium<text:tab/><text:tab/><text:tab/><text:tab/><text:tab/>: moyen, qui est au milieu</text:p>
      <text:p text:style-name="P50">nox, noctis f.<text:tab/><text:tab/><text:tab/><text:tab/><text:tab/><text:tab/>: la nuit</text:p>
      <text:p text:style-name="P52">philosophus, philosoph<text:span text:style-name="T26">ī m.<text:tab/><text:tab/><text:tab/><text:tab/>: le philosophe</text:span></text:p>
      <text:p text:style-name="P54"><text:span text:style-name="T26">r</text:span>elinquo, <text:span text:style-name="T26">r</text:span>elinquis, <text:span text:style-name="T26">r</text:span>elinquere, <text:span text:style-name="T26">r</text:span>el<text:span text:style-name="T26">ī</text:span>qu<text:span text:style-name="T26">ī, </text:span>relictum<text:tab/><text:tab/>: laisser</text:p>
      <text:p text:style-name="P55">singul<text:span text:style-name="T30">ā</text:span>ris, singul<text:span text:style-name="T30">ā</text:span>ris, singul<text:span text:style-name="T30">ā</text:span>re<text:tab/><text:tab/><text:tab/><text:tab/>: étrange</text:p>
      <text:p text:style-name="P57">sum, es, esse, fu<text:span text:style-name="T26">ī, -<text:tab/><text:tab/><text:tab/><text:tab/><text:tab/>: </text:span>être</text:p>
      <text:p text:style-name="P43">tr<text:span text:style-name="T30">ā</text:span>nsitus, tr<text:span text:style-name="T30">ā</text:span>nsit<text:span text:style-name="T51">ūs m.<text:tab/><text:tab/><text:tab/><text:tab/><text:tab/>: le passage</text:span></text:p>
      <text:p text:style-name="P58">uox, u<text:span text:style-name="T28">ō</text:span>cis f.<text:tab/><text:tab/><text:tab/><text:tab/><text:tab/><text:tab/>: <text:span text:style-name="T29">la voix</text:span></text:p>
      <text:p text:style-name="P58"/>
      <text:p text:style-name="P29"><text:soft-page-break/><text:span text:style-name="T18">Version tirée de </text:span><text:span text:style-name="T4">Harry Potter et Philosophi </text:span><text:span text:style-name="T5">L</text:span><text:span text:style-name="T4">apis </text:span><text:span text:style-name="T6">(</text:span><text:span text:style-name="T10">niveau </text:span><text:span text:style-name="T8">quatrième</text:span><text:span text:style-name="T6">)</text:span></text:p>
      <text:p text:style-name="P18"><text:tab/><text:span text:style-name="T54">N.<text:tab/></text:span><text:span text:style-name="T56">nominatif<text:tab/><text:tab/><text:tab/>sujet;attribut du sujet</text:span></text:p>
      <text:p text:style-name="P14"><text:span text:style-name="T75"><text:tab/></text:span><text:span text:style-name="T76">V.<text:tab/></text:span><text:span text:style-name="T54">vocatif<text:tab/><text:tab/><text:tab/><text:tab/>exclamation </text:span></text:p>
      <text:p text:style-name="P18"><text:tab/><text:span text:style-name="T54">Acc.<text:tab/></text:span><text:span text:style-name="T162">accusatif<text:tab/><text:tab/><text:tab/>COD</text:span></text:p>
      <text:p text:style-name="P18"><text:tab/><text:span text:style-name="T54">G.<text:tab/></text:span><text:span text:style-name="T183">génitif<text:tab/><text:tab/><text:tab/><text:tab/>complément du nom</text:span></text:p>
      <text:p text:style-name="P18"><text:span text:style-name="T54"><text:tab/>D.<text:tab/></text:span><text:span text:style-name="T202">datif<text:tab/><text:tab/><text:tab/><text:tab/>COI</text:span></text:p>
      <text:p text:style-name="P18"><text:tab/><text:span text:style-name="T235">Ab.<text:tab/></text:span><text:span text:style-name="T211">ablatif<text:tab/><text:tab/><text:tab/><text:tab/>CC</text:span></text:p>
      <text:p text:style-name="P22"><text:span text:style-name="T77"><text:tab/>Dans le neuvième chapitre du premier Harry Potter, le jeune héros et ses amis s’aventurent de nuit, loin de leurs chambres, là où il ne devraient pas être. Ils croient échapper à Peeves, un fantôme qui veut dénoncer leur présence, en s’enfuyant sans savoir où ils vont. Traduire l’intégralité du texte suivant (</text:span><text:span text:style-name="T78">y compris le titre</text:span><text:span text:style-name="T77">) :</text:span></text:p>
      <text:p text:style-name="P141"/>
      <text:p text:style-name="P144"><text:span text:style-name="T2">Harry Potter et Philosophi Lapis</text:span> : Singulāre certāmen mediae noctis (caput nōnum)</text:p>
      <text:p text:style-name="P146"><text:s text:c="4"/>Sed fuga magnus est error !</text:p>
      <text:p text:style-name="P146"><text:s text:c="4"/>« <text:span text:style-name="T32">DISCIPVLī LECTōS RELINQVVNT</text:span> !, Peeves uōce magnā clamat, <text:span text:style-name="T32">DISCIPVLī LECTīS RELICTīS ADSVNT IN TRāNSITV INCANTāMENTōRVM</text:span> ! »</text:p>
      <text:p text:style-name="P152"/>
      <text:p text:style-name="P148"/>
      <text:p text:style-name="P60"><text:span text:style-name="T57">Harry Potter</text:span><text:span text:style-name="T2"> et </text:span><text:span text:style-name="T184">Philosoph</text:span><text:span text:style-name="T185">ī</text:span><text:span text:style-name="T2"> </text:span><text:span text:style-name="T58">L</text:span><text:span text:style-name="T57">apis</text:span><text:span text:style-name="T2"> </text:span><text:span text:style-name="T53">:</text:span> <text:span text:style-name="T59">Singulāre certāmen</text:span><text:span text:style-name="T1"> </text:span><text:span text:style-name="T188">mediae noctis</text:span><text:span text:style-name="T188"><text:note text:id="ftn5" text:note-class="footnote"><text:note-citation>1</text:note-citation><text:note-body><text:p text:style-name="P7">traduire ce génitif comme un complément circonstanciel de temps : « <text:span text:style-name="T283">dans… , </text:span>au… »</text:p></text:note-body></text:note></text:span><text:span text:style-name="T1"> (</text:span><text:span text:style-name="T59">caput nōnum</text:span><text:span text:style-name="T1">)</text:span></text:p>
      <text:p text:style-name="P104"><text:span text:style-name="T25"><text:tab/>Sed </text:span><text:span text:style-name="T63">fuga</text:span><text:span text:style-name="T64"> magnus</text:span><text:span text:style-name="T64"><text:note text:id="ftn6" text:note-class="footnote"><text:note-citation>2</text:note-citation><text:note-body><text:p text:style-name="P4"><text:span text:style-name="T2">magnus</text:span> est au masculin et <text:span text:style-name="T2">fuga</text:span> est un nom féminin. Tirez-en les conclusions qui s’imposent !</text:p></text:note-body></text:note></text:span><text:span text:style-name="T24"> </text:span><text:span text:style-name="T19">e</text:span><text:span text:style-name="T17">st</text:span><text:span text:style-name="T24"> </text:span><text:span text:style-name="T64">error </text:span>!</text:p>
      <text:p text:style-name="P61"><text:tab/>« <text:span text:style-name="T33">DISCIPVL</text:span><text:span text:style-name="T34">ī</text:span><text:span text:style-name="T32"> </text:span><text:span text:style-name="T38">LECT</text:span><text:span text:style-name="T39">ōS</text:span><text:span text:style-name="T32"> </text:span><text:span text:style-name="T44">REL</text:span><text:span text:style-name="T46">IN</text:span><text:span text:style-name="T44">Q</text:span><text:span text:style-name="T45">VV</text:span><text:span text:style-name="T44">NT</text:span><text:span text:style-name="T16"> </text:span>!, <text:span text:style-name="T55">Peeves</text:span> <text:span text:style-name="T208">u</text:span><text:span text:style-name="T209">ō</text:span><text:span text:style-name="T208">ce magn</text:span><text:span text:style-name="T210">ā</text:span><text:span text:style-name="T210"><text:note text:id="ftn7" text:note-class="footnote"><text:note-citation>3</text:note-citation><text:note-body><text:p text:style-name="P2">complément circonstanciel de moyen : « au moyen de, grâce à »</text:p></text:note-body></text:note></text:span> <text:span text:style-name="T16">clam</text:span><text:span text:style-name="T17">at</text:span>, <text:span text:style-name="T33">DISCIPVL</text:span><text:span text:style-name="T34">ī</text:span><text:span text:style-name="T32"> </text:span><text:span text:style-name="T40">LECT</text:span><text:span text:style-name="T43">ī</text:span><text:span text:style-name="T40">S RELICT</text:span><text:span text:style-name="T43">ī</text:span><text:span text:style-name="T40">S</text:span><text:span text:style-name="T40"><text:note text:id="ftn8" text:note-class="footnote"><text:note-citation>4</text:note-citation><text:note-body><text:p text:style-name="P5"><text:span text:style-name="T2">lectis relictis</text:span> est un <text:span text:style-name="T53">ablatif absolu</text:span><text:span text:style-name="T2"> </text:span><text:span text:style-name="T53">; littéralement « les lits ayant été abandonnés ». Traduisez par une proposition circonstancielle de temps : après avoir…</text:span></text:p></text:note-body></text:note></text:span><text:span text:style-name="T32"> </text:span><text:span text:style-name="T44">ADSVNT</text:span><text:span text:style-name="T32"> IN </text:span><text:span text:style-name="T40">TR</text:span><text:span text:style-name="T41">ā</text:span><text:span text:style-name="T40">NSIT</text:span><text:span text:style-name="T42">V</text:span><text:span text:style-name="T32"> </text:span><text:span text:style-name="T35">INCANT</text:span><text:span text:style-name="T36">ā</text:span><text:span text:style-name="T35">MENT</text:span><text:span text:style-name="T37">ō</text:span><text:span text:style-name="T35">RVM</text:span> ! »</text:p>
      <text:p text:style-name="P105">adsum, ades, adesse, adfu<text:span text:style-name="T26">ī, -<text:tab/><text:tab/><text:tab/>: ê</text:span>tre présent</text:p>
      <text:p text:style-name="P106">caput, capitis n.<text:tab/><text:tab/><text:tab/><text:tab/><text:tab/>: la tête, le chapitre</text:p>
      <text:p text:style-name="P107">cert<text:span text:style-name="T30">ā</text:span>men, cert<text:span text:style-name="T30">ā</text:span>minis n.<text:tab/><text:tab/><text:tab/><text:tab/>: le combat</text:p>
      <text:p text:style-name="P108">cl<text:span text:style-name="T30">ā</text:span>mo, cl<text:span text:style-name="T30">ā</text:span>m<text:span text:style-name="T30">ā</text:span>s, <text:s/>cl<text:span text:style-name="T30">ā</text:span>m<text:span text:style-name="T30">ā</text:span>re, cl<text:span text:style-name="T30">ā</text:span>m<text:span text:style-name="T30">ā</text:span>u<text:span text:style-name="T26">ī, </text:span>cl<text:span text:style-name="T30">ā</text:span>m<text:span text:style-name="T30">ā</text:span>tum<text:tab/>: <text:span text:style-name="T31">s’écrier</text:span></text:p>
      <text:p text:style-name="P109">discipulus, discipul<text:span text:style-name="T26">ī </text:span>m<text:tab/><text:tab/>.<text:tab/><text:tab/>: l’élève</text:p>
      <text:p text:style-name="P110">fuga, ae f.<text:tab/><text:tab/><text:tab/><text:tab/><text:tab/>: la fuite</text:p>
      <text:p text:style-name="P111">error, errōris m.<text:tab/><text:tab/><text:tab/><text:tab/><text:tab/>: l’erreur</text:p>
      <text:p text:style-name="P112">et<text:tab/><text:tab/><text:tab/><text:tab/><text:tab/><text:tab/>: et (aussi)</text:p>
      <text:p text:style-name="P113">in + abl.<text:tab/><text:tab/><text:tab/><text:tab/><text:tab/><text:tab/>: dans (sans mouvement)</text:p>
      <text:p text:style-name="P114">incant<text:span text:style-name="T30">ā</text:span>mentum, incant<text:span text:style-name="T30">ā</text:span>ment<text:span text:style-name="T26">ī </text:span>n.<text:tab/><text:tab/><text:tab/>: <text:span text:style-name="T52">l’enchantement, le charme</text:span></text:p>
      <text:p text:style-name="P115">lapis, lapidis m.<text:tab/><text:tab/><text:tab/><text:tab/><text:tab/>: la pierre</text:p>
      <text:p text:style-name="P116">lectus, lect<text:span text:style-name="T26">ī </text:span>m.<text:tab/><text:tab/><text:tab/><text:tab/><text:tab/>: le lit</text:p>
      <text:p text:style-name="P111">magnus, magna, magnum<text:tab/><text:tab/><text:tab/><text:tab/>: grand</text:p>
      <text:p text:style-name="P117">medius, media, medium<text:tab/><text:tab/><text:tab/><text:tab/>: moyen, qui est au milieu</text:p>
      <text:p text:style-name="P118">n<text:span text:style-name="T263">ōnus, </text:span>n<text:span text:style-name="T263">ōna, </text:span>n<text:span text:style-name="T263">ōnum<text:tab/><text:tab/><text:tab/><text:tab/>: neuvième, numéro neuf</text:span></text:p>
      <text:p text:style-name="P117">nox, noctis f.<text:tab/><text:tab/><text:tab/><text:tab/><text:tab/>: la nuit</text:p>
      <text:p text:style-name="P119">philosophus, philosoph<text:span text:style-name="T26">ī m.<text:tab/><text:tab/><text:tab/>: le philosophe</text:span></text:p>
      <text:p text:style-name="P120">relictus, relicta, relictum<text:tab/><text:tab/><text:tab/><text:tab/>: abandonné</text:p>
      <text:p text:style-name="P121"><text:span text:style-name="T26">r</text:span>elinquo, <text:span text:style-name="T26">r</text:span>elinquis, <text:span text:style-name="T26">r</text:span>elinquere, <text:span text:style-name="T26">r</text:span>el<text:span text:style-name="T26">ī</text:span>qu<text:span text:style-name="T26">ī, </text:span>relictum<text:tab/>: laisser</text:p>
      <text:p text:style-name="P110"><text:span text:style-name="T26">s</text:span>ed<text:tab/><text:tab/><text:tab/><text:tab/><text:tab/><text:tab/>: mais</text:p>
      <text:p text:style-name="P122">sum, es, esse, fu<text:span text:style-name="T26">ī</text:span>, -<text:tab/><text:tab/><text:tab/><text:tab/>: être</text:p>
      <text:p text:style-name="P123">singul<text:span text:style-name="T30">ā</text:span>ris, singul<text:span text:style-name="T30">ā</text:span>ris, singul<text:span text:style-name="T30">ā</text:span>re<text:tab/><text:tab/><text:tab/>: étrange</text:p>
      <text:p text:style-name="P113">tr<text:span text:style-name="T30">ā</text:span>nsitus, tr<text:span text:style-name="T30">ā</text:span>nsit<text:span text:style-name="T51">ūs m.<text:tab/><text:tab/><text:tab/><text:tab/>: le passage</text:span></text:p>
      <text:p text:style-name="P124">uox, u<text:span text:style-name="T28">ō</text:span>cis f.<text:tab/><text:tab/><text:tab/><text:tab/><text:tab/>: <text:span text:style-name="T29">la voix</text:span></text:p>
      <text:p text:style-name="P24"><text:soft-page-break/><text:span text:style-name="T18">Version tirée de </text:span><text:span text:style-name="T4">Harry Potter et Philosophi </text:span><text:span text:style-name="T5">L</text:span><text:span text:style-name="T4">apis </text:span><text:span text:style-name="T6">(</text:span><text:span text:style-name="T10">niveau </text:span><text:span text:style-name="T9">troisième</text:span><text:span text:style-name="T6">)</text:span></text:p>
      <text:p text:style-name="P27"/>
      <text:p text:style-name="P16"><text:tab/><text:span text:style-name="T54">N.<text:tab/></text:span><text:span text:style-name="T56">nominatif<text:tab/><text:tab/>sujet;attribut du sujet<text:tab/></text:span></text:p>
      <text:p text:style-name="P12"><text:span text:style-name="T75"><text:tab/></text:span><text:span text:style-name="T76">V.<text:tab/></text:span><text:span text:style-name="T54">vocatif<text:tab/><text:tab/><text:tab/>exclamation <text:tab/><text:tab/></text:span></text:p>
      <text:p text:style-name="P16"><text:tab/><text:span text:style-name="T54">Acc.<text:tab/></text:span><text:span text:style-name="T162">accusatif<text:tab/><text:tab/>COD</text:span></text:p>
      <text:p text:style-name="P16"><text:tab/><text:span text:style-name="T54">G.<text:tab/></text:span><text:span text:style-name="T183">génitif<text:tab/><text:tab/><text:tab/>complément du nom</text:span></text:p>
      <text:p text:style-name="P16"><text:span text:style-name="T54"><text:tab/>D.<text:tab/></text:span><text:span text:style-name="T202">datif<text:tab/><text:tab/><text:tab/>COI</text:span></text:p>
      <text:p text:style-name="P16"><text:tab/><text:span text:style-name="T235">Ab.<text:tab/></text:span><text:span text:style-name="T211">ablatif<text:tab/><text:tab/><text:tab/>CC</text:span></text:p>
      <text:p text:style-name="P13"><text:span text:style-name="T80"><text:tab/>formes verbales </text:span><text:span text:style-name="T81">en italique (infinitif, particip</text:span><text:span text:style-name="T82">i</text:span><text:span text:style-name="T81">a</text:span><text:span text:style-name="T82">l</text:span><text:span text:style-name="T81">)</text:span><text:span text:style-name="T79"> / </text:span><text:span text:style-name="T83">formes verbales conjuguées </text:span><text:span text:style-name="T84">en italique et en gras</text:span></text:p>
      <text:p text:style-name="P13"><text:span text:style-name="T187"><text:tab/></text:span><text:span text:style-name="T91">groupe prépositionnel </text:span><text:span text:style-name="T92">encadré</text:span><text:span text:style-name="T90">, comme en français : </text:span><text:span text:style-name="T91">avec ses amis</text:span></text:p>
      <text:p text:style-name="P9"/>
      <text:p text:style-name="P20"><text:span text:style-name="T77"><text:tab/>Dans le neuvième chapitre du premier Harry Potter, le jeune héros et ses amis s’aventurent de nuit, loin de leurs chambres, là où il ne devraient pas être. Ils croient échapper à Peeves, un fantôme qui veut dénoncer leur présence, en s’enfuyant sans savoir où ils vont. Traduire l’intégralité du texte suivant (</text:span><text:span text:style-name="T78">y compris le titre</text:span><text:span text:style-name="T77">) :</text:span></text:p>
      <text:p text:style-name="P149"/>
      <text:p text:style-name="P150"><text:span text:style-name="T57">Harry Potter</text:span><text:span text:style-name="T2"> et </text:span><text:span text:style-name="T184">Philosoph</text:span><text:span text:style-name="T186">ī</text:span><text:span text:style-name="T2"> </text:span><text:span text:style-name="T57">Lapis</text:span> : <text:span text:style-name="T55">Singulāre certāmen</text:span> <text:span text:style-name="T182">mediae noctis</text:span><text:span text:style-name="T133">[1]</text:span> (<text:span text:style-name="T55">caput nōnum</text:span>)</text:p>
      <text:p text:style-name="P135"><text:span text:style-name="T265"><text:tab/>Nōn </text:span><text:span text:style-name="T11">erant</text:span><text:span text:style-name="T133">[2]</text:span><text:span text:style-name="T265"> </text:span><text:span text:style-name="T266">in </text:span><text:span text:style-name="T215">conclāuī</text:span><text:span text:style-name="T265">, ut </text:span><text:span text:style-name="T11">crēdiderat</text:span><text:span text:style-name="T133">[3]</text:span><text:span text:style-name="T265">. </text:span><text:span text:style-name="T11">Erant</text:span><text:span text:style-name="T265"> </text:span><text:span text:style-name="T266">in </text:span><text:span text:style-name="T215">trānsitū</text:span><text:span text:style-name="T265">, </text:span><text:span text:style-name="T65">quī</text:span><text:span text:style-name="T133">[4]</text:span><text:span text:style-name="T265"> </text:span><text:span text:style-name="T11">erat</text:span><text:span text:style-name="T133">[5]</text:span><text:span text:style-name="T265"> </text:span><text:span text:style-name="T65">trānsitus ille</text:span><text:span text:style-name="T133">[</text:span><text:span text:style-name="T134">6</text:span><text:span text:style-name="T133">]</text:span><text:span text:style-name="T65"> prohibitus</text:span><text:span text:style-name="T133">[</text:span><text:span text:style-name="T134">7</text:span><text:span text:style-name="T133">]</text:span><text:span text:style-name="T265"> </text:span><text:span text:style-name="T266">in </text:span><text:span text:style-name="T215">tertiō</text:span><text:span text:style-name="T216"> tabulā</text:span><text:span text:style-name="T217">t</text:span><text:span text:style-name="T215">ō</text:span><text:span text:style-name="T269">, et nunc </text:span><text:span text:style-name="T12">sciē</text:span><text:span text:style-name="T13">bant</text:span><text:span text:style-name="T133">[</text:span><text:span text:style-name="T134">8</text:span><text:span text:style-name="T133">]</text:span><text:span text:style-name="T270"> cur </text:span><text:span text:style-name="T66">prohibitus</text:span><text:span text:style-name="T20"> </text:span><text:span text:style-name="T13">esset</text:span><text:span text:style-name="T133">[</text:span><text:span text:style-name="T134">9</text:span><text:span text:style-name="T133">]</text:span><text:span text:style-name="T270">.</text:span></text:p>
      <text:p text:style-name="P136"><text:tab/><text:span text:style-name="T208">Rectīs oculīs</text:span><text:span text:style-name="T133">[</text:span><text:span text:style-name="T134">10</text:span><text:span text:style-name="T133">]</text:span> <text:span text:style-name="T282">in </text:span><text:span text:style-name="T171">ocul</text:span><text:span text:style-name="T165">ō</text:span><text:span text:style-name="T171">s</text:span><text:span text:style-name="T282"> </text:span><text:span text:style-name="T195">canis m</text:span><text:span text:style-name="T192">ō</text:span><text:span text:style-name="T195">nstruosī</text:span> <text:span text:style-name="T16">intu</text:span><text:span text:style-name="T23">ē</text:span><text:span text:style-name="T16">bantur</text:span><text:span text:style-name="T133">[</text:span><text:span text:style-name="T135">11</text:span><text:span text:style-name="T133">]</text:span>,<text:span text:style-name="T55"> quī</text:span> <text:span text:style-name="T161">spatium </text:span><text:span text:style-name="T166">t</text:span><text:span text:style-name="T161">ōtum</text:span> <text:span text:style-name="T282">inter </text:span><text:span text:style-name="T171">tectum et solum</text:span><text:span text:style-name="T16"> imp</text:span><text:span text:style-name="T21">l</text:span><text:span text:style-name="T16">ēbat</text:span><text:span text:style-name="T133">[1</text:span><text:span text:style-name="T135">2</text:span><text:span text:style-name="T133">]</text:span>. <text:span text:style-name="T161">Tria capita</text:span><text:span text:style-name="T16"> ha</text:span><text:span text:style-name="T22">b</text:span><text:span text:style-name="T16">ēbat</text:span><text:span text:style-name="T133">[1</text:span><text:span text:style-name="T135">3</text:span><text:span text:style-name="T133">]</text:span>. <text:span text:style-name="T161">Tria paria</text:span><text:span text:style-name="T133">[1</text:span><text:span text:style-name="T135">4</text:span><text:span text:style-name="T133">]</text:span> <text:span text:style-name="T182">ocu</text:span><text:span text:style-name="T193">l</text:span><text:span text:style-name="T182">ōrum</text:span><text:span text:style-name="T194"> </text:span><text:span text:style-name="T182">īn</text:span><text:span text:style-name="T194">s</text:span><text:span text:style-name="T182">ā</text:span><text:span text:style-name="T194">n</text:span><text:span text:style-name="T182">ōrum</text:span> ; <text:span text:style-name="T161">t</text:span><text:span text:style-name="T167">r</text:span><text:span text:style-name="T161">ēs </text:span><text:span text:style-name="T168">n</text:span><text:span text:style-name="T161">ā</text:span><text:span text:style-name="T168">s</text:span><text:span text:style-name="T161">ōs</text:span>, <text:span text:style-name="T218">m</text:span><text:span text:style-name="T208">ō</text:span><text:span text:style-name="T219">t</text:span><text:span text:style-name="T208">ū subi</text:span><text:span text:style-name="T218">t</text:span><text:span text:style-name="T208">ō</text:span> et <text:span text:style-name="T208">tremu</text:span><text:span text:style-name="T218">l</text:span><text:span text:style-name="T208">ō</text:span> <text:span text:style-name="T203">e</text:span><text:span text:style-name="T201">īs</text:span> <text:span text:style-name="T163">appropinquant</text:span><text:span text:style-name="T164">ē</text:span><text:span text:style-name="T163">s</text:span> <text:span text:style-name="T133">[1</text:span><text:span text:style-name="T135">5</text:span><text:span text:style-name="T133">]</text:span>; <text:span text:style-name="T161">tria</text:span><text:span text:style-name="T169"> </text:span><text:span text:style-name="T161">ōra s</text:span><text:span text:style-name="T170">p</text:span><text:span text:style-name="T161">ūmantia</text:span> <text:span text:style-name="T208">sa</text:span><text:span text:style-name="T220">l</text:span><text:span text:style-name="T208">īu</text:span><text:span text:style-name="T221">ā</text:span><text:span text:style-name="T133">[1</text:span><text:span text:style-name="T135">6</text:span><text:span text:style-name="T133">]</text:span> <text:span text:style-name="T219">f</text:span><text:span text:style-name="T208">ūnibus</text:span> <text:span text:style-name="T219">l</text:span><text:span text:style-name="T208">ū</text:span><text:span text:style-name="T212">br</text:span><text:span text:style-name="T208">ic</text:span><text:span text:style-name="T222">r</text:span><text:span text:style-name="T208">īs</text:span><text:span text:style-name="T133">[1</text:span><text:span text:style-name="T135">7</text:span><text:span text:style-name="T133">]</text:span> <text:span text:style-name="T274">d</text:span><text:span text:style-name="T282">ē </text:span><text:span text:style-name="T224">dentibus</text:span><text:span text:style-name="T213"> luri</text:span><text:span text:style-name="T223">d</text:span><text:span text:style-name="T224">īs</text:span><text:span text:style-name="T208"> </text:span><text:span text:style-name="T214">pendente</text:span><text:span text:style-name="T133">[1</text:span><text:span text:style-name="T135">8</text:span><text:span text:style-name="T133">]</text:span>.</text:p>
      <text:p text:style-name="P62"><text:span text:style-name="T129">[</text:span><text:span text:style-name="T128">1</text:span><text:span text:style-name="T129">]</text:span><text:span text:style-name="T131"> </text:span><text:span text:style-name="T196">mediae noctis</text:span><text:span text:style-name="T114"> : traduire ce génitif par un complément circonstanciel de temps (« dans…, au… ») </text:span><text:span text:style-name="T129">[</text:span><text:span text:style-name="T130">2</text:span><text:span text:style-name="T129">]</text:span><text:span text:style-name="T131"> </text:span><text:span text:style-name="T85">erant </text:span><text:span text:style-name="T116">: être.indicatif.imparfait.3P </text:span><text:span text:style-name="T129">[</text:span><text:span text:style-name="T130">3</text:span><text:span text:style-name="T129">]</text:span><text:span text:style-name="T131"> </text:span><text:span text:style-name="T86">crēdiderat</text:span><text:span text:style-name="T115"> : </text:span><text:span text:style-name="T116">A.indic.plus-que-parfait.3S </text:span><text:span text:style-name="T129">[</text:span><text:span text:style-name="T130">4</text:span><text:span text:style-name="T129">]</text:span><text:span text:style-name="T131"> </text:span><text:span text:style-name="T67">quī </text:span><text:span text:style-name="T115">: </text:span><text:span text:style-name="T116">pronom relatif à traduire par « qui » dont l’antécédent est</text:span><text:span text:style-name="T68"> </text:span><text:span text:style-name="T226">trānsitū</text:span><text:span text:style-name="T68"> </text:span><text:span text:style-name="T129">[</text:span><text:span text:style-name="T130">5</text:span><text:span text:style-name="T129">]</text:span><text:span text:style-name="T131"> </text:span><text:span text:style-name="T89">erat</text:span><text:span text:style-name="T132"> : être.indicatif.imparfait.3S </text:span><text:span text:style-name="T129">[</text:span><text:span text:style-name="T130">6</text:span><text:span text:style-name="T129">]</text:span><text:span text:style-name="T131"> </text:span><text:span text:style-name="T67">ille </text:span><text:span text:style-name="T115">: </text:span><text:span text:style-name="T117">déterminant démonstratif </text:span><text:span text:style-name="T118">(N.sg.masc.) </text:span><text:span text:style-name="T117">qui détermine</text:span><text:span text:style-name="T69"> </text:span><text:span text:style-name="T67">trānsitus : </text:span><text:span text:style-name="T117">« celui-là même, celui-là en particulier » </text:span><text:span text:style-name="T129">[</text:span><text:span text:style-name="T130">7</text:span><text:span text:style-name="T129">]</text:span><text:span text:style-name="T131"> </text:span><text:span text:style-name="T67">prohibitus </text:span><text:span text:style-name="T115">: </text:span><text:span text:style-name="T119">sous-entendre avant ce mot « qui avait été... » </text:span><text:span text:style-name="T129">[</text:span><text:span text:style-name="T130">8</text:span><text:span text:style-name="T129">]</text:span><text:span text:style-name="T131"> </text:span><text:span text:style-name="T87">sciē</text:span><text:span text:style-name="T88">bant</text:span><text:span text:style-name="T120"> : </text:span><text:span text:style-name="T121">A.Ind.imparfait.3P </text:span><text:span text:style-name="T129">[</text:span><text:span text:style-name="T130">9</text:span><text:span text:style-name="T129">]</text:span><text:span text:style-name="T114"> </text:span><text:span text:style-name="T70">prohibitus</text:span><text:span text:style-name="T125"> </text:span><text:span text:style-name="T88">esset</text:span><text:span text:style-name="T120"> : « </text:span><text:span text:style-name="T124">qu’i</text:span><text:span text:style-name="T122">l avait été interdit » </text:span><text:span text:style-name="T129">[</text:span><text:span text:style-name="T130">10</text:span><text:span text:style-name="T129">]</text:span><text:span text:style-name="T131"> </text:span><text:span text:style-name="T225">Rectīs oculīs </text:span><text:span text:style-name="T115">: </text:span><text:span text:style-name="T123">complément circonstanciel de moyen : « au moyen de... ». Il s’agit des yeux de Harry Potter et de ses amis. </text:span><text:span text:style-name="T129">[</text:span><text:span text:style-name="T128">1</text:span><text:span text:style-name="T130">1</text:span><text:span text:style-name="T129">]</text:span><text:span text:style-name="T131"> </text:span><text:span text:style-name="T126">intu</text:span><text:span text:style-name="T127">ē</text:span><text:span text:style-name="T126">bantur</text:span><text:span text:style-name="T115"> : « </text:span><text:span text:style-name="T123">ils regardaient » ; le sujet, sous-entendu, est Harry Potter et ses amis. </text:span><text:span text:style-name="T129">[</text:span><text:span text:style-name="T128">1</text:span><text:span text:style-name="T130">2</text:span><text:span text:style-name="T129">]</text:span><text:span text:style-name="T131"> </text:span><text:span text:style-name="T94">imp</text:span><text:span text:style-name="T95">l</text:span><text:span text:style-name="T94">ēbat</text:span><text:span text:style-name="T100"> </text:span><text:span text:style-name="T101">: </text:span><text:span text:style-name="T102">A.ind.imparfait.3S</text:span><text:span text:style-name="T94"> </text:span><text:span text:style-name="T112">[</text:span><text:span text:style-name="T111">1</text:span><text:span text:style-name="T113">3</text:span><text:span text:style-name="T112">]</text:span><text:span text:style-name="T110"> </text:span><text:span text:style-name="T94">ha</text:span><text:span text:style-name="T96">b</text:span><text:span text:style-name="T94">ēbat : </text:span><text:span text:style-name="T102">A.ind.imparfait.3S </text:span><text:span text:style-name="T112">[</text:span><text:span text:style-name="T111">1</text:span><text:span text:style-name="T113">4</text:span><text:span text:style-name="T112">]</text:span><text:span text:style-name="T110"> </text:span><text:span text:style-name="T172">Tria paria </text:span><text:span text:style-name="T97">: </text:span><text:span text:style-name="T98">COD de</text:span><text:span text:style-name="T173"> </text:span><text:span text:style-name="T94">ha</text:span><text:span text:style-name="T96">b</text:span><text:span text:style-name="T94">ēbat</text:span><text:span text:style-name="T93"> </text:span><text:span text:style-name="T103">comme les autres accusatifs qui suivent </text:span><text:span text:style-name="T112">[</text:span><text:span text:style-name="T111">1</text:span><text:span text:style-name="T113">5</text:span><text:span text:style-name="T112">]</text:span><text:span text:style-name="T110"> </text:span><text:span text:style-name="T204">e</text:span><text:span text:style-name="T205">īs</text:span><text:span text:style-name="T100"> </text:span><text:span text:style-name="T177">appropinquant</text:span><text:span text:style-name="T178">ē</text:span><text:span text:style-name="T177">s </text:span><text:span text:style-name="T100">: </text:span><text:span text:style-name="T104">littéralement « s’approchant d’eux » ; le participe présent </text:span><text:span text:style-name="T177">appropinquant</text:span><text:span text:style-name="T178">ē</text:span><text:span text:style-name="T177">s</text:span><text:span text:style-name="T104"> a pour sujet </text:span><text:span text:style-name="T174">t</text:span><text:span text:style-name="T175">r</text:span><text:span text:style-name="T174">ēs </text:span><text:span text:style-name="T176">n</text:span><text:span text:style-name="T174">ā</text:span><text:span text:style-name="T176">s</text:span><text:span text:style-name="T174">ōs </text:span><text:span text:style-name="T112">[</text:span><text:span text:style-name="T111">1</text:span><text:span text:style-name="T113">6</text:span><text:span text:style-name="T112">]</text:span><text:span text:style-name="T110"> </text:span><text:span text:style-name="T228">sa</text:span><text:span text:style-name="T229">l</text:span><text:span text:style-name="T228">īu</text:span><text:span text:style-name="T230">ā</text:span><text:span text:style-name="T105"> : </text:span><text:span text:style-name="T106">complément circonstancie</text:span><text:span text:style-name="T108">l</text:span><text:span text:style-name="T106"> de moyen : « au moyen de »</text:span><text:span text:style-name="T100">, </text:span><text:span text:style-name="T106">à traduire avec </text:span><text:span text:style-name="T227">pendente. </text:span><text:span text:style-name="T112">[</text:span><text:span text:style-name="T111">1</text:span><text:span text:style-name="T113">7</text:span><text:span text:style-name="T112">]</text:span><text:span text:style-name="T110"> </text:span><text:span text:style-name="T231">f</text:span><text:span text:style-name="T232">ūnibus</text:span><text:span text:style-name="T97"> </text:span><text:span text:style-name="T231">l</text:span><text:span text:style-name="T232">ū</text:span><text:span text:style-name="T233">br</text:span><text:span text:style-name="T232">ic</text:span><text:span text:style-name="T234">r</text:span><text:span text:style-name="T232">īs</text:span><text:span text:style-name="T97"> : </text:span><text:span text:style-name="T99">complément circonstanciel de comparaison : « semblable(s) à... » </text:span><text:span text:style-name="T112">[</text:span><text:span text:style-name="T111">1</text:span><text:span text:style-name="T113">8</text:span><text:span text:style-name="T112">]</text:span><text:span text:style-name="T110"> </text:span><text:span text:style-name="T227">pendente</text:span><text:span text:style-name="T93"> </text:span><text:span text:style-name="T100">: </text:span><text:span text:style-name="T107">littéralement « penda</text:span><text:span text:style-name="T109">nt</text:span><text:span text:style-name="T107"> », participe présent dont le sujet est </text:span><text:span text:style-name="T228">sa</text:span><text:span text:style-name="T229">l</text:span><text:span text:style-name="T228">īu</text:span><text:span text:style-name="T230">ā</text:span><text:span text:style-name="T105"> .</text:span></text:p>
      <text:p text:style-name="P30"/>
      <text:p text:style-name="P30"/>
      <text:p text:style-name="P63"><text:soft-page-break/><text:span text:style-name="T273">a</text:span>ppropinquo, -<text:span text:style-name="T273">ās, -āre, -āuī, -ātum + datif<text:tab/>: s’approcher de</text:span></text:p>
      <text:p text:style-name="P64">caput, capitis n.<text:tab/><text:tab/><text:tab/><text:tab/><text:tab/>: la tête, le chapitre</text:p>
      <text:p text:style-name="P37">cert<text:span text:style-name="T30">ā</text:span>men, cert<text:span text:style-name="T30">ā</text:span>minis n.<text:tab/><text:tab/><text:tab/><text:tab/>: le combat</text:p>
      <text:p text:style-name="P65">conclāue, conclāuis n.<text:tab/><text:tab/><text:tab/><text:tab/>: la <text:span text:style-name="T280">salle</text:span></text:p>
      <text:p text:style-name="P66">crēdo, crēdis, crēdere, crēdidī, crēditum<text:tab/><text:tab/>: croire</text:p>
      <text:p text:style-name="P67">cur<text:tab/><text:tab/><text:tab/><text:tab/><text:tab/><text:tab/>: pourquoi</text:p>
      <text:p text:style-name="P68">dē + ablatif<text:tab/><text:tab/><text:tab/><text:tab/><text:tab/>: de, depuis</text:p>
      <text:p text:style-name="P69">dēns, dentis m.<text:tab/><text:tab/><text:tab/><text:tab/><text:tab/>: la dent</text:p>
      <text:p text:style-name="P41">et<text:tab/><text:tab/><text:tab/><text:tab/><text:tab/><text:tab/>: et (aussi)</text:p>
      <text:p text:style-name="P70">fūnis, fūnis m.<text:tab/><text:tab/><text:tab/><text:tab/><text:tab/>: la corde, le cable</text:p>
      <text:p text:style-name="P71">impleo, ēs, <text:s/>implēre, <text:s/>implēu<text:span text:style-name="T268">ī</text:span>, <text:s/>implētum<text:tab/>: remplir</text:p>
      <text:p text:style-name="P44">in <text:span text:style-name="T271"><text:s/>+ acc.</text:span><text:tab/><text:tab/><text:tab/><text:tab/><text:tab/>: dans (<text:span text:style-name="T281">avec mouv.)</text:span></text:p>
      <text:p text:style-name="P44">in <text:span text:style-name="T271"><text:s/>+ abl.</text:span><text:tab/><text:tab/><text:tab/><text:tab/><text:tab/>: <text:span text:style-name="T281">dans</text:span> (<text:span text:style-name="T281">sans mouv.)</text:span></text:p>
      <text:p text:style-name="P72">īnsānus, īnsāna, īnsānum<text:tab/><text:tab/><text:tab/>: fou</text:p>
      <text:p text:style-name="P73">inter + acc.<text:tab/><text:tab/><text:tab/><text:tab/><text:tab/>: entre</text:p>
      <text:p text:style-name="P74">intueor, intuēris, intuērī, intuitus sum<text:tab/><text:tab/>: regarde<text:span text:style-name="T275">r</text:span></text:p>
      <text:p text:style-name="P75"><text:span text:style-name="T275">i</text:span>s, ea, id<text:tab/><text:tab/><text:tab/><text:tab/><text:tab/>: <text:span text:style-name="T284">[</text:span>pronom<text:span text:style-name="T284">]</text:span></text:p>
      <text:p text:style-name="P47">lapis, lapidis <text:span text:style-name="T267">m</text:span>.<text:tab/><text:tab/><text:tab/><text:tab/><text:tab/>: la pierre</text:p>
      <text:p text:style-name="P76">lūbricus, a, um<text:tab/><text:tab/><text:tab/><text:tab/><text:tab/>: glissant</text:p>
      <text:p text:style-name="P77">luridus, a, um<text:tab/><text:tab/><text:tab/><text:tab/><text:tab/>: jaune pâle, blême</text:p>
      <text:p text:style-name="P51">medius, media, <text:tab/>medium<text:tab/><text:tab/><text:tab/>: moyen</text:p>
      <text:p text:style-name="P78">mōnstruosus, mōnstruosa, mōnstruosum<text:tab/>: monstrueux</text:p>
      <text:p text:style-name="P79">m<text:span text:style-name="T276">ō</text:span>tus, m<text:span text:style-name="T276">ō</text:span>tūs m<text:tab/><text:tab/><text:tab/><text:tab/><text:tab/>: le mouvement</text:p>
      <text:p text:style-name="P80">nāsus, nās<text:span text:style-name="T26">ī</text:span> m.<text:tab/><text:tab/><text:tab/><text:tab/><text:tab/>: le nez</text:p>
      <text:p text:style-name="P81">n<text:span text:style-name="T263">ōnus, </text:span>n<text:span text:style-name="T263">ōna, </text:span>n<text:span text:style-name="T263">ōnum<text:tab/><text:tab/><text:tab/><text:tab/>: neuvième</text:span></text:p>
      <text:p text:style-name="P51">nox, noctis f.<text:tab/><text:tab/><text:tab/><text:tab/><text:tab/>: la nuit</text:p>
      <text:p text:style-name="P82">nunc<text:tab/><text:tab/><text:tab/><text:tab/><text:tab/><text:tab/>: maintenant</text:p>
      <text:p text:style-name="P83">oculus, ocul<text:span text:style-name="T26">ī </text:span>m.<text:tab/><text:tab/><text:tab/><text:tab/><text:tab/>: un œil</text:p>
      <text:p text:style-name="P85">ōs, ōris n.<text:tab/><text:tab/><text:tab/><text:tab/><text:tab/>: la bouche</text:p>
      <text:p text:style-name="P86">pār, paris<text:tab/><text:tab/><text:tab/><text:tab/><text:tab/>: égal, identique</text:p>
      <text:p text:style-name="P87">pendo, pendis, pendere, pepend<text:span text:style-name="T26">ī, </text:span>pēnsum<text:tab/>: pendre</text:p>
      <text:p text:style-name="P53">philosophus, philosoph<text:span text:style-name="T26">ī m.<text:tab/><text:tab/><text:tab/>: le philosophe</text:span></text:p>
      <text:p text:style-name="P88">prohibeo, prohibēs, prohibēre, -bu<text:span text:style-name="T26">ī, -</text:span>bitum<text:tab/>: interdire</text:p>
      <text:p text:style-name="P89">quī, quae, quod<text:tab/><text:tab/><text:tab/><text:tab/><text:tab/>: [pronom relatif]</text:p>
      <text:p text:style-name="P84">rectus, a, um<text:tab/><text:tab/><text:tab/><text:tab/><text:tab/>: droit</text:p>
      <text:p text:style-name="P90">salīua, salīuae f.<text:tab/><text:tab/><text:tab/><text:tab/>: la salive</text:p>
      <text:p text:style-name="P91">scio, scīs, scīre, scīuī, scītum<text:tab/><text:tab/><text:tab/>: savoir</text:p>
      <text:p text:style-name="P56">singul<text:span text:style-name="T30">ā</text:span>ris, singul<text:span text:style-name="T30">ā</text:span>ris, singul<text:span text:style-name="T30">ā</text:span>re<text:tab/><text:tab/><text:tab/>: étrange</text:p>
      <text:p text:style-name="P92">solum, <text:span text:style-name="T277">ī </text:span>n.<text:tab/><text:tab/><text:tab/><text:tab/><text:tab/>: le sol</text:p>
      <text:p text:style-name="P93">spatium, spatiī n.<text:tab/><text:tab/><text:tab/><text:tab/>: l’espace</text:p>
      <text:p text:style-name="P94">spūmāns, spūmantis m./f.<text:tab/><text:tab/><text:tab/>: <text:span text:style-name="T278">écumant</text:span></text:p>
      <text:p text:style-name="P95">subitus, subita, subitum<text:tab/><text:tab/><text:tab/><text:tab/>: soudain, <text:span text:style-name="T280">rapide</text:span></text:p>
      <text:p text:style-name="P96">sum, es, esse, fu<text:span text:style-name="T26">ī</text:span>, -<text:tab/><text:tab/><text:tab/><text:tab/>: être</text:p>
      <text:p text:style-name="P97">tabulātum, tabulāt<text:span text:style-name="T26">ī </text:span>n.<text:tab/><text:tab/><text:tab/><text:tab/>: l’<text:span text:style-name="T280">étage</text:span></text:p>
      <text:p text:style-name="P98">tectum, tect<text:span text:style-name="T26">ī </text:span>n.<text:tab/><text:tab/><text:tab/><text:tab/><text:tab/>: le <text:span text:style-name="T272">toit</text:span></text:p>
      <text:p text:style-name="P99">tertius, tertia, tertium<text:tab/><text:tab/><text:tab/><text:tab/>: troisième</text:p>
      <text:p text:style-name="P100">tōtus, tōta, tōtum<text:tab/><text:tab/><text:tab/><text:tab/>: tout, entier</text:p>
      <text:p text:style-name="P44">tr<text:span text:style-name="T30">ā</text:span>nsitus, tr<text:span text:style-name="T30">ā</text:span>nsit<text:span text:style-name="T51">ūs m.<text:tab/><text:tab/><text:tab/><text:tab/>: le passage</text:span></text:p>
      <text:p text:style-name="P101">tremulus, tremula, tremulum<text:tab/><text:tab/><text:tab/>: agité</text:p>
      <text:p text:style-name="P102">tr<text:span text:style-name="T279">ē</text:span>s, tr<text:span text:style-name="T279">ē</text:span>s, tria<text:tab/><text:tab/><text:tab/><text:tab/><text:tab/>: trois</text:p>
      <text:p text:style-name="P103">ut<text:tab/><text:tab/><text:tab/><text:tab/><text:tab/><text:tab/>: comme</text:p>
      <text:p text:style-name="P59"/>
      <text:p text:style-name="P59"/>
      <text:p text:style-name="P59"/>
      <text:p text:style-name="P25"><text:soft-page-break/><text:span text:style-name="T18">Version tirée de </text:span><text:span text:style-name="T4">Harry Potter </text:span><text:span text:style-name="T15">à l’école des sorciers </text:span><text:span text:style-name="T6">(</text:span><text:span text:style-name="T10">niveau </text:span><text:span text:style-name="T14">grec / 30 heures</text:span><text:span text:style-name="T6">)</text:span></text:p>
      <text:p text:style-name="P28"/>
      <text:p text:style-name="P17"><text:tab/><text:span text:style-name="T54">N.<text:tab/></text:span><text:span text:style-name="T56">nominatif<text:tab/><text:tab/><text:tab/>sujet; attribut du sujet</text:span></text:p>
      <text:p text:style-name="P17"><text:tab/><text:span text:style-name="T54">Acc.<text:tab/></text:span><text:span text:style-name="T162">accusatif<text:tab/><text:tab/><text:tab/>COD</text:span></text:p>
      <text:p text:style-name="P17"><text:tab/><text:span text:style-name="T54">G.<text:tab/></text:span><text:span text:style-name="T183">génitif<text:tab/><text:tab/><text:tab/><text:tab/>complément du nom</text:span></text:p>
      <text:p text:style-name="P17"><text:span text:style-name="T54"><text:tab/>D.<text:tab/></text:span><text:span text:style-name="T202">datif<text:tab/><text:tab/><text:tab/><text:tab/>COI</text:span></text:p>
      <text:p text:style-name="P10"/>
      <text:p text:style-name="P21"><text:span text:style-name="T77"><text:tab/>Traduire l’intégralité du texte suivant (</text:span><text:span text:style-name="T78">y compris le titre</text:span><text:span text:style-name="T77">) :</text:span></text:p>
      <text:p text:style-name="P140"/>
      <text:p text:style-name="P34"><text:span text:style-name="T57">ΑΡΕΙΟΣ ΠΟΤΗΡ</text:span><text:span text:style-name="T2"> καὶ </text:span><text:span text:style-name="T57">ἡ</text:span><text:span text:style-name="T2"> </text:span><text:span text:style-name="T184">τοῦ φιλοσόφου</text:span><text:span text:style-name="T2"> </text:span><text:span text:style-name="T57">λίθος</text:span><text:span text:style-name="T143">[1]</text:span></text:p>
      <text:p text:style-name="P33"><text:span text:style-name="T55"><text:tab/>Δούρσλειο</text:span><text:span text:style-name="T71">ς</text:span> καὶ <text:span text:style-name="T55">ἡ</text:span><text:span text:style-name="T143">[</text:span><text:span text:style-name="T144">2</text:span><text:span text:style-name="T143">]</text:span><text:span text:style-name="T55"> γυνὴ</text:span> <text:span text:style-name="T3">ἐνῴκουν</text:span><text:span text:style-name="T136">[</text:span><text:span text:style-name="T138">3</text:span><text:span text:style-name="T136">]</text:span> <text:span text:style-name="T282">ἐν </text:span><text:span text:style-name="T206">τῇ τετάρτῃ οἰκίᾳ</text:span><text:span text:style-name="T282"> </text:span><text:span text:style-name="T206">τῇ</text:span><text:span text:style-name="T137">[</text:span><text:span text:style-name="T139">4</text:span><text:span text:style-name="T137">]</text:span><text:span text:style-name="T282"> </text:span><text:span text:style-name="T195">τῆ</text:span><text:span text:style-name="T197">ς</text:span><text:span text:style-name="T137">[</text:span><text:span text:style-name="T139">5</text:span><text:span text:style-name="T137">]</text:span><text:span text:style-name="T282"> </text:span><text:span text:style-name="T195">τῶν μυρσίνων ὁδοῦ</text:span>· <text:span text:style-name="T3">ἐσεμνύνοντο</text:span><text:span text:style-name="T136">[</text:span><text:span text:style-name="T138">6</text:span><text:span text:style-name="T136">]</text:span> δὲ <text:span text:style-name="T282">περὶ </text:span><text:span text:style-name="T171">ἑαυτοὺ</text:span><text:span text:style-name="T179">ς</text:span><text:span text:style-name="T136">[</text:span><text:span text:style-name="T140">7</text:span><text:span text:style-name="T136">] </text:span>ὡ<text:span text:style-name="T285">ς</text:span> οὐδὲν <text:span text:style-name="T3">διαφέρουσι</text:span><text:span text:style-name="T136">[</text:span><text:span text:style-name="T141">8</text:span><text:span text:style-name="T136">]</text:span> <text:span text:style-name="T182">τῶν ἄλλων ἀνθρώπων</text:span>, <text:span text:style-name="T195">τούτου</text:span><text:span text:style-name="T282"> δ' ἔνεκα</text:span><text:span text:style-name="T137">[</text:span><text:span text:style-name="T142">9</text:span><text:span text:style-name="T137">]</text:span> <text:span text:style-name="T161">χάριν πολλὴν</text:span> <text:span text:style-name="T3">ᾔδεσαν</text:span><text:span text:style-name="T136">[</text:span><text:span text:style-name="T141">10</text:span><text:span text:style-name="T136">]</text:span>.</text:p>
      <text:p text:style-name="P137"><text:span text:style-name="T145">[</text:span><text:span text:style-name="T146">1]</text:span><text:span text:style-name="T149"> dans </text:span><text:span text:style-name="T72">ἡ</text:span><text:span text:style-name="T241"> </text:span><text:span text:style-name="T198">τοῦ φιλοσόφου</text:span><text:span text:style-name="T241"> </text:span><text:span text:style-name="T72">λίθος</text:span><text:span text:style-name="T150">, </text:span><text:span text:style-name="T149">traduire comme si l’ordre des mots était : </text:span><text:span text:style-name="T72">ἡ λίθος </text:span><text:span text:style-name="T198">τοῦ φιλοσόφου</text:span><text:span text:style-name="T72"> </text:span><text:span text:style-name="T147">[2]</text:span><text:span text:style-name="T73"> </text:span><text:span text:style-name="T151">l’article </text:span><text:span text:style-name="T74">ἡ</text:span><text:span text:style-name="T152"> </text:span><text:span text:style-name="T151">a ici, comme souvent en grec ancien, le sens d’un déterminant possessif. </text:span><text:span text:style-name="T148">[3]</text:span><text:span text:style-name="T151"> </text:span><text:span text:style-name="T153">ἐνῴκουν</text:span><text:span text:style-name="T154"> </text:span><text:span text:style-name="T155">= « habitaient » </text:span><text:span text:style-name="T159">[4]</text:span><text:span text:style-name="T155"> </text:span><text:span text:style-name="T156">en traduisant, vous pouvez ignorer ce</text:span><text:span text:style-name="T157"> </text:span><text:span text:style-name="T207">τῇ</text:span><text:span text:style-name="T157"> </text:span><text:span text:style-name="T156">qui ne sert qu’à introduire le complément du nom qui suit. </text:span><text:span text:style-name="T160">[5]</text:span><text:span text:style-name="T158"> Dans </text:span><text:span text:style-name="T199">τῆς τῶν μυρσίνων ὁδοῦ</text:span><text:span text:style-name="T255">, </text:span><text:span text:style-name="T256">traduire comme si l’ordre des mots était </text:span><text:span text:style-name="T200">τῆς ὁδοῦ τῶν μυρσίνων</text:span><text:span text:style-name="T256">. </text:span><text:span text:style-name="T257">[6]</text:span><text:span text:style-name="T256"> <text:s/></text:span><text:span text:style-name="T253">ἐσεμνύνοντο </text:span><text:span text:style-name="T254">=</text:span><text:span text:style-name="T242"> « étaient fiers » </text:span><text:span text:style-name="T250">[7]</text:span><text:span text:style-name="T242"> </text:span><text:span text:style-name="T243">littéralement « s’agiss</text:span><text:span text:style-name="T245">a</text:span><text:span text:style-name="T243">nt d’eux-mêmes » </text:span><text:span text:style-name="T251">[8]</text:span><text:span text:style-name="T244"> ne pas hésiter à traduire ce présent par un temps du passé ; les temps grecs ne correspondent pas aux temps français </text:span><text:span text:style-name="T252">[9]</text:span><text:span text:style-name="T291"> </text:span><text:span text:style-name="T296">τούτου</text:span><text:span text:style-name="T291"> δ' ἔνεκα</text:span><text:span text:style-name="T246"> : littéralement « ce à cause de quoi » </text:span><text:span text:style-name="T252">[10]</text:span><text:span text:style-name="T246"> </text:span><text:span text:style-name="T180">χάριν πολλὴν </text:span><text:span text:style-name="T153">ᾔδεσαν</text:span><text:span text:style-name="T181"> </text:span><text:span text:style-name="T247">: littéralement, « ils éprouvaient une grande reconnaissance » → à traduire « </text:span><text:span text:style-name="T248">ils vous disaient </text:span><text:span text:style-name="T249">bien merci</text:span><text:span text:style-name="T247"> ».</text:span></text:p>
      <text:p text:style-name="P129"><text:tab/>ἄλλος, ἄλλη, ἄλλο<text:span text:style-name="T287">ν</text:span><text:tab/><text:tab/>: <text:span text:style-name="T294">autre</text:span></text:p>
      <text:p text:style-name="P125">ὁ <text:tab/>ἄνθρωπος, τοῦ ἀνθρώπου<text:tab/><text:tab/>: <text:span text:style-name="T295">l’homme, l’être humain</text:span></text:p>
      <text:p text:style-name="P125">ὁ <text:tab/><text:span text:style-name="T48">ἄ</text:span>ρειο<text:span text:style-name="T286">ς, τοῦ </text:span><text:span text:style-name="T49">ἀ</text:span>ρε<text:span text:style-name="T286">ίου <text:tab/><text:tab/>: Harry</text:span></text:p>
      <text:p text:style-name="P126">ὁ<text:tab/>Δούρσλειος, <text:s/><text:span text:style-name="T286">τοῦ </text:span>Δο<text:span text:style-name="T287">υ</text:span>ρσλε<text:span text:style-name="T287">ίου</text:span><text:tab/>: <text:span text:style-name="T288">Dursley</text:span></text:p>
      <text:p text:style-name="P126">ἡ <text:tab/>γυνὴ, τῆς γυναικὸς<text:tab/><text:tab/>: <text:span text:style-name="T289">la femme, l’épouse</text:span></text:p>
      <text:p text:style-name="P127"><text:tab/>διαφέρω <text:span text:style-name="T293">+ génitif</text:span><text:tab/><text:tab/>: <text:span text:style-name="T292">je suis différent de </text:span></text:p>
      <text:p text:style-name="P138"><text:span text:style-name="T258"><text:tab/></text:span>ἐν <text:span text:style-name="T297">+ datif<text:tab/><text:tab/><text:tab/>: dans</text:span></text:p>
      <text:p text:style-name="P130">ἡ <text:tab/>λίθος, <text:s/>τοῦ λίθου<text:tab/><text:tab/><text:tab/>: la pierre</text:p>
      <text:p text:style-name="P131"><text:tab/>καὶ<text:tab/><text:tab/><text:tab/><text:tab/>: et (puis)</text:p>
      <text:p text:style-name="P131"><text:tab/>μύρσινος, μυρσίνη, μύρσινον<text:tab/>: <text:span text:style-name="T301">(qui contient de la) myrte</text:span></text:p>
      <text:p text:style-name="P131">ἡ <text:tab/>ὁδός, τῆς ὁδοῦ<text:tab/><text:tab/><text:tab/>: <text:span text:style-name="T300">le chemin, la rue</text:span></text:p>
      <text:p text:style-name="P131">ἡ <text:tab/>οἰκία, τῆς οἰκίας<text:tab/><text:tab/><text:tab/>: <text:span text:style-name="T299">la maison</text:span></text:p>
      <text:p text:style-name="P134"><text:tab/>οὐδὲν<text:tab/><text:tab/><text:tab/><text:tab/>: nullement, en rien</text:p>
      <text:p text:style-name="P142"><text:tab/>περὶ +acc.<text:tab/><text:tab/><text:tab/>: <text:span text:style-name="T290">à propos de</text:span></text:p>
      <text:p text:style-name="P132">ὁ <text:tab/>Ποτῆρ, τοῦ Ποτῆρος<text:tab/><text:tab/>: Potter</text:p>
      <text:p text:style-name="P132"><text:tab/>τέταρτος, τεταρτη, τέταρτον<text:tab/>: <text:span text:style-name="T298">quatrième</text:span></text:p>
      <text:p text:style-name="P133">ὁ <text:tab/>φιλόσοφος, τοῦ φιλοσόφου<text:tab/>: le philosophe</text:p>
      <text:p text:style-name="P128"><text:tab/>ὡ<text:span text:style-name="T285">ς<text:tab/><text:tab/><text:tab/><text:tab/>: comme, dans la mesure où, parce 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Ubuntu" svg:font-family="Ubuntu"/>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5:49:08.883309919</meta:creation-date>
    <meta:generator>LibreOffice/6.0.7.3$Linux_X86_64 LibreOffice_project/00m0$Build-3</meta:generator>
    <dc:date>2020-12-16T21:21:01.156576787</dc:date>
    <meta:editing-duration>PT10H29M56S</meta:editing-duration>
    <meta:editing-cycles>395</meta:editing-cycles>
    <meta:print-date>2020-12-16T19:24:49.588053590</meta:print-date>
    <meta:document-statistic meta:table-count="0" meta:image-count="0" meta:object-count="0" meta:page-count="5" meta:paragraph-count="168" meta:word-count="1714" meta:character-count="10614" meta:non-whitespace-character-count="8610"/>
  </office:meta>
</office:document-meta>
</file>